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ZapfDingbats" svg:font-family="ZapfDingbat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2" style:family="graphic" style:parent-style-name="standard">
      <style:graphic-properties draw:stroke="none" draw:fill="solid" draw:fill-color="#bebebe" draw:opacity="80%"/>
    </style:style>
    <style:style style:name="gr3" style:family="graphic" style:parent-style-name="standard">
      <style:graphic-properties draw:stroke="none" draw:fill="none" draw:textarea-horizontal-align="left" draw:textarea-vertical-align="top" draw:auto-grow-height="true" draw:auto-grow-width="true" fo:min-height="0.192cm" fo:min-width="0.154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192cm" fo:min-width="0.307cm" fo:padding-top="0cm" fo:padding-bottom="0cm" fo:padding-left="0cm" fo:padding-right="0cm"/>
    </style:style>
    <style:style style:name="gr5"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6" style:family="graphic" style:parent-style-name="standard">
      <style:graphic-properties draw:stroke="solid" svg:stroke-width="0.037cm" svg:stroke-color="#333333" draw:stroke-linejoin="round" svg:stroke-linecap="round" draw:fill="none" fo:padding-top="0.018cm" fo:padding-bottom="0.018cm" fo:padding-left="0.018cm" fo:padding-right="0.018cm"/>
    </style:style>
    <style:style style:name="gr7" style:family="graphic" style:parent-style-name="standard">
      <style:graphic-properties draw:stroke="solid" svg:stroke-width="0.075cm" svg:stroke-color="#333333" draw:stroke-linejoin="round" svg:stroke-linecap="butt" draw:fill="none" fo:padding-top="0.037cm" fo:padding-bottom="0.037cm" fo:padding-left="0.037cm" fo:padding-right="0.037cm"/>
    </style:style>
    <style:style style:name="gr8" style:family="graphic" style:parent-style-name="standard">
      <style:graphic-properties draw:stroke="none" draw:fill="none" draw:textarea-horizontal-align="left" draw:textarea-vertical-align="top" draw:auto-grow-height="true" draw:auto-grow-width="true" fo:min-height="0.395cm" fo:min-width="0.27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75cm" fo:min-width="4.058cm" fo:padding-top="0cm" fo:padding-bottom="0cm" fo:padding-left="0cm" fo:padding-right="0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0.777cm"/>
    </style:style>
    <style:style style:name="gr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3" style:family="graphic" style:parent-style-name="standard">
      <style:graphic-properties draw:stroke="none" draw:fill="solid" draw:fill-color="#bebebe" draw:opacity="70%"/>
    </style:style>
    <style:style style:name="gr14" style:family="graphic" style:parent-style-name="standard">
      <style:graphic-properties draw:stroke="none" draw:fill="none" draw:textarea-horizontal-align="left" draw:textarea-vertical-align="top" draw:auto-grow-height="true" draw:auto-grow-width="true" fo:min-height="0.192cm" fo:min-width="0.459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95cm" fo:min-width="0.272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95cm" fo:min-width="0.997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75cm" fo:min-width="3.9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75cm" fo:min-width="3.139cm" fo:padding-top="0cm" fo:padding-bottom="0cm" fo:padding-left="0cm" fo:padding-right="0cm"/>
    </style:style>
    <style:style style:name="P1" style:family="paragraph">
      <loext:graphic-properties draw:fill="none"/>
    </style:style>
    <style:style style:name="P2" style:family="paragraph">
      <loext:graphic-properties draw:fill="solid" draw:fill-color="#bebebe" draw:opacity="80%"/>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0000009536743pt" style:font-size-asian="5.40000009536743pt" style:font-size-complex="5.40000009536743pt"/>
    </style:style>
    <style:style style:name="P5" style:family="paragraph">
      <style:paragraph-properties fo:text-align="start" style:writing-mode="lr-tb"/>
      <style:text-properties style:font-name="Arial1" fo:font-size="14pt"/>
    </style:style>
    <style:style style:name="P6" style:family="paragraph">
      <loext:graphic-properties draw:fill="none"/>
      <style:paragraph-properties fo:text-align="start" style:writing-mode="lr-tb"/>
      <style:text-properties style:font-name="Arial1" fo:font-size="14pt" style:font-size-asian="10pt" style:font-size-complex="10pt"/>
    </style:style>
    <style:style style:name="P7" style:family="paragraph">
      <loext:graphic-properties draw:fill="none"/>
      <style:text-properties style:font-name="Arial1" fo:font-size="14pt"/>
    </style:style>
    <style:style style:name="P8" style:family="paragraph">
      <loext:graphic-properties draw:fill="none"/>
      <style:paragraph-properties fo:text-align="start" style:writing-mode="lr-tb"/>
      <style:text-properties style:font-name="Arial1" fo:font-size="14pt" style:font-size-asian="12pt" style:font-size-complex="12pt"/>
    </style:style>
    <style:style style:name="P9" style:family="paragraph">
      <loext:graphic-properties draw:fill="none" draw:fill-color="#ffffff"/>
      <style:text-properties style:font-name="Arial1" fo:font-size="18pt" style:font-size-asian="18pt" style:font-size-complex="18pt"/>
    </style:style>
    <style:style style:name="P10" style:family="paragraph">
      <loext:graphic-properties draw:fill="solid" draw:fill-color="#bebebe" draw:opacity="70%"/>
    </style:style>
    <style:style style:name="T1" style:family="text">
      <style:text-properties fo:color="#333333" style:text-outline="true" style:font-name="ZapfDingbats" fo:font-size="5.40000009536743pt" style:font-size-asian="5.40000009536743pt" style:font-name-complex="ZapfDingbats" style:font-size-complex="5.40000009536743pt"/>
    </style:style>
    <style:style style:name="T2" style:family="text">
      <style:text-properties fo:color="#4d4d4d" style:font-size-asian="10pt" style:font-name-complex="Arial" style:font-size-complex="10pt"/>
    </style:style>
    <style:style style:name="T3" style:family="text">
      <style:text-properties fo:color="#000000" style:font-size-asian="12pt" style:font-name-complex="Arial" style:font-size-complex="12pt"/>
    </style:style>
    <style:style style:name="T4" style:family="text">
      <style:text-properties style:font-name="Arial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546cm" svg:y1="10.13cm" svg:x2="20.408cm" svg:y2="10.13cm">
          <text:p/>
        </draw:line>
        <draw:line draw:style-name="gr1" draw:text-style-name="P1" draw:layer="layout" svg:x1="2.546cm" svg:y1="6.821cm" svg:x2="20.408cm" svg:y2="6.821cm">
          <text:p/>
        </draw:line>
        <draw:line draw:style-name="gr1" draw:text-style-name="P1" draw:layer="layout" svg:x1="2.546cm" svg:y1="3.513cm" svg:x2="20.408cm" svg:y2="3.513cm">
          <text:p/>
        </draw:line>
        <draw:polygon draw:style-name="gr2" draw:text-style-name="P2" draw:layer="layout" svg:width="1.747cm" svg:height="7.99cm" svg:x="2.838cm" svg:y="2.741cm" svg:viewBox="0 0 1748 7991" draw:points="859,7991 857,7976 855,7960 852,7944 849,7929 846,7913 842,7897 837,7882 832,7867 826,7850 818,7835 811,7819 802,7804 792,7788 781,7772 771,7757 758,7741 745,7725 731,7710 717,7694 702,7678 687,7663 673,7647 657,7632 643,7616 628,7600 613,7585 599,7570 586,7553 575,7538 562,7523 552,7506 542,7491 532,7476 522,7459 513,7444 505,7428 495,7413 485,7397 475,7381 464,7366 453,7351 440,7334 425,7319 410,7304 392,7287 373,7272 353,7256 332,7241 309,7225 285,7209 260,7194 235,7179 211,7162 186,7147 162,7132 139,7115 117,7100 96,7084 78,7068 61,7053 46,7037 33,7022 22,7007 14,6990 7,6975 3,6960 1,6943 0,6928 1,6913 3,6896 7,6881 12,6865 19,6850 25,6834 34,6818 43,6803 53,6788 64,6771 76,6756 87,6741 100,6725 114,6709 128,6693 143,6678 158,6662 174,6646 191,6631 207,6616 224,6599 240,6584 256,6569 272,6553 288,6537 303,6521 317,6506 331,6490 343,6474 356,6459 366,6443 376,6427 386,6412 395,6397 403,6380 412,6365 420,6350 430,6334 438,6318 448,6302 458,6287 469,6271 481,6255 494,6240 507,6225 522,6208 537,6193 552,6178 569,6162 586,6146 602,6130 619,6115 636,6099 651,6083 666,6068 681,6052 695,6036 707,6021 718,6006 728,5990 737,5974 745,5959 752,5943 758,5928 762,5911 765,5896 768,5880 770,5864 771,5849 772,5834 773,5817 773,5802 773,5787 773,5771 774,5755 774,5739 774,5724 775,5709 776,5692 777,5677 778,5662 780,5645 782,5630 785,5615 787,5599 790,5583 793,5567 795,5552 799,5537 802,5520 805,5505 808,5490 812,5473 814,5458 817,5443 819,5426 822,5411 825,5396 827,5380 828,5364 831,5348 832,5333 834,5318 835,5301 837,5286 839,5271 839,5254 841,5239 842,5224 843,5208 844,5192 845,5176 846,5161 847,5146 848,5129 849,5114 850,5099 851,5082 852,5067 852,5052 852,5035 853,5020 854,5004 854,4989 854,4974 854,4957 854,4942 854,4927 853,4911 852,4895 852,4880 851,4864 849,4848 848,4833 847,4817 845,4801 843,4785 842,4770 839,4755 838,4738 835,4723 833,4708 831,4692 829,4676 827,4661 825,4645 823,4629 822,4613 820,4598 819,4583 818,4566 818,4551 817,4536 817,4520 818,4504 818,4489 819,4473 820,4457 822,4441 823,4426 825,4410 828,4394 829,4379 832,4364 834,4347 836,4332 839,4317 841,4301 843,4286 845,4270 846,4254 848,4238 849,4222 850,4207 851,4192 852,4175 852,4160 852,4145 851,4129 851,4113 850,4098 849,4082 848,4067 846,4050 845,4035 844,4019 843,4003 842,3988 841,3973 840,3957 839,3941 839,3926 838,3910 838,3895 838,3879 838,3863 839,3848 839,3831 840,3816 842,3801 842,3784 844,3769 845,3754 847,3738 849,3722 851,3707 852,3691 854,3676 855,3659 856,3644 858,3629 859,3612 859,3597 860,3582 861,3566 862,3550 862,3535 862,3519 862,3504 863,3487 863,3472 863,3457 862,3440 862,3425 862,3410 862,3393 862,3378 862,3363 862,3347 862,3331 862,3316 862,3300 862,3285 861,3269 861,3253 861,3238 861,3221 861,3206 861,3191 861,3175 861,3159 861,3144 861,3128 860,3113 860,3096 860,3081 859,3066 859,3050 859,3034 858,3019 857,3003 856,2987 855,2972 855,2956 855,2941 854,2924 852,2909 852,2894 852,2878 851,2862 851,2847 850,2831 850,2815 850,2800 850,2784 851,2768 851,2753 852,2737 852,2722 853,2705 854,2690 855,2675 855,2659 856,2643 858,2628 859,2612 859,2596 860,2581 861,2565 861,2550 862,2533 862,2518 862,2502 862,2486 862,2470 862,2455 862,2439 861,2424 861,2408 860,2392 860,2376 859,2361 859,2345 859,2330 859,2314 859,2298 859,2283 859,2267 859,2252 859,2236 859,2220 859,2205 860,2189 861,2173 862,2158 862,2142 863,2126 864,2111 865,2095 866,2079 866,2064 867,2048 868,2033 869,2017 869,2001 869,1986 870,1970 870,1954 870,1939 870,1923 871,1907 870,1892 870,1876 870,1861 869,1845 869,1829 869,1814 868,1798 866,1782 865,1767 863,1751 862,1735 860,1720 858,1704 855,1688 853,1673 850,1657 848,1642 845,1627 842,1610 839,1595 836,1579 833,1563 830,1548 828,1532 825,1516 823,1501 822,1485 821,1470 819,1454 818,1438 818,1423 818,1407 819,1391 821,1376 822,1360 823,1344 825,1329 827,1313 828,1297 831,1282 832,1266 834,1251 836,1236 837,1219 839,1204 839,1188 840,1172 840,1157 840,1141 839,1125 838,1110 837,1094 835,1079 833,1063 831,1047 828,1032 825,1016 822,1000 819,985 816,969 813,953 810,938 808,922 805,907 803,891 801,875 800,860 799,844 799,828 799,813 800,797 801,781 802,766 804,750 805,734 808,719 810,703 812,688 815,672 818,656 821,641 823,625 825,610 828,594 830,578 832,563 834,547 835,531 837,516 839,500 841,484 842,469 843,453 845,437 846,422 847,406 848,391 849,375 850,359 852,344 852,328 853,312 854,297 855,281 855,265 856,250 856,234 857,219 857,203 857,187 858,172 858,156 858,140 857,125 857,109 857,93 857,78 857,62 857,46 857,31 857,15 857,0 889,0 889,15 889,31 889,46 889,62 889,78 889,93 889,109 889,125 889,140 889,156 889,172 889,187 889,203 889,219 890,234 891,250 891,265 892,281 893,297 893,312 894,328 896,344 896,359 897,375 899,391 899,406 901,422 902,437 903,453 905,469 906,484 908,500 909,516 911,531 913,547 915,563 917,578 920,594 921,610 924,625 926,641 929,656 931,672 934,688 936,703 939,719 941,734 943,750 945,766 946,781 947,797 947,813 947,828 947,844 947,860 945,875 943,891 941,907 939,922 936,938 933,953 930,969 927,985 925,1000 922,1016 919,1032 916,1047 914,1063 912,1079 910,1094 909,1110 907,1125 907,1141 906,1157 907,1172 907,1188 908,1204 909,1219 911,1236 913,1251 914,1266 916,1282 918,1297 920,1313 922,1329 923,1344 925,1360 926,1376 927,1391 928,1407 928,1423 928,1438 927,1454 926,1470 925,1485 923,1501 921,1516 919,1532 916,1548 914,1563 911,1579 908,1595 905,1610 902,1627 899,1642 896,1657 894,1673 891,1688 889,1704 887,1720 885,1735 883,1751 882,1767 880,1782 879,1798 879,1814 878,1829 877,1845 877,1861 876,1876 876,1892 876,1907 876,1923 876,1939 876,1954 877,1970 877,1986 878,2001 879,2017 879,2033 879,2048 880,2064 882,2079 882,2095 883,2111 884,2126 885,2142 885,2158 886,2173 886,2189 887,2205 888,2220 888,2236 888,2252 889,2267 889,2283 889,2298 888,2314 888,2330 888,2345 887,2361 887,2376 886,2392 886,2408 886,2424 885,2439 885,2455 885,2470 885,2486 885,2502 885,2518 885,2533 886,2550 886,2565 887,2581 887,2596 888,2612 889,2628 890,2643 891,2659 892,2675 893,2690 893,2705 894,2722 896,2737 896,2753 896,2768 896,2784 896,2800 896,2815 896,2831 896,2847 896,2862 896,2878 894,2894 894,2909 893,2924 893,2941 892,2956 891,2972 890,2987 889,3003 889,3019 888,3034 888,3050 887,3066 887,3081 886,3096 886,3113 886,3128 886,3144 886,3159 886,3175 886,3191 886,3206 886,3221 886,3238 886,3253 886,3269 886,3285 885,3300 885,3316 885,3331 885,3347 885,3363 885,3378 884,3393 884,3410 884,3425 884,3440 884,3457 884,3472 884,3487 884,3504 884,3519 885,3535 885,3550 886,3566 886,3582 887,3597 888,3612 889,3629 890,3644 892,3659 893,3676 895,3691 896,3707 898,3722 899,3738 901,3754 903,3769 904,3784 906,3801 906,3816 907,3831 908,3848 909,3863 909,3879 909,3895 909,3910 908,3926 908,3941 907,3957 906,3973 905,3988 904,4003 903,4019 901,4035 900,4050 899,4067 898,4082 897,4098 896,4113 896,4129 896,4145 896,4160 896,4175 896,4192 896,4207 897,4222 899,4238 900,4254 902,4270 903,4286 906,4301 908,4317 910,4332 913,4347 915,4364 917,4379 920,4394 921,4410 923,4426 925,4441 926,4457 927,4473 929,4489 930,4504 930,4520 930,4536 930,4551 929,4566 927,4583 926,4598 925,4613 923,4629 922,4645 920,4661 918,4676 916,4692 913,4708 911,4723 909,4738 907,4755 906,4770 903,4785 902,4801 900,4817 899,4833 897,4848 896,4864 895,4880 894,4895 893,4911 893,4927 893,4942 893,4957 893,4974 893,4989 893,5004 893,5020 894,5035 895,5052 896,5067 896,5082 897,5099 898,5114 899,5129 899,5146 901,5161 902,5176 903,5192 903,5208 905,5224 906,5239 907,5254 909,5271 909,5286 911,5301 913,5318 914,5333 916,5348 918,5364 920,5380 922,5396 925,5411 927,5426 930,5443 933,5458 936,5473 939,5490 941,5505 945,5520 948,5537 951,5552 954,5567 957,5583 960,5599 962,5615 964,5630 967,5645 968,5662 970,5677 971,5692 972,5709 973,5724 973,5739 973,5755 974,5771 974,5787 974,5802 974,5817 974,5834 975,5849 977,5864 978,5880 981,5896 985,5911 989,5928 995,5943 1001,5959 1009,5974 1018,5990 1028,6006 1039,6021 1052,6036 1065,6052 1080,6068 1095,6083 1112,6099 1128,6115 1144,6130 1161,6146 1178,6162 1194,6178 1210,6193 1225,6208 1240,6225 1253,6240 1266,6255 1277,6271 1288,6287 1300,6302 1309,6318 1318,6334 1327,6350 1335,6365 1344,6380 1352,6397 1362,6412 1371,6427 1382,6443 1392,6459 1404,6474 1417,6490 1430,6506 1445,6521 1460,6537 1475,6553 1491,6569 1507,6584 1524,6599 1541,6616 1557,6631 1574,6646 1589,6662 1605,6678 1619,6693 1634,6709 1647,6725 1660,6741 1672,6756 1683,6771 1695,6788 1704,6803 1713,6818 1722,6834 1729,6850 1735,6865 1740,6881 1744,6896 1747,6913 1748,6928 1747,6943 1744,6960 1740,6975 1734,6990 1726,7007 1715,7022 1702,7037 1687,7053 1669,7068 1651,7084 1631,7100 1608,7115 1585,7132 1561,7147 1537,7162 1512,7179 1487,7194 1463,7209 1439,7225 1416,7241 1395,7256 1375,7272 1355,7287 1338,7304 1322,7319 1308,7334 1295,7351 1282,7366 1271,7381 1261,7397 1252,7413 1243,7428 1233,7444 1224,7459 1215,7476 1205,7491 1195,7506 1184,7523 1173,7538 1160,7553 1147,7570 1133,7585 1119,7600 1104,7616 1089,7632 1075,7647 1059,7663 1044,7678 1030,7694 1015,7710 1001,7725 989,7741 977,7757 965,7772 954,7788 945,7804 936,7819 928,7835 921,7850 915,7867 909,7882 905,7897 901,7913 897,7929 894,7944 892,7960 889,7976 888,7991">
          <text:p/>
        </draw:polygon>
        <draw:polygon draw:style-name="gr2" draw:text-style-name="P2" draw:layer="layout" svg:width="1.118cm" svg:height="9.561cm" svg:x="5.094cm" svg:y="1.902cm" svg:viewBox="0 0 1119 9562" draw:points="549,9562 549,9544 549,9525 549,9507 549,9488 549,9469 549,9451 549,9432 549,9413 549,9394 549,9376 549,9357 549,9338 548,9320 548,9301 548,9282 548,9263 548,9245 548,9226 548,9208 548,9188 547,9170 547,9151 547,9132 546,9114 545,9095 545,9077 545,9057 544,9039 543,9020 542,9002 542,8982 541,8964 540,8945 539,8927 538,8908 537,8889 536,8871 535,8852 534,8833 532,8814 532,8795 530,8777 528,8758 527,8740 525,8720 524,8702 522,8683 521,8665 518,8645 517,8627 515,8608 512,8590 510,8571 508,8552 505,8534 503,8515 500,8496 496,8477 493,8459 490,8440 486,8421 481,8403 478,8384 473,8366 467,8346 463,8328 457,8309 451,8290 444,8271 438,8253 430,8234 424,8215 415,8197 407,8178 398,8160 389,8140 379,8122 369,8103 359,8085 348,8065 337,8047 326,8028 312,8010 301,7991 289,7972 276,7954 263,7935 251,7916 238,7897 224,7879 211,7860 198,7841 185,7823 172,7804 159,7786 147,7766 134,7748 122,7729 110,7710 99,7691 88,7673 78,7654 68,7635 59,7617 50,7598 42,7580 35,7560 28,7542 22,7523 16,7505 12,7486 8,7467 5,7449 2,7430 1,7411 0,7392 1,7374 2,7355 3,7336 5,7317 8,7298 12,7280 17,7261 22,7243 27,7223 33,7205 40,7186 47,7168 55,7149 62,7130 70,7111 79,7093 87,7074 96,7055 105,7037 113,7018 122,6999 131,6980 140,6962 149,6943 157,6924 166,6906 174,6887 181,6869 190,6849 197,6831 204,6812 211,6793 218,6774 224,6756 231,6737 237,6718 242,6700 248,6681 253,6663 258,6643 263,6625 268,6606 273,6588 277,6569 282,6550 285,6532 290,6513 294,6494 299,6475 302,6457 306,6438 311,6419 315,6400 319,6382 322,6363 327,6344 332,6326 336,6307 339,6288 343,6269 347,6251 351,6232 355,6213 359,6194 363,6176 366,6157 370,6138 373,6120 377,6101 380,6083 383,6063 386,6045 390,6026 393,6008 396,5989 398,5970 401,5952 403,5933 406,5914 408,5895 410,5877 413,5858 415,5839 417,5820 419,5802 421,5783 423,5764 425,5746 427,5726 429,5708 430,5689 433,5671 434,5652 437,5633 438,5615 440,5596 443,5577 444,5558 447,5540 449,5521 451,5502 453,5483 456,5465 457,5446 460,5427 462,5409 464,5390 467,5371 469,5352 471,5334 474,5315 476,5296 478,5278 480,5259 482,5240 484,5221 486,5203 488,5184 490,5166 491,5146 494,5128 495,5109 497,5091 498,5072 500,5053 501,5035 503,5016 505,4997 505,4978 507,4960 508,4941 509,4922 510,4903 511,4885 512,4866 513,4847 514,4829 515,4810 516,4791 517,4772 518,4754 518,4735 518,4716 519,4698 520,4679 521,4661 521,4641 521,4623 522,4604 522,4586 523,4566 524,4548 524,4529 525,4511 525,4492 525,4473 525,4455 525,4436 526,4417 526,4398 526,4380 527,4361 527,4342 527,4324 528,4305 528,4286 528,4267 528,4249 528,4230 528,4211 528,4192 528,4174 528,4155 528,4135 528,4117 528,4098 528,4079 529,4061 529,4042 529,4023 529,4004 529,3986 529,3967 528,3948 528,3929 528,3911 528,3892 528,3873 528,3855 528,3836 528,3818 528,3798 528,3780 527,3761 527,3743 527,3723 526,3705 526,3686 525,3668 525,3649 525,3630 525,3612 524,3593 524,3574 523,3555 523,3537 522,3518 522,3499 521,3481 521,3462 521,3444 521,3424 520,3406 519,3387 519,3368 519,3349 518,3331 518,3312 518,3293 518,3275 518,3256 518,3238 518,3218 518,3200 518,3181 518,3163 518,3144 518,3125 518,3107 519,3088 519,3069 519,3050 520,3032 521,3013 521,2994 521,2975 522,2957 523,2938 523,2919 524,2901 525,2882 525,2863 526,2844 527,2826 528,2807 528,2788 529,2769 530,2751 531,2732 531,2713 532,2695 532,2676 533,2658 533,2638 534,2620 534,2601 535,2583 535,2564 535,2545 535,2527 536,2507 536,2489 536,2470 536,2451 536,2432 536,2414 536,2395 536,2376 536,2358 535,2339 535,2321 535,2301 535,2283 535,2264 534,2246 534,2227 534,2208 533,2190 533,2171 532,2152 532,2133 532,2115 531,2096 531,2077 530,2058 530,2040 529,2021 528,2002 528,1984 528,1965 527,1946 527,1927 526,1909 525,1890 525,1871 525,1852 524,1834 523,1815 523,1796 522,1778 521,1759 521,1741 521,1721 519,1703 519,1684 518,1666 518,1647 517,1628 516,1610 516,1591 515,1572 515,1553 514,1535 513,1516 512,1497 512,1478 511,1460 511,1441 510,1422 510,1404 509,1385 509,1366 508,1347 508,1329 508,1310 508,1291 508,1273 508,1254 508,1236 508,1216 508,1198 508,1179 509,1161 509,1141 510,1123 510,1104 511,1086 511,1067 512,1048 513,1029 515,1011 515,992 516,973 517,954 518,935 519,917 521,898 521,879 523,861 524,842 525,824 527,804 528,786 529,767 531,749 532,730 533,711 534,693 535,674 536,655 537,636 538,618 539,599 540,580 541,561 542,543 542,524 543,505 544,487 545,468 545,449 545,430 546,412 546,393 547,374 547,356 547,337 548,319 548,299 548,281 548,262 548,244 548,224 548,206 548,187 548,169 548,150 548,131 548,113 548,94 548,75 549,56 549,38 549,19 549,0 571,0 571,19 571,38 571,56 571,75 572,94 572,113 572,131 572,150 572,169 572,187 572,206 572,224 572,244 572,262 572,281 572,299 572,319 573,337 573,356 573,374 574,393 574,412 575,430 575,449 575,468 576,487 577,505 578,524 579,543 579,561 580,580 581,599 582,618 583,636 584,655 585,674 586,693 587,711 589,730 589,749 591,767 592,786 593,804 595,824 596,842 597,861 598,879 599,898 601,917 602,935 602,954 604,973 605,992 606,1011 606,1029 607,1048 608,1067 609,1086 609,1104 610,1123 611,1141 611,1161 612,1179 612,1198 612,1216 612,1236 612,1254 612,1273 612,1291 612,1310 612,1329 612,1347 611,1366 611,1385 610,1404 610,1422 609,1441 609,1460 608,1478 608,1497 607,1516 606,1535 606,1553 606,1572 605,1591 604,1610 603,1628 602,1647 602,1666 601,1684 600,1703 600,1721 599,1741 599,1759 598,1778 597,1796 597,1815 596,1834 596,1852 595,1871 594,1890 594,1909 593,1927 593,1946 592,1965 592,1984 592,2002 591,2021 590,2040 590,2058 589,2077 589,2096 589,2115 588,2133 588,2152 587,2171 587,2190 586,2208 586,2227 586,2246 586,2264 585,2283 585,2301 585,2321 584,2339 584,2358 584,2376 584,2395 584,2414 584,2432 584,2451 584,2470 584,2489 584,2507 584,2527 585,2545 585,2564 586,2583 586,2601 586,2620 587,2638 587,2658 588,2676 589,2695 589,2713 589,2732 590,2751 591,2769 592,2788 592,2807 593,2826 594,2844 595,2863 596,2882 596,2901 597,2919 597,2938 598,2957 599,2975 599,2994 599,3013 600,3032 600,3050 601,3069 601,3088 602,3107 602,3125 602,3144 602,3163 602,3181 602,3200 602,3218 602,3238 602,3256 602,3275 602,3293 602,3312 601,3331 601,3349 601,3368 600,3387 600,3406 600,3424 599,3444 599,3462 599,3481 598,3499 598,3518 597,3537 597,3555 596,3574 596,3593 596,3612 596,3630 595,3649 594,3668 594,3686 594,3705 593,3723 593,3743 592,3761 592,3780 592,3798 592,3818 592,3836 592,3855 592,3873 592,3892 592,3911 591,3929 591,3948 591,3967 591,3986 591,4004 591,4023 591,4042 591,4061 591,4079 591,4098 592,4117 592,4135 592,4155 592,4174 592,4192 592,4211 592,4230 592,4249 592,4267 592,4286 592,4305 593,4324 593,4342 593,4361 593,4380 594,4398 594,4417 594,4436 595,4455 596,4473 596,4492 596,4511 596,4529 596,4548 597,4566 597,4586 598,4604 599,4623 599,4641 599,4661 600,4679 601,4698 602,4716 602,4735 602,4754 603,4772 604,4791 605,4810 606,4829 607,4847 608,4866 609,4885 610,4903 611,4922 612,4941 613,4960 615,4978 616,4997 617,5016 619,5035 620,5053 622,5072 623,5091 625,5109 626,5128 629,5146 630,5166 632,5184 634,5203 636,5221 638,5240 640,5259 643,5278 644,5296 646,5315 649,5334 651,5352 653,5371 656,5390 658,5409 660,5427 663,5446 664,5465 666,5483 669,5502 671,5521 673,5540 676,5558 677,5577 680,5596 682,5615 683,5633 686,5652 687,5671 690,5689 691,5708 693,5726 695,5746 697,5764 699,5783 701,5802 704,5820 705,5839 707,5858 710,5877 712,5895 714,5914 717,5933 719,5952 722,5970 724,5989 727,6008 730,6026 733,6045 737,6063 740,6083 743,6101 747,6120 750,6138 754,6157 758,6176 761,6194 765,6213 769,6232 773,6251 777,6269 781,6288 785,6307 788,6326 793,6344 797,6363 801,6382 805,6400 808,6419 813,6438 817,6457 821,6475 825,6494 829,6513 833,6532 838,6550 842,6569 846,6588 851,6606 855,6625 861,6643 866,6663 872,6681 877,6700 882,6718 889,6737 895,6756 901,6774 908,6793 915,6812 923,6831 930,6849 937,6869 946,6887 953,6906 962,6924 970,6943 980,6962 988,6980 997,6999 1006,7018 1014,7037 1024,7055 1032,7074 1041,7093 1049,7111 1057,7130 1065,7149 1072,7168 1079,7186 1086,7205 1092,7223 1098,7243 1102,7261 1107,7280 1111,7298 1114,7317 1116,7336 1118,7355 1119,7374 1119,7392 1119,7411 1117,7430 1115,7449 1112,7467 1108,7486 1103,7505 1098,7523 1092,7542 1085,7560 1078,7580 1069,7598 1061,7617 1051,7635 1041,7654 1031,7673 1020,7691 1009,7710 997,7729 985,7748 973,7766 960,7786 947,7804 934,7823 921,7841 908,7860 895,7879 882,7897 869,7916 856,7935 843,7954 831,7972 818,7991 806,8010 795,8028 783,8047 772,8065 761,8085 751,8103 741,8122 731,8140 722,8160 714,8178 705,8197 697,8215 690,8234 682,8253 676,8271 669,8290 663,8309 657,8328 652,8346 647,8366 643,8384 638,8403 634,8421 630,8440 626,8459 623,8477 620,8496 617,8515 615,8534 613,8552 610,8571 608,8590 606,8608 603,8627 602,8645 600,8665 598,8683 596,8702 595,8720 593,8740 592,8758 590,8777 589,8795 588,8814 586,8833 585,8852 584,8871 583,8889 582,8908 581,8927 580,8945 579,8964 579,8982 578,9002 577,9020 576,9039 575,9057 575,9077 574,9095 574,9114 573,9132 573,9151 572,9170 572,9188 572,9208 572,9226 572,9245 572,9263 572,9282 572,9301 571,9320 571,9338 571,9357 571,9376 571,9394 571,9413 571,9432 571,9451 571,9469 571,9488 571,9507 571,9525 571,9544 571,9562">
          <text:p/>
        </draw:polygon>
        <draw:polygon draw:style-name="gr2" draw:text-style-name="P2" draw:layer="layout" svg:width="0.803cm" svg:height="6.457cm" svg:x="7.193cm" svg:y="3.492cm" svg:viewBox="0 0 804 6458" draw:points="127,6458 123,6446 120,6434 116,6420 112,6408 108,6396 104,6383 100,6370 97,6358 93,6345 89,6333 86,6319 83,6307 79,6294 76,6282 73,6269 69,6256 66,6244 63,6232 60,6218 57,6206 55,6193 52,6181 49,6168 46,6155 44,6143 42,6130 39,6117 36,6105 34,6092 32,6080 29,6066 28,6054 25,6042 24,6029 22,6016 20,6004 19,5991 17,5979 15,5966 14,5953 12,5941 11,5928 10,5915 8,5902 8,5890 6,5878 5,5864 5,5852 4,5840 3,5827 2,5814 2,5801 2,5789 1,5776 1,5763 0,5751 0,5739 0,5726 0,5713 0,5700 0,5688 0,5675 0,5662 1,5650 1,5637 2,5625 2,5612 2,5599 3,5587 4,5574 5,5561 5,5549 6,5536 7,5524 8,5510 8,5498 10,5486 11,5473 12,5460 13,5448 15,5435 16,5423 18,5409 19,5397 20,5385 22,5372 23,5359 25,5347 27,5334 29,5321 30,5308 32,5296 33,5283 35,5271 37,5258 39,5245 41,5233 43,5220 45,5207 47,5195 49,5183 51,5170 53,5157 56,5144 57,5132 59,5119 62,5106 64,5094 66,5081 68,5069 70,5056 73,5043 75,5031 77,5018 79,5005 81,4993 83,4980 86,4967 88,4955 90,4942 93,4930 94,4917 96,4904 99,4891 101,4879 103,4866 106,4853 107,4841 110,4829 112,4816 114,4803 116,4791 118,4778 120,4765 123,4752 125,4740 127,4727 130,4715 131,4702 133,4689 136,4677 138,4664 140,4651 143,4639 144,4626 147,4613 149,4601 150,4588 153,4576 155,4563 157,4550 160,4538 162,4525 164,4512 166,4499 168,4487 170,4475 172,4462 174,4449 177,4437 179,4424 181,4411 183,4399 185,4386 187,4374 190,4361 191,4348 194,4335 196,4323 198,4310 201,4297 202,4285 204,4273 207,4259 209,4247 211,4234 213,4222 215,4209 218,4196 220,4184 222,4172 224,4158 226,4146 228,4133 230,4121 232,4108 235,4095 237,4083 238,4070 241,4057 243,4045 245,4032 247,4020 248,4007 251,3994 253,3982 255,3969 257,3956 259,3943 261,3931 262,3919 265,3905 266,3893 268,3881 270,3868 272,3855 274,3842 275,3830 277,3818 278,3804 281,3792 282,3780 284,3767 285,3754 287,3741 289,3729 290,3716 292,3703 293,3691 295,3678 296,3666 298,3653 299,3640 300,3628 302,3616 303,3602 305,3590 306,3577 307,3565 309,3552 309,3539 311,3527 312,3514 313,3501 314,3489 316,3476 316,3464 318,3450 319,3438 319,3426 321,3413 322,3400 322,3388 323,3375 325,3363 326,3349 326,3337 327,3324 328,3312 329,3299 329,3286 330,3274 331,3262 332,3248 332,3236 333,3224 334,3211 335,3198 336,3185 336,3173 336,3160 337,3147 338,3135 339,3122 339,3110 340,3097 341,3084 341,3072 342,3059 342,3046 343,3034 343,3021 343,3009 344,2996 344,2983 345,2971 345,2958 345,2945 346,2932 346,2920 346,2908 346,2894 346,2882 346,2870 346,2857 347,2844 347,2832 347,2819 347,2806 347,2793 348,2781 348,2768 348,2756 348,2743 348,2730 348,2718 348,2705 348,2692 348,2680 348,2667 348,2655 348,2642 348,2629 348,2617 348,2604 348,2591 347,2579 347,2566 347,2554 347,2540 347,2528 347,2516 347,2503 347,2490 346,2478 346,2465 346,2453 346,2440 346,2427 346,2415 346,2402 346,2389 346,2376 346,2364 346,2351 346,2338 345,2326 345,2314 345,2301 345,2288 345,2275 345,2263 345,2250 344,2237 344,2225 344,2213 344,2200 344,2187 344,2174 344,2162 344,2149 344,2136 344,2124 344,2111 344,2099 344,2086 344,2073 344,2061 344,2048 344,2035 344,2023 345,2010 345,1997 345,1984 345,1972 345,1960 345,1947 346,1934 346,1922 346,1909 346,1896 346,1883 346,1871 347,1859 347,1846 347,1833 348,1821 349,1808 349,1795 349,1782 349,1770 349,1757 350,1745 351,1732 351,1719 352,1707 352,1694 353,1681 353,1669 353,1657 354,1643 355,1631 355,1618 356,1606 356,1593 357,1580 358,1568 358,1555 359,1542 359,1530 360,1517 360,1505 361,1492 362,1479 363,1467 363,1454 364,1441 364,1429 365,1416 366,1404 366,1391 367,1378 368,1365 369,1353 369,1340 370,1327 370,1315 371,1303 372,1289 373,1277 373,1265 373,1252 374,1239 375,1226 375,1214 376,1201 376,1188 377,1176 377,1163 378,1151 379,1138 379,1125 380,1113 380,1100 380,1087 381,1075 381,1062 382,1050 382,1037 383,1024 383,1012 383,999 383,986 384,973 384,960 384,948 385,935 385,922 386,910 386,897 386,885 386,872 386,859 386,847 386,834 386,821 386,808 386,796 386,784 386,770 387,758 387,746 387,733 387,720 387,707 386,695 386,683 386,669 386,657 386,645 386,632 386,619 386,606 386,594 386,581 386,568 386,556 386,543 386,531 385,518 385,505 384,493 384,480 384,467 384,455 383,442 383,430 383,416 383,404 383,392 383,379 383,366 382,354 382,341 382,329 382,315 381,303 381,291 381,278 381,265 380,253 380,240 380,228 380,214 380,202 380,189 380,177 380,164 379,151 379,139 379,126 379,113 379,101 379,89 379,76 379,63 379,50 379,38 379,25 379,12 379,0 427,0 427,12 427,25 427,38 427,50 427,63 427,76 427,89 426,101 426,113 426,126 426,139 426,151 426,164 426,177 425,189 425,202 425,214 425,228 425,240 424,253 424,265 424,278 424,291 424,303 424,315 424,329 424,341 423,354 423,366 422,379 422,392 422,404 422,416 421,430 421,442 421,455 420,467 420,480 420,493 420,505 420,518 420,531 420,543 420,556 420,568 419,581 419,594 419,606 419,619 419,632 419,645 418,657 418,669 418,683 418,695 418,707 418,720 418,733 418,746 418,758 418,770 418,784 418,796 418,808 419,821 419,834 419,847 419,859 419,872 420,885 420,897 420,910 420,922 420,935 420,948 420,960 421,973 421,986 422,999 422,1012 422,1024 423,1037 424,1050 424,1062 424,1075 424,1087 425,1100 426,1113 426,1125 427,1138 427,1151 427,1163 428,1176 429,1188 429,1201 430,1214 430,1226 431,1239 431,1252 432,1265 433,1277 434,1289 434,1303 434,1315 435,1327 436,1340 437,1353 437,1365 438,1378 439,1391 439,1404 440,1416 440,1429 441,1441 442,1454 443,1467 443,1479 444,1492 444,1505 445,1517 445,1530 447,1542 447,1555 447,1568 448,1580 449,1593 449,1606 450,1618 451,1631 451,1643 451,1657 452,1669 452,1681 453,1694 454,1707 454,1719 454,1732 454,1745 455,1757 456,1770 456,1782 457,1795 457,1808 457,1821 457,1833 457,1846 458,1859 458,1871 458,1883 459,1896 459,1909 459,1922 460,1934 460,1947 460,1960 461,1972 461,1984 461,1997 461,2010 461,2023 461,2035 461,2048 461,2061 461,2073 461,2086 461,2099 461,2111 461,2124 461,2136 461,2149 461,2162 461,2174 461,2187 461,2200 461,2213 461,2225 461,2237 461,2250 461,2263 461,2275 461,2288 461,2301 460,2314 460,2326 460,2338 460,2351 460,2364 459,2376 459,2389 459,2402 459,2415 459,2427 458,2440 458,2453 458,2465 458,2478 458,2490 458,2503 458,2516 457,2528 457,2540 457,2554 457,2566 457,2579 457,2591 457,2604 457,2617 457,2629 457,2642 457,2655 457,2667 457,2680 457,2692 457,2705 457,2718 457,2730 457,2743 457,2756 457,2768 457,2781 457,2793 457,2806 457,2819 457,2832 458,2844 458,2857 458,2870 458,2882 459,2894 459,2908 459,2920 460,2932 460,2945 461,2958 461,2971 461,2983 461,2996 462,3009 462,3021 463,3034 463,3046 464,3059 464,3072 464,3084 465,3097 465,3110 466,3122 467,3135 467,3147 467,3160 468,3173 469,3185 470,3198 471,3211 471,3224 471,3236 472,3248 473,3262 474,3274 474,3286 475,3299 476,3312 477,3324 478,3337 479,3349 480,3363 481,3375 481,3388 483,3400 484,3413 484,3426 486,3438 487,3450 488,3464 489,3476 490,3489 491,3501 492,3514 494,3527 494,3539 496,3552 497,3565 498,3577 500,3590 501,3602 502,3616 504,3628 505,3640 506,3653 508,3666 509,3678 511,3691 512,3703 514,3716 515,3729 517,3741 518,3754 520,3767 522,3780 524,3792 525,3804 527,3818 529,3830 531,3842 532,3855 534,3868 536,3881 538,3893 540,3905 542,3919 544,3931 545,3943 548,3956 549,3969 552,3982 554,3994 555,4007 557,4020 559,4032 562,4045 564,4057 565,4070 568,4083 570,4095 572,4108 574,4121 576,4133 579,4146 580,4158 582,4172 585,4184 587,4196 589,4209 591,4222 593,4234 596,4247 598,4259 599,4273 602,4285 604,4297 606,4310 608,4323 610,4335 613,4348 615,4361 617,4374 619,4386 621,4399 623,4411 626,4424 627,4437 629,4449 632,4462 634,4475 636,4487 639,4499 640,4512 643,4525 645,4538 647,4550 649,4563 651,4576 653,4588 656,4601 658,4613 660,4626 662,4639 664,4651 666,4664 668,4677 670,4689 673,4702 675,4715 677,4727 680,4740 681,4752 683,4765 686,4778 688,4791 690,4803 692,4816 694,4829 697,4841 699,4853 701,4866 704,4879 705,4891 707,4904 710,4917 712,4930 714,4942 717,4955 719,4967 720,4980 723,4993 725,5005 727,5018 730,5031 732,5043 734,5056 736,5069 738,5081 741,5094 743,5106 745,5119 747,5132 749,5144 751,5157 753,5170 755,5183 757,5195 759,5207 761,5220 763,5233 765,5245 767,5258 769,5271 771,5283 772,5296 774,5308 776,5321 778,5334 779,5347 781,5359 782,5372 784,5385 785,5397 787,5409 788,5423 789,5435 791,5448 792,5460 793,5473 795,5486 795,5498 797,5510 798,5524 798,5536 799,5549 800,5561 801,5574 801,5587 802,5599 802,5612 803,5625 803,5637 804,5650 804,5662 804,5675 804,5688 804,5700 804,5713 804,5726 804,5739 804,5751 804,5763 803,5776 803,5789 802,5801 801,5814 801,5827 800,5840 799,5852 798,5864 798,5878 797,5890 795,5902 795,5915 793,5928 792,5941 790,5953 789,5966 788,5979 785,5991 784,6004 782,6016 781,6029 778,6042 776,6054 774,6066 772,6080 770,6092 768,6105 765,6117 763,6130 761,6143 758,6155 755,6168 752,6181 750,6193 747,6206 744,6218 741,6232 737,6244 734,6256 731,6269 728,6282 725,6294 721,6307 718,6319 714,6333 710,6345 707,6358 704,6370 700,6383 696,6396 692,6408 688,6420 684,6434 680,6446 677,6458">
          <text:p/>
        </draw:polygon>
        <draw:polygon draw:style-name="gr2" draw:text-style-name="P2" draw:layer="layout" svg:width="1.573cm" svg:height="7.014cm" svg:x="8.749cm" svg:y="2.995cm" svg:viewBox="0 0 1574 7015" draw:points="437,7015 413,7001 391,6987 368,6973 345,6960 322,6946 299,6933 277,6919 255,6905 233,6891 212,6878 191,6864 172,6850 153,6836 135,6822 118,6809 102,6795 86,6781 73,6768 60,6754 49,6740 38,6727 29,6713 21,6699 15,6686 9,6672 5,6658 2,6644 1,6630 0,6616 1,6603 2,6589 5,6575 9,6562 14,6548 19,6535 25,6521 32,6507 40,6493 48,6479 56,6465 65,6452 74,6438 83,6424 91,6411 100,6397 109,6383 117,6370 126,6356 133,6342 141,6329 148,6315 155,6301 161,6287 167,6273 173,6260 178,6246 184,6232 188,6218 193,6205 197,6191 202,6178 207,6164 211,6150 215,6137 219,6123 224,6109 228,6095 232,6081 237,6067 241,6054 246,6040 251,6026 256,6012 262,5999 268,5985 273,5972 279,5958 285,5944 292,5931 299,5917 307,5903 315,5889 323,5875 332,5862 340,5848 349,5834 359,5820 370,5807 380,5793 391,5780 402,5766 413,5752 426,5738 437,5724 450,5711 462,5697 474,5683 487,5669 499,5656 511,5642 524,5628 535,5615 547,5601 558,5588 569,5574 579,5560 589,5546 599,5532 607,5518 616,5505 623,5491 629,5477 636,5464 641,5450 646,5436 650,5423 653,5409 655,5395 657,5382 658,5368 659,5354 658,5340 657,5326 656,5313 654,5299 651,5285 649,5271 646,5257 642,5244 638,5230 634,5217 630,5203 626,5189 621,5176 617,5162 613,5148 609,5134 605,5120 602,5107 599,5093 596,5079 593,5065 591,5052 589,5038 588,5025 587,5011 587,4997 587,4984 588,4970 589,4956 590,4942 592,4928 594,4914 596,4901 599,4887 602,4873 606,4860 609,4846 613,4833 618,4819 622,4805 626,4791 631,4777 636,4763 640,4750 645,4736 650,4722 654,4709 659,4695 663,4681 668,4667 673,4654 677,4640 681,4627 686,4613 690,4599 694,4585 698,4571 703,4558 707,4544 710,4530 714,4516 718,4503 721,4489 725,4475 729,4462 732,4448 735,4435 738,4421 741,4407 744,4393 747,4379 749,4365 751,4352 754,4338 755,4324 758,4310 758,4297 760,4283 761,4270 762,4256 763,4242 763,4229 764,4215 764,4201 764,4187 763,4173 763,4160 762,4146 761,4132 761,4118 760,4104 759,4091 758,4077 757,4064 756,4050 755,4037 754,4023 753,4009 751,3995 751,3981 750,3967 748,3954 747,3940 747,3926 746,3912 746,3899 745,3885 744,3872 744,3858 744,3844 744,3830 744,3816 744,3803 744,3789 745,3775 745,3762 746,3748 746,3734 747,3720 747,3707 748,3693 748,3680 749,3666 750,3652 751,3638 751,3624 751,3611 751,3597 752,3583 752,3569 752,3555 752,3542 752,3528 752,3514 752,3501 752,3487 751,3474 751,3460 751,3446 751,3432 750,3418 750,3405 749,3391 749,3377 748,3363 748,3349 748,3336 747,3322 747,3309 747,3295 748,3282 748,3268 748,3254 749,3240 749,3226 750,3212 751,3199 751,3185 752,3171 754,3157 754,3144 755,3130 757,3117 758,3103 758,3089 760,3075 761,3062 762,3048 763,3034 764,3020 765,3007 766,2993 768,2979 768,2965 769,2951 770,2938 771,2924 771,2911 772,2897 773,2883 774,2869 774,2856 774,2842 774,2828 775,2814 775,2801 775,2787 776,2773 776,2759 776,2746 776,2732 777,2719 777,2705 777,2691 777,2677 777,2663 777,2650 777,2636 777,2622 777,2608 777,2594 778,2581 778,2567 778,2554 778,2540 778,2527 778,2513 778,2499 778,2485 778,2471 778,2458 778,2444 779,2430 779,2416 779,2402 779,2388 779,2375 779,2361 779,2348 779,2335 779,2321 778,2307 778,2293 778,2279 778,2265 778,2252 777,2238 777,2224 776,2210 775,2196 774,2183 774,2169 774,2156 772,2142 771,2128 771,2114 770,2101 769,2087 768,2073 767,2060 766,2046 765,2032 764,2018 763,2004 761,1991 761,1977 760,1964 758,1950 758,1936 757,1922 756,1909 755,1895 754,1881 754,1867 754,1854 754,1840 754,1826 754,1812 754,1799 754,1785 754,1772 754,1757 755,1743 756,1729 757,1715 758,1702 758,1688 760,1674 761,1660 761,1647 762,1633 764,1620 764,1606 765,1592 767,1579 768,1565 768,1551 769,1537 770,1523 771,1509 771,1496 772,1482 773,1468 774,1455 774,1441 774,1428 775,1414 776,1400 776,1386 777,1373 777,1359 778,1345 778,1331 778,1317 779,1304 779,1290 780,1276 780,1262 781,1249 781,1235 781,1222 781,1208 782,1194 783,1180 783,1166 783,1153 784,1139 784,1125 785,1111 785,1098 785,1084 785,1070 785,1057 785,1043 785,1030 785,1016 785,1002 786,988 786,974 786,960 786,947 786,933 786,919 786,906 786,892 786,878 786,865 786,851 786,837 786,824 786,810 786,796 786,782 786,768 786,755 786,741 786,727 786,713 786,700 786,686 786,673 785,659 785,645 785,632 785,618 785,604 785,590 785,576 784,562 784,549 783,535 783,521 782,507 781,494 781,480 781,467 780,453 779,439 778,425 778,412 777,398 776,384 775,370 774,357 774,343 774,329 772,315 771,302 771,288 771,275 770,261 769,247 769,233 768,219 768,206 768,192 767,178 767,164 767,151 767,137 767,123 767,110 767,96 768,83 768,69 768,55 769,41 769,27 770,13 771,0 803,0 803,13 804,27 805,41 805,55 805,69 805,83 805,96 806,110 806,123 806,137 806,151 806,164 805,178 805,192 805,206 805,219 805,233 804,247 803,261 803,275 802,288 801,302 801,315 800,329 799,343 798,357 798,370 797,384 796,398 795,412 795,425 794,439 793,453 792,467 792,480 791,494 791,507 790,521 790,535 789,549 789,562 789,576 788,590 788,604 788,618 788,632 788,645 788,659 788,673 788,686 787,700 787,713 787,727 787,741 787,755 787,768 787,782 787,796 787,810 787,824 787,837 787,851 787,865 787,878 787,892 787,906 787,919 787,933 787,947 787,960 788,974 788,988 788,1002 788,1016 788,1030 788,1043 788,1057 788,1070 788,1084 788,1098 789,1111 789,1125 789,1139 790,1153 790,1166 791,1180 791,1194 791,1208 791,1222 792,1235 792,1249 793,1262 793,1276 794,1290 794,1304 795,1317 795,1331 795,1345 795,1359 796,1373 797,1386 797,1400 798,1414 798,1428 798,1441 799,1455 800,1468 801,1482 801,1496 802,1509 803,1523 804,1537 805,1551 805,1565 806,1579 808,1592 808,1606 809,1620 811,1633 812,1647 812,1660 814,1674 815,1688 815,1702 816,1715 817,1729 818,1743 818,1757 818,1772 819,1785 819,1799 819,1812 819,1826 819,1840 819,1854 818,1867 818,1881 818,1895 817,1909 816,1922 815,1936 815,1950 813,1964 812,1977 812,1991 810,2004 809,2018 808,2032 807,2046 806,2060 805,2073 804,2087 803,2101 802,2114 801,2128 801,2142 800,2156 799,2169 798,2183 798,2196 797,2210 796,2224 796,2238 795,2252 795,2265 795,2279 795,2293 795,2307 795,2321 794,2335 794,2348 794,2361 794,2375 794,2388 794,2402 794,2416 795,2430 795,2444 795,2458 795,2471 795,2485 795,2499 795,2513 795,2527 795,2540 795,2554 795,2567 795,2581 795,2594 796,2608 796,2622 796,2636 796,2650 796,2663 796,2677 796,2691 796,2705 796,2719 797,2732 797,2746 797,2759 798,2773 798,2787 798,2801 798,2814 798,2828 799,2842 799,2856 800,2869 800,2883 801,2897 801,2911 802,2924 803,2938 804,2951 805,2965 805,2979 807,2993 808,3007 808,3020 810,3034 811,3048 812,3062 813,3075 814,3089 815,3103 816,3117 818,3130 818,3144 819,3157 821,3171 822,3185 822,3199 823,3212 824,3226 824,3240 825,3254 825,3268 825,3282 825,3295 825,3309 825,3322 825,3336 825,3349 825,3363 824,3377 824,3391 823,3405 823,3418 822,3432 822,3446 822,3460 822,3474 822,3487 821,3501 821,3514 821,3528 821,3542 821,3555 821,3569 822,3583 822,3597 822,3611 822,3624 823,3638 823,3652 824,3666 825,3680 825,3693 825,3707 826,3720 827,3734 827,3748 828,3762 828,3775 828,3789 828,3803 828,3816 828,3830 828,3844 828,3858 828,3872 828,3885 827,3899 827,3912 826,3926 825,3940 825,3954 823,3967 822,3981 822,3995 821,4009 819,4023 818,4037 817,4050 816,4064 815,4077 814,4091 813,4104 812,4118 812,4132 811,4146 810,4160 810,4173 809,4187 809,4201 809,4215 810,4229 810,4242 811,4256 812,4270 813,4283 814,4297 816,4310 818,4324 819,4338 822,4352 824,4365 826,4379 828,4393 832,4407 835,4421 838,4435 841,4448 845,4462 848,4475 852,4489 855,4503 859,4516 862,4530 866,4544 870,4558 875,4571 879,4585 883,4599 887,4613 892,4627 896,4640 900,4654 905,4667 909,4681 914,4695 919,4709 923,4722 928,4736 933,4750 937,4763 942,4777 947,4791 951,4805 956,4819 960,4833 963,4846 967,4860 970,4873 974,4887 977,4901 979,4914 981,4928 984,4942 984,4956 985,4970 986,4984 986,4997 986,5011 985,5025 984,5038 982,5052 980,5065 977,5079 974,5093 971,5107 967,5120 964,5134 960,5148 956,5162 952,5176 947,5189 943,5203 939,5217 935,5230 931,5244 928,5257 924,5271 921,5285 919,5299 917,5313 916,5326 915,5340 915,5354 915,5368 916,5382 918,5395 920,5409 923,5423 927,5436 932,5450 937,5464 943,5477 950,5491 958,5505 966,5518 975,5532 984,5546 994,5560 1004,5574 1015,5588 1026,5601 1038,5615 1050,5628 1061,5642 1074,5656 1086,5669 1098,5683 1111,5697 1123,5711 1136,5724 1148,5738 1159,5752 1171,5766 1182,5780 1193,5793 1203,5807 1213,5820 1223,5834 1233,5848 1242,5862 1250,5875 1258,5889 1266,5903 1274,5917 1281,5931 1287,5944 1294,5958 1300,5972 1306,5985 1311,5999 1317,6012 1321,6026 1327,6040 1331,6054 1336,6067 1341,6081 1345,6095 1349,6109 1354,6123 1358,6137 1362,6150 1367,6164 1371,6178 1375,6191 1380,6205 1384,6218 1389,6232 1395,6246 1400,6260 1406,6273 1412,6287 1419,6301 1426,6315 1433,6329 1440,6342 1448,6356 1456,6370 1465,6383 1473,6397 1482,6411 1491,6424 1500,6438 1509,6452 1517,6465 1526,6479 1534,6493 1541,6507 1548,6521 1554,6535 1561,6548 1565,6562 1569,6575 1571,6589 1574,6603 1574,6616 1574,6630 1572,6644 1569,6658 1564,6672 1560,6686 1553,6699 1545,6713 1536,6727 1525,6740 1514,6754 1501,6768 1487,6781 1472,6795 1456,6809 1439,6822 1421,6836 1402,6850 1382,6864 1362,6878 1340,6891 1318,6905 1297,6919 1274,6933 1251,6946 1228,6960 1205,6973 1182,6987 1159,7001 1136,7015">
          <text:p/>
        </draw:polygon>
        <draw:polygon draw:style-name="gr2" draw:text-style-name="P2" draw:layer="layout" svg:width="1.497cm" svg:height="4.454cm" svg:x="10.729cm" svg:y="5.505cm" svg:viewBox="0 0 1498 4455" draw:points="225,4455 216,4445 207,4437 197,4428 187,4420 178,4411 170,4402 161,4394 152,4384 143,4376 135,4367 127,4359 119,4350 111,4341 103,4332 96,4324 89,4315 82,4306 75,4297 69,4289 62,4280 56,4271 51,4263 46,4254 40,4245 35,4236 31,4228 27,4219 22,4210 19,4202 15,4193 13,4184 10,4175 8,4167 5,4158 4,4149 2,4141 2,4132 1,4123 0,4114 0,4106 0,4097 0,4088 2,4080 2,4071 4,4062 5,4054 8,4044 9,4036 12,4027 15,4019 18,4010 22,4001 25,3993 29,3983 32,3975 37,3966 42,3958 46,3949 52,3940 56,3932 62,3922 68,3914 73,3905 79,3897 85,3888 92,3879 98,3871 104,3862 111,3853 117,3844 124,3835 131,3827 139,3818 146,3809 153,3801 160,3792 167,3783 174,3774 182,3766 189,3757 197,3748 204,3740 211,3731 219,3722 226,3713 234,3705 241,3696 248,3687 255,3679 262,3670 269,3661 276,3653 284,3644 290,3636 297,3626 304,3618 311,3609 317,3600 323,3592 330,3582 336,3574 343,3565 349,3557 354,3548 360,3539 366,3531 371,3521 376,3513 382,3504 387,3496 392,3487 397,3478 402,3470 407,3460 411,3452 415,3444 420,3435 424,3426 428,3417 432,3409 435,3400 439,3391 443,3383 446,3373 449,3365 452,3356 455,3347 458,3339 461,3330 464,3321 467,3312 469,3304 471,3295 474,3286 476,3278 478,3269 480,3260 482,3251 484,3243 485,3235 488,3225 489,3217 491,3208 492,3199 494,3191 494,3182 496,3174 498,3164 498,3156 499,3147 501,3138 501,3130 503,3120 504,3112 505,3103 505,3095 506,3086 508,3077 508,3069 509,3059 510,3051 511,3042 511,3034 511,3025 512,3016 513,3008 514,2999 514,2990 515,2982 515,2973 515,2964 516,2955 517,2947 517,2938 518,2929 518,2921 518,2911 519,2903 519,2894 520,2885 521,2877 521,2868 521,2859 522,2850 522,2842 523,2833 524,2824 524,2816 525,2807 525,2798 526,2790 527,2781 527,2773 528,2763 528,2755 529,2746 529,2737 531,2729 531,2720 532,2711 532,2702 533,2694 534,2685 535,2676 535,2668 536,2659 538,2650 538,2641 539,2633 540,2624 541,2615 542,2607 543,2597 544,2589 545,2581 546,2572 547,2563 548,2554 550,2546 551,2537 552,2528 553,2520 555,2511 556,2502 557,2493 559,2485 560,2476 562,2467 563,2459 565,2449 566,2441 568,2432 569,2423 571,2414 572,2405 574,2396 575,2388 578,2379 579,2371 581,2361 583,2353 585,2345 586,2335 589,2327 590,2318 592,2310 594,2301 596,2292 598,2284 600,2274 602,2266 604,2257 606,2248 608,2240 610,2231 612,2223 614,2213 616,2205 618,2196 620,2187 622,2179 624,2170 626,2162 628,2152 630,2144 632,2135 634,2126 636,2118 638,2109 640,2100 642,2092 644,2083 646,2074 648,2065 650,2057 652,2048 653,2039 655,2031 656,2022 658,2013 660,2004 662,1996 663,1987 665,1978 666,1970 668,1961 670,1952 671,1943 673,1935 673,1926 675,1917 677,1909 677,1900 679,1891 680,1883 681,1873 683,1865 683,1856 685,1847 686,1839 687,1830 687,1822 689,1812 690,1804 690,1795 691,1786 692,1778 693,1769 693,1761 694,1751 695,1743 696,1734 697,1725 697,1717 697,1708 699,1700 699,1691 700,1682 700,1674 700,1664 701,1656 702,1647 702,1638 703,1630 704,1621 704,1612 704,1603 705,1595 705,1586 706,1577 706,1569 707,1560 707,1551 707,1542 708,1534 708,1525 709,1516 710,1508 710,1499 710,1490 710,1482 711,1473 711,1464 712,1455 713,1447 714,1438 714,1429 714,1421 714,1411 715,1403 716,1394 716,1385 717,1377 717,1368 718,1360 718,1350 719,1342 720,1333 720,1324 720,1316 721,1307 722,1299 722,1289 723,1281 724,1273 724,1263 724,1255 725,1246 725,1238 726,1229 727,1220 727,1212 728,1202 728,1194 729,1185 730,1176 730,1168 731,1159 731,1150 731,1141 732,1133 733,1124 733,1115 734,1107 734,1098 734,1089 735,1080 736,1072 736,1063 737,1054 737,1046 737,1037 737,1028 738,1020 738,1011 739,1002 739,993 739,985 740,976 740,967 741,959 741,950 741,941 741,932 741,923 741,915 742,906 742,898 742,888 742,880 743,871 743,862 743,854 743,845 743,837 743,828 744,819 744,811 744,801 744,793 744,784 744,776 744,767 744,758 744,750 744,740 744,732 744,723 743,715 743,706 743,697 743,688 743,679 743,671 742,662 742,653 742,645 742,636 741,627 741,619 741,610 741,601 741,592 741,584 740,575 740,566 739,558 739,549 738,540 738,531 738,523 737,514 737,505 737,497 737,488 736,479 736,470 735,462 734,453 734,444 734,436 733,426 733,418 732,410 732,400 731,392 731,383 730,375 730,366 729,357 729,349 728,339 727,331 727,322 727,314 726,305 726,296 725,288 724,278 724,270 724,261 724,253 723,244 722,235 722,227 721,217 720,209 720,200 720,191 720,183 719,174 719,165 719,157 718,148 718,139 717,130 717,122 717,113 717,104 717,96 717,87 716,78 716,69 716,61 716,52 716,43 715,35 715,26 715,17 715,8 715,0 783,0 783,8 783,17 783,26 783,35 783,43 783,52 783,61 783,69 782,78 782,87 782,96 781,104 781,113 781,122 781,130 781,139 781,148 780,157 780,165 779,174 779,183 778,191 778,200 778,209 777,217 777,227 776,235 776,244 775,253 775,261 774,270 774,278 774,288 773,296 773,305 772,314 771,322 771,331 771,339 770,349 769,357 769,366 768,375 768,383 768,392 767,400 766,410 766,418 765,426 765,436 764,444 764,453 764,462 763,470 763,479 762,488 762,497 761,505 761,514 761,523 761,531 760,540 760,549 759,558 759,566 759,575 758,584 758,592 758,601 758,610 758,619 757,627 757,636 757,645 756,653 756,662 756,671 756,679 756,688 756,697 755,706 755,715 755,723 755,732 755,740 755,750 755,758 755,767 755,776 755,784 755,793 755,801 755,811 755,819 755,828 755,837 755,845 756,854 756,862 756,871 756,880 756,888 757,898 757,906 757,915 758,923 758,932 758,941 758,950 758,959 759,967 759,976 759,985 760,993 760,1002 761,1011 761,1020 761,1028 761,1037 762,1046 762,1054 763,1063 763,1072 764,1080 764,1089 764,1098 765,1107 765,1115 766,1124 767,1133 767,1141 768,1150 768,1159 769,1168 769,1176 770,1185 771,1194 771,1202 771,1212 772,1220 773,1229 773,1238 774,1246 774,1255 774,1263 775,1273 776,1281 776,1289 777,1299 778,1307 778,1316 778,1324 779,1333 780,1342 780,1350 781,1360 781,1368 781,1377 782,1385 783,1394 784,1403 784,1411 785,1421 785,1429 785,1438 786,1447 786,1455 787,1464 788,1473 788,1482 788,1490 789,1499 789,1508 790,1516 790,1525 791,1534 791,1542 791,1551 792,1560 792,1569 793,1577 794,1586 794,1595 795,1603 795,1612 795,1621 795,1630 796,1638 797,1647 798,1656 798,1664 798,1674 799,1682 799,1691 800,1700 801,1708 801,1717 802,1725 803,1734 804,1743 804,1751 805,1761 806,1769 807,1778 808,1786 808,1795 809,1804 810,1812 811,1822 812,1830 813,1839 814,1847 815,1856 816,1865 817,1873 818,1883 820,1891 821,1900 822,1909 823,1917 825,1926 826,1935 828,1943 829,1952 831,1961 832,1970 834,1978 835,1987 837,1996 839,2004 840,2013 842,2022 844,2031 845,2039 848,2048 849,2057 851,2065 853,2074 855,2083 857,2092 859,2100 860,2109 862,2118 865,2126 866,2135 869,2144 871,2152 872,2162 874,2170 876,2179 879,2187 881,2196 882,2205 885,2213 886,2223 889,2231 891,2240 893,2248 895,2257 896,2266 899,2274 901,2284 903,2292 905,2301 906,2310 909,2318 910,2327 912,2335 914,2345 916,2353 918,2361 920,2371 921,2379 923,2388 924,2396 926,2405 928,2414 930,2423 931,2432 933,2441 934,2449 936,2459 937,2467 939,2476 940,2485 941,2493 943,2502 944,2511 946,2520 947,2528 948,2537 949,2546 950,2554 951,2563 953,2572 953,2581 955,2589 956,2597 957,2607 957,2615 959,2624 960,2633 960,2641 961,2650 962,2659 963,2668 964,2676 965,2685 966,2694 966,2702 967,2711 967,2720 968,2729 969,2737 970,2746 970,2755 971,2763 971,2773 972,2781 973,2790 974,2798 974,2807 974,2816 975,2824 976,2833 976,2842 977,2850 977,2859 977,2868 978,2877 979,2885 979,2894 980,2903 980,2911 980,2921 981,2929 981,2938 982,2947 983,2955 984,2964 984,2973 984,2982 984,2990 985,2999 986,3008 987,3016 987,3025 987,3034 988,3042 989,3051 990,3059 990,3069 991,3077 992,3086 993,3095 994,3103 994,3112 995,3120 996,3130 997,3138 998,3147 1000,3156 1001,3164 1002,3174 1003,3182 1004,3191 1006,3199 1007,3208 1009,3217 1011,3225 1012,3235 1014,3243 1016,3251 1017,3260 1020,3269 1022,3278 1024,3286 1027,3295 1029,3304 1031,3312 1034,3321 1037,3330 1040,3339 1042,3347 1045,3356 1049,3365 1052,3373 1055,3383 1059,3391 1062,3400 1066,3409 1070,3417 1074,3426 1078,3435 1082,3444 1087,3452 1092,3460 1096,3470 1101,3478 1105,3487 1111,3496 1116,3504 1121,3513 1126,3521 1132,3531 1138,3539 1143,3548 1149,3557 1156,3565 1162,3574 1168,3582 1174,3592 1181,3600 1187,3609 1194,3618 1200,3626 1207,3636 1214,3644 1221,3653 1228,3661 1236,3670 1243,3679 1250,3687 1257,3696 1264,3705 1271,3713 1279,3722 1287,3731 1294,3740 1301,3748 1308,3757 1316,3766 1324,3774 1331,3783 1338,3792 1345,3801 1352,3809 1359,3818 1366,3827 1373,3835 1380,3844 1387,3853 1394,3862 1400,3871 1406,3879 1412,3888 1419,3897 1425,3905 1430,3914 1436,3922 1441,3932 1446,3940 1452,3949 1456,3958 1461,3966 1465,3975 1470,3983 1473,3993 1476,4001 1480,4010 1483,4019 1486,4027 1488,4036 1490,4044 1493,4054 1494,4062 1496,4071 1497,4080 1497,4088 1498,4097 1498,4106 1498,4114 1497,4123 1497,4132 1495,4141 1494,4149 1493,4158 1490,4167 1488,4175 1485,4184 1482,4193 1479,4202 1475,4210 1471,4219 1467,4228 1463,4236 1458,4245 1453,4254 1447,4263 1442,4271 1436,4280 1429,4289 1423,4297 1416,4306 1409,4315 1402,4324 1395,4332 1387,4341 1379,4350 1372,4359 1363,4367 1355,4376 1346,4384 1338,4394 1328,4402 1319,4411 1310,4420 1301,4428 1291,4437 1282,4445 1272,4455">
          <text:p/>
        </draw:polygon>
        <draw:polygon draw:style-name="gr2" draw:text-style-name="P2" draw:layer="layout" svg:width="0.676cm" svg:height="7.499cm" svg:x="13.081cm" svg:y="2.405cm" svg:viewBox="0 0 677 7500" draw:points="59,7500 57,7486 54,7471 52,7456 49,7442 46,7427 44,7412 42,7398 39,7383 37,7368 35,7354 32,7339 30,7324 28,7310 26,7295 24,7280 22,7266 21,7251 19,7236 17,7222 15,7207 14,7192 12,7178 12,7163 10,7149 8,7134 8,7119 7,7105 5,7090 5,7075 4,7060 3,7045 2,7031 2,7016 2,7001 1,6987 1,6972 0,6957 0,6943 0,6928 0,6913 0,6899 0,6884 1,6869 1,6855 2,6840 2,6825 2,6811 3,6796 4,6781 5,6767 5,6752 6,6737 7,6723 8,6708 9,6693 10,6679 12,6663 13,6649 15,6635 16,6620 17,6606 19,6591 21,6576 22,6561 24,6546 25,6532 28,6517 29,6502 32,6488 33,6473 35,6458 37,6444 39,6429 42,6414 44,6400 46,6385 49,6370 51,6356 53,6341 56,6326 58,6312 60,6297 63,6282 66,6268 68,6253 70,6238 73,6224 76,6209 78,6194 81,6180 83,6164 86,6150 89,6135 92,6120 94,6106 96,6092 100,6077 102,6062 105,6047 107,6033 110,6018 113,6003 116,5989 118,5974 121,5959 123,5945 126,5930 129,5915 131,5901 134,5886 137,5871 139,5857 142,5842 144,5827 147,5813 150,5798 152,5783 154,5769 157,5754 159,5739 162,5725 164,5710 167,5696 169,5681 171,5665 174,5651 176,5636 178,5621 181,5607 182,5592 184,5578 187,5563 189,5548 191,5534 193,5519 195,5504 197,5490 199,5475 201,5460 203,5446 204,5431 206,5416 208,5402 210,5387 212,5372 214,5358 215,5343 217,5328 218,5314 220,5299 221,5284 223,5270 224,5255 226,5240 228,5226 228,5211 230,5197 231,5182 232,5166 234,5152 235,5137 236,5122 237,5108 238,5093 239,5079 241,5064 242,5049 243,5035 244,5020 245,5005 246,4991 247,4976 248,4961 248,4947 249,4932 250,4917 251,4903 251,4888 252,4873 252,4859 253,4844 254,4829 255,4815 255,4800 255,4785 256,4770 257,4755 257,4741 258,4727 258,4712 258,4698 258,4683 259,4667 259,4653 260,4638 260,4624 260,4609 261,4594 261,4580 261,4565 262,4550 262,4536 262,4521 262,4506 262,4492 262,4477 262,4462 262,4448 262,4433 262,4418 263,4404 263,4389 263,4374 263,4360 263,4345 263,4330 263,4316 264,4301 264,4286 264,4271 264,4256 264,4242 264,4227 264,4212 264,4198 264,4184 264,4168 264,4154 264,4139 264,4125 264,4110 264,4095 264,4081 264,4066 264,4051 264,4037 264,4022 264,4007 264,3993 264,3978 264,3963 264,3949 265,3934 265,3919 265,3905 265,3890 265,3875 265,3861 265,3846 265,3831 265,3817 265,3802 265,3787 265,3772 265,3757 265,3743 265,3728 265,3713 265,3699 265,3684 265,3670 265,3655 266,3640 266,3626 266,3611 266,3596 266,3582 266,3567 267,3552 267,3538 267,3523 267,3508 267,3494 268,3479 268,3464 268,3450 268,3435 268,3420 268,3406 268,3391 269,3376 269,3362 269,3347 269,3332 270,3318 270,3303 270,3289 270,3273 271,3258 271,3244 271,3229 271,3214 272,3200 272,3185 272,3171 272,3156 272,3141 272,3127 273,3112 273,3097 273,3083 273,3068 274,3053 274,3039 274,3024 275,3009 275,2995 275,2980 275,2965 275,2951 275,2936 275,2921 275,2907 276,2892 276,2877 276,2862 276,2847 277,2833 277,2819 278,2804 278,2790 278,2774 278,2759 278,2745 278,2730 278,2715 278,2701 279,2686 279,2672 279,2657 279,2642 279,2628 280,2613 280,2597 280,2583 280,2568 281,2554 281,2539 281,2524 281,2510 281,2495 282,2480 282,2466 282,2451 282,2436 282,2422 282,2407 282,2392 283,2378 283,2362 283,2348 283,2333 283,2318 284,2304 284,2289 284,2275 284,2260 284,2245 285,2230 285,2216 285,2201 285,2186 285,2172 285,2157 285,2142 285,2128 285,2113 286,2099 286,2084 286,2069 286,2055 286,2040 287,2025 287,2011 287,1996 288,1981 288,1967 288,1952 288,1937 288,1923 289,1908 289,1893 289,1879 289,1863 289,1849 289,1834 289,1819 289,1805 289,1790 290,1775 290,1761 290,1746 290,1731 290,1717 291,1702 291,1687 291,1673 291,1658 292,1643 292,1629 292,1614 292,1600 292,1585 292,1570 292,1556 292,1541 292,1526 293,1512 293,1497 293,1482 293,1467 293,1453 294,1438 294,1424 294,1409 294,1394 294,1380 295,1364 295,1350 295,1335 295,1320 295,1306 295,1291 295,1276 295,1262 295,1247 295,1232 295,1218 296,1203 296,1188 296,1174 296,1159 297,1145 297,1130 297,1115 297,1101 297,1086 297,1071 297,1057 298,1042 298,1027 298,1013 298,998 298,983 298,968 298,953 299,939 299,924 299,910 299,895 299,881 299,865 299,851 299,836 299,821 299,807 299,792 299,777 299,763 299,748 299,733 299,719 300,704 300,689 300,675 300,660 300,646 300,631 300,616 300,602 301,587 301,572 301,558 301,543 301,528 302,514 302,499 302,484 302,469 302,454 302,440 302,425 302,410 302,396 302,381 302,366 302,352 303,337 303,322 303,308 303,293 303,278 304,264 304,249 304,234 304,220 304,205 305,190 305,176 305,161 305,147 305,132 305,117 305,103 306,88 306,73 306,59 307,44 307,29 307,15 307,0 370,0 370,15 371,29 371,44 371,59 372,73 372,88 372,103 372,117 373,132 373,147 373,161 373,176 373,190 373,205 373,220 373,234 373,249 374,264 374,278 374,293 374,308 374,322 375,337 375,352 375,366 375,381 376,396 376,410 376,425 376,440 376,454 376,469 376,484 376,499 376,514 376,528 376,543 376,558 376,572 377,587 377,602 377,616 377,631 377,646 377,660 377,675 378,689 378,704 378,719 378,733 378,748 378,763 378,777 378,792 379,807 379,821 379,836 379,851 379,865 379,881 379,895 379,910 380,924 380,939 380,953 380,968 380,983 380,998 380,1013 380,1027 380,1042 380,1057 380,1071 380,1086 381,1101 381,1115 381,1130 381,1145 381,1159 381,1174 381,1188 382,1203 382,1218 382,1232 382,1247 382,1262 382,1276 383,1291 383,1306 383,1320 383,1335 383,1350 383,1364 383,1380 383,1394 383,1409 383,1424 384,1438 384,1453 384,1467 384,1482 384,1497 385,1512 385,1526 385,1541 385,1556 386,1570 386,1585 386,1600 386,1614 386,1629 386,1643 386,1658 386,1673 386,1687 387,1702 387,1717 387,1731 387,1746 387,1761 388,1775 388,1790 388,1805 388,1819 388,1834 389,1849 389,1863 389,1879 389,1893 390,1908 390,1923 390,1937 390,1952 390,1967 390,1981 390,1996 390,2011 391,2025 391,2040 391,2055 391,2069 391,2084 392,2099 392,2113 392,2128 392,2142 392,2157 393,2172 393,2186 393,2201 393,2216 393,2230 393,2245 393,2260 393,2275 393,2289 394,2304 394,2318 394,2333 395,2348 395,2362 395,2378 395,2392 395,2407 396,2422 396,2436 396,2451 396,2466 396,2480 397,2495 397,2510 397,2524 397,2539 397,2554 397,2568 397,2583 397,2597 398,2613 398,2628 398,2642 398,2657 398,2672 399,2686 399,2701 399,2715 400,2730 400,2745 400,2759 400,2774 400,2790 400,2804 400,2819 400,2833 401,2847 401,2862 401,2877 402,2892 402,2907 402,2921 402,2936 403,2951 403,2965 403,2980 403,2995 403,3009 403,3024 404,3039 404,3053 404,3068 404,3083 405,3097 405,3112 405,3127 405,3141 406,3156 406,3171 406,3185 406,3200 407,3214 407,3229 407,3244 407,3258 407,3273 407,3289 407,3303 408,3318 408,3332 408,3347 409,3362 409,3376 409,3391 409,3406 410,3420 410,3435 410,3450 410,3464 410,3479 410,3494 410,3508 410,3523 410,3538 411,3552 411,3567 411,3582 411,3596 411,3611 411,3626 412,3640 412,3655 412,3670 412,3684 412,3699 412,3713 412,3728 413,3743 413,3757 413,3772 413,3787 413,3802 413,3817 413,3831 413,3846 413,3861 413,3875 413,3890 413,3905 413,3919 413,3934 413,3949 413,3963 413,3978 413,3993 413,4007 413,4022 413,4037 413,4051 413,4066 413,4081 413,4095 413,4110 414,4125 414,4139 414,4154 414,4168 414,4184 414,4198 414,4212 414,4227 414,4242 414,4256 414,4271 414,4286 414,4301 414,4316 414,4330 414,4345 414,4360 414,4374 415,4389 415,4404 415,4418 415,4433 415,4448 415,4462 415,4477 416,4492 416,4506 416,4521 416,4536 417,4550 417,4565 417,4580 417,4594 417,4609 417,4624 418,4638 418,4653 419,4667 419,4683 420,4698 420,4712 420,4727 420,4741 421,4755 421,4770 422,4785 423,4800 424,4815 424,4829 424,4844 425,4859 425,4873 426,4888 427,4903 427,4917 428,4932 429,4947 430,4961 430,4976 432,4991 433,5005 434,5020 434,5035 435,5049 437,5064 437,5079 438,5093 440,5108 440,5122 442,5137 443,5152 444,5166 446,5182 447,5197 448,5211 450,5226 451,5240 452,5255 454,5270 455,5284 457,5299 458,5314 460,5328 461,5343 464,5358 465,5372 467,5387 469,5402 471,5416 472,5431 474,5446 476,5460 478,5475 480,5490 481,5504 484,5519 486,5534 488,5548 490,5563 492,5578 494,5592 496,5607 498,5621 501,5636 503,5651 505,5665 508,5681 510,5696 512,5710 515,5725 518,5739 520,5754 522,5769 525,5783 528,5798 530,5813 532,5827 535,5842 538,5857 540,5871 542,5886 545,5901 548,5915 551,5930 553,5945 556,5959 559,5974 561,5989 564,6003 567,6018 569,6033 572,6047 575,6062 578,6077 580,6092 582,6106 586,6120 588,6135 591,6150 593,6164 596,6180 599,6194 601,6209 604,6224 606,6238 609,6253 612,6268 614,6282 616,6297 619,6312 621,6326 623,6341 626,6356 629,6370 630,6385 633,6400 635,6414 637,6429 639,6444 642,6458 643,6473 646,6488 647,6502 650,6517 651,6532 653,6546 654,6561 656,6576 658,6591 660,6606 661,6620 663,6635 663,6649 665,6663 666,6679 667,6693 669,6708 670,6723 670,6737 672,6752 673,6767 673,6781 674,6796 674,6811 675,6825 676,6840 676,6855 677,6869 677,6884 677,6899 677,6913 677,6928 677,6943 677,6957 676,6972 676,6987 676,7001 675,7016 674,7031 673,7045 673,7060 672,7075 671,7090 670,7105 670,7119 668,7134 666,7149 666,7163 664,7178 663,7192 661,7207 660,7222 658,7236 656,7251 654,7266 653,7280 651,7295 649,7310 646,7324 644,7339 643,7354 640,7368 638,7383 635,7398 633,7412 630,7427 628,7442 625,7456 623,7471 620,7486 617,7500">
          <text:p/>
        </draw:polygon>
        <draw:polygon draw:style-name="gr2" draw:text-style-name="P2" draw:layer="layout" svg:width="1.504cm" svg:height="5.799cm" svg:x="14.608cm" svg:y="3.79cm" svg:viewBox="0 0 1505 5800" draw:points="164,5800 150,5790 138,5778 127,5766 115,5756 104,5744 94,5733 84,5721 74,5710 66,5699 57,5687 49,5676 42,5665 35,5653 29,5642 24,5631 19,5619 15,5608 11,5597 8,5585 5,5574 3,5562 2,5551 0,5540 0,5528 0,5517 0,5506 1,5494 2,5483 3,5472 5,5460 7,5449 9,5437 12,5426 15,5415 18,5403 21,5392 24,5381 28,5369 31,5358 34,5347 38,5335 41,5324 45,5313 48,5301 51,5290 54,5278 58,5267 61,5256 63,5244 66,5234 69,5222 73,5210 75,5199 78,5188 80,5176 83,5165 86,5154 89,5143 91,5131 94,5119 97,5109 100,5097 103,5085 106,5075 110,5063 114,5052 118,5040 123,5029 127,5018 132,5006 137,4995 143,4984 148,4972 155,4961 161,4950 169,4938 176,4927 184,4915 193,4904 201,4893 211,4881 220,4870 230,4859 241,4847 251,4836 262,4825 273,4813 285,4802 297,4791 309,4779 322,4768 333,4756 346,4745 359,4734 372,4722 385,4711 398,4700 410,4688 424,4677 437,4666 449,4654 462,4643 474,4632 487,4620 499,4609 511,4597 522,4586 534,4575 545,4563 556,4553 566,4541 576,4529 586,4518 596,4507 606,4495 614,4484 623,4473 631,4462 639,4450 646,4438 653,4428 660,4416 666,4404 673,4394 679,4382 684,4371 689,4359 694,4348 699,4337 703,4325 707,4314 710,4303 714,4291 717,4280 720,4269 724,4257 726,4246 728,4234 731,4223 733,4212 734,4200 736,4189 737,4178 739,4166 741,4155 741,4144 743,4132 744,4121 744,4110 745,4098 746,4087 747,4075 747,4064 747,4053 748,4041 749,4030 749,4019 749,4007 750,3996 750,3985 751,3973 751,3962 751,3951 751,3939 751,3928 751,3916 751,3905 751,3894 751,3882 751,3872 751,3860 752,3848 752,3837 752,3826 752,3814 752,3803 752,3792 752,3781 752,3769 752,3757 752,3747 752,3735 752,3723 752,3713 752,3701 752,3690 752,3678 752,3667 752,3656 752,3644 752,3633 752,3622 752,3610 752,3599 752,3588 752,3576 752,3565 752,3553 752,3542 752,3531 752,3519 752,3508 752,3497 752,3485 752,3474 752,3463 752,3451 752,3440 752,3429 752,3417 752,3406 752,3394 752,3383 752,3372 752,3360 752,3349 752,3338 752,3326 752,3315 752,3304 752,3292 752,3281 752,3270 752,3258 752,3247 752,3235 752,3225 752,3213 752,3201 752,3191 752,3179 752,3167 752,3156 752,3145 752,3133 752,3122 752,3111 752,3100 752,3088 752,3076 752,3066 752,3054 752,3042 752,3032 752,3020 752,3009 752,2997 752,2986 752,2975 752,2963 752,2952 752,2941 752,2929 752,2918 752,2907 752,2895 752,2884 752,2872 752,2861 752,2850 752,2838 752,2827 752,2816 752,2804 752,2793 752,2782 752,2770 752,2759 752,2748 752,2736 752,2725 752,2713 752,2702 752,2691 752,2679 752,2668 752,2657 752,2645 752,2634 752,2623 752,2611 752,2600 752,2589 752,2577 752,2566 752,2554 752,2544 752,2532 752,2520 752,2510 752,2498 752,2486 752,2475 752,2464 752,2453 752,2441 752,2430 752,2419 752,2407 752,2395 752,2385 752,2373 752,2361 752,2351 752,2339 752,2328 752,2316 752,2305 752,2294 752,2282 752,2270 752,2260 752,2248 752,2237 752,2226 752,2214 752,2203 752,2191 752,2180 752,2169 752,2157 752,2146 752,2135 752,2123 752,2112 752,2101 752,2089 752,2078 752,2067 752,2055 752,2044 752,2032 752,2021 752,2010 752,1998 752,1987 752,1976 752,1964 752,1953 752,1942 752,1930 752,1919 752,1908 752,1896 752,1885 752,1873 752,1863 752,1851 752,1839 752,1829 752,1817 752,1805 752,1794 752,1783 752,1772 752,1760 752,1749 752,1738 752,1726 752,1714 752,1704 752,1692 752,1681 752,1670 752,1658 752,1647 752,1635 752,1624 752,1613 752,1601 752,1589 752,1579 752,1567 752,1556 752,1545 752,1533 752,1522 752,1510 752,1499 752,1488 752,1476 752,1465 752,1454 752,1442 752,1431 752,1420 752,1408 752,1397 752,1386 752,1374 752,1363 752,1351 752,1340 752,1329 752,1317 752,1306 752,1295 752,1283 752,1272 752,1261 752,1249 752,1238 752,1227 752,1215 752,1204 752,1192 752,1182 752,1170 752,1158 752,1148 752,1136 752,1124 752,1113 752,1102 752,1091 752,1079 752,1068 752,1057 752,1045 751,1033 751,1023 751,1011 751,1000 751,989 751,977 751,966 751,954 751,943 751,932 751,920 750,909 750,898 750,886 749,875 749,864 749,852 748,841 748,829 747,818 747,807 747,795 745,784 744,773 744,761 743,750 742,739 741,727 740,716 739,705 737,693 736,682 734,670 733,659 731,648 729,636 727,625 725,614 723,602 720,591 717,580 714,568 711,557 709,546 705,534 702,523 698,511 694,501 690,489 686,477 682,467 677,455 672,443 667,432 663,421 657,410 652,398 646,387 640,376 635,363 629,352 623,341 617,329 611,318 605,307 599,295 592,284 586,272 580,261 574,250 568,238 562,227 556,216 551,204 545,193 539,182 535,170 529,159 525,147 520,137 516,125 512,113 509,103 505,91 502,79 500,68 498,57 496,46 494,34 494,23 493,12 493,0 1011,0 1011,12 1011,23 1010,34 1008,46 1006,57 1004,68 1001,79 999,91 995,103 992,113 988,125 984,137 980,147 975,159 970,170 964,182 959,193 953,204 948,216 943,227 936,238 930,250 924,261 918,272 912,284 906,295 899,307 893,318 887,329 882,341 876,352 869,363 864,376 858,387 852,398 847,410 842,421 837,432 832,443 827,455 822,467 818,477 814,489 810,501 806,511 802,523 799,534 795,546 793,557 790,568 787,580 785,591 781,602 779,614 777,625 775,636 773,648 771,659 770,670 768,682 767,693 765,705 764,716 763,727 762,739 761,750 761,761 759,773 758,784 758,795 758,807 757,818 756,829 756,841 755,852 755,864 754,875 754,886 754,898 754,909 754,920 754,932 754,943 753,954 753,966 753,977 753,989 753,1000 753,1011 753,1023 753,1033 752,1045 752,1057 752,1068 752,1079 752,1091 752,1102 752,1113 752,1124 752,1136 752,1148 752,1158 752,1170 752,1182 752,1192 752,1204 752,1215 752,1227 752,1238 752,1249 752,1261 752,1272 752,1283 752,1295 752,1306 752,1317 752,1329 752,1340 752,1351 752,1363 752,1374 752,1386 752,1397 752,1408 752,1420 752,1431 752,1442 752,1454 752,1465 752,1476 752,1488 752,1499 752,1510 752,1522 752,1533 752,1545 752,1556 752,1567 752,1579 752,1589 752,1601 752,1613 752,1624 752,1635 752,1647 752,1658 752,1670 752,1681 752,1692 752,1704 752,1714 752,1726 752,1738 752,1749 752,1760 752,1772 752,1783 752,1794 752,1805 752,1817 752,1829 752,1839 752,1851 752,1863 752,1873 752,1885 752,1896 752,1908 752,1919 752,1930 752,1942 752,1953 752,1964 752,1976 752,1987 752,1998 752,2010 752,2021 752,2032 752,2044 752,2055 752,2067 752,2078 752,2089 752,2101 752,2112 752,2123 752,2135 752,2146 752,2157 752,2169 752,2180 752,2191 752,2203 752,2214 752,2226 752,2237 752,2248 752,2260 752,2270 752,2282 752,2294 752,2305 752,2316 752,2328 752,2339 752,2351 752,2361 752,2373 752,2385 752,2395 752,2407 752,2419 752,2430 752,2441 752,2453 752,2464 752,2475 752,2486 752,2498 752,2510 752,2520 752,2532 752,2544 752,2554 752,2566 752,2577 752,2589 752,2600 752,2611 752,2623 752,2634 752,2645 752,2657 752,2668 752,2679 752,2691 752,2702 752,2713 752,2725 752,2736 752,2748 752,2759 752,2770 752,2782 752,2793 752,2804 752,2816 752,2827 752,2838 752,2850 752,2861 752,2872 752,2884 752,2895 752,2907 752,2918 752,2929 752,2941 752,2952 752,2963 752,2975 752,2986 752,2997 752,3009 752,3020 752,3032 752,3042 752,3054 752,3066 752,3076 752,3088 752,3100 752,3111 752,3122 752,3133 752,3145 752,3156 752,3167 752,3179 752,3191 752,3201 752,3213 752,3225 752,3235 752,3247 752,3258 752,3270 752,3281 752,3292 752,3304 752,3315 752,3326 752,3338 752,3349 752,3360 752,3372 752,3383 752,3394 752,3406 752,3417 752,3429 752,3440 752,3451 752,3463 752,3474 752,3485 752,3497 752,3508 752,3519 752,3531 752,3542 752,3553 752,3565 752,3576 752,3588 752,3599 752,3610 752,3622 752,3633 752,3644 752,3656 752,3667 752,3678 752,3690 752,3701 752,3713 752,3723 752,3735 752,3747 752,3757 752,3769 752,3781 752,3792 752,3803 752,3814 752,3826 752,3837 752,3848 753,3860 753,3872 753,3882 753,3894 753,3905 753,3916 753,3928 753,3939 754,3951 754,3962 754,3973 754,3985 754,3996 754,4007 755,4019 755,4030 756,4041 757,4053 757,4064 758,4075 758,4087 759,4098 760,4110 761,4121 761,4132 763,4144 764,4155 765,4166 767,4178 768,4189 770,4200 771,4212 774,4223 776,4234 778,4246 781,4257 784,4269 787,4280 790,4291 794,4303 798,4314 801,4325 805,4337 810,4348 815,4359 820,4371 825,4382 832,4394 838,4404 844,4416 851,4428 858,4438 866,4450 873,4462 882,4473 889,4484 899,4495 908,4507 917,4518 927,4529 938,4541 948,4553 959,4563 970,4575 982,4586 994,4597 1005,4609 1017,4620 1030,4632 1042,4643 1055,4654 1068,4666 1081,4677 1094,4688 1106,4700 1119,4711 1132,4722 1145,4734 1158,4745 1171,4756 1183,4768 1196,4779 1208,4791 1220,4802 1231,4813 1243,4825 1254,4836 1264,4847 1275,4859 1285,4870 1294,4881 1304,4893 1312,4904 1321,4915 1328,4927 1336,4938 1343,4950 1350,4961 1356,4972 1362,4984 1368,4995 1373,5006 1379,5018 1383,5029 1387,5040 1391,5052 1395,5063 1399,5075 1402,5085 1405,5097 1408,5109 1411,5119 1413,5131 1416,5143 1419,5154 1422,5165 1425,5176 1427,5188 1430,5199 1433,5210 1436,5222 1439,5234 1441,5244 1444,5256 1447,5267 1450,5278 1454,5290 1457,5301 1460,5313 1464,5324 1467,5335 1471,5347 1474,5358 1477,5369 1481,5381 1484,5392 1487,5403 1490,5415 1493,5426 1496,5437 1498,5449 1500,5460 1502,5472 1503,5483 1504,5494 1505,5506 1505,5517 1505,5528 1505,5540 1503,5551 1502,5562 1500,5574 1497,5585 1494,5597 1490,5608 1487,5619 1481,5631 1476,5642 1470,5653 1463,5665 1456,5676 1448,5687 1439,5699 1431,5710 1421,5721 1412,5733 1401,5744 1389,5756 1379,5766 1366,5778 1355,5790 1341,5800">
          <text:p/>
        </draw:polygon>
        <draw:polygon draw:style-name="gr2" draw:text-style-name="P2" draw:layer="layout" svg:width="1.142cm" svg:height="9.338cm" svg:x="16.73cm" svg:y="3.032cm" svg:viewBox="0 0 1143 9339" draw:points="566,9339 566,9320 566,9302 566,9284 566,9266 566,9247 566,9229 566,9211 566,9192 567,9174 567,9156 567,9138 567,9119 568,9101 568,9083 568,9065 568,9046 569,9028 569,9009 569,8992 569,8973 569,8955 569,8936 569,8918 569,8900 570,8881 570,8864 570,8845 570,8827 571,8809 571,8790 571,8772 571,8754 571,8736 571,8717 571,8699 571,8681 572,8662 572,8644 572,8626 572,8608 572,8589 571,8571 571,8553 571,8534 571,8517 571,8498 571,8480 571,8461 571,8443 570,8425 570,8407 569,8389 569,8370 569,8352 569,8334 569,8315 568,8297 568,8279 567,8261 567,8242 566,8224 566,8206 565,8187 565,8170 564,8151 563,8133 563,8114 562,8096 562,8078 561,8059 560,8041 559,8023 559,8005 558,7986 557,7968 556,7950 555,7931 554,7914 553,7895 552,7877 552,7859 551,7840 550,7822 549,7803 548,7786 548,7767 547,7749 545,7731 545,7712 544,7694 543,7676 542,7658 542,7639 541,7621 540,7603 538,7584 538,7566 537,7548 535,7529 535,7512 534,7493 532,7475 531,7456 529,7438 528,7420 526,7401 525,7384 522,7365 520,7347 518,7328 515,7310 512,7292 509,7274 506,7256 502,7237 498,7219 494,7201 489,7182 484,7164 478,7145 472,7128 465,7109 458,7091 451,7073 443,7054 434,7037 426,7018 416,7000 406,6981 396,6963 385,6945 373,6926 361,6908 349,6890 336,6872 323,6853 310,6835 296,6817 282,6798 268,6781 255,6762 240,6744 225,6726 211,6707 197,6689 182,6670 168,6653 155,6634 141,6616 128,6598 116,6579 104,6561 92,6543 81,6525 71,6506 61,6488 52,6470 43,6451 35,6433 29,6415 22,6397 17,6379 12,6360 8,6342 5,6323 3,6306 1,6287 0,6269 0,6251 1,6232 2,6214 3,6195 6,6178 8,6159 12,6141 16,6123 21,6104 26,6086 32,6068 37,6050 43,6031 50,6012 56,5995 63,5976 71,5959 78,5940 86,5921 93,5903 101,5885 109,5867 116,5848 124,5830 133,5812 140,5793 148,5775 156,5757 164,5739 172,5721 180,5702 187,5684 194,5665 203,5648 211,5629 218,5611 225,5593 232,5574 239,5556 246,5537 252,5520 259,5501 265,5483 272,5465 278,5446 283,5428 289,5410 295,5392 300,5373 305,5355 310,5337 315,5318 319,5300 324,5282 328,5264 332,5246 336,5227 340,5209 343,5190 347,5173 350,5154 353,5136 357,5117 359,5099 363,5081 366,5063 369,5045 372,5026 375,5008 377,4990 380,4971 383,4953 386,4935 389,4917 391,4898 394,4880 397,4862 400,4843 403,4826 406,4807 409,4789 412,4770 415,4752 418,4734 421,4715 424,4698 427,4679 430,4661 433,4642 436,4624 439,4606 442,4588 444,4570 447,4551 451,4533 453,4515 455,4496 457,4478 461,4460 463,4441 465,4423 467,4404 469,4387 471,4368 473,4350 475,4332 477,4313 478,4295 480,4277 481,4259 483,4240 484,4222 485,4204 487,4185 488,4168 489,4149 490,4131 491,4113 492,4094 494,4076 494,4057 495,4040 496,4021 497,4003 498,3984 498,3966 500,3948 501,3930 501,3912 502,3893 503,3875 504,3857 505,3838 505,3820 506,3802 506,3784 507,3765 508,3747 508,3729 508,3710 508,3693 509,3674 509,3656 510,3637 510,3619 510,3601 509,3582 509,3565 508,3546 508,3528 508,3510 508,3491 507,3473 506,3455 505,3437 504,3418 503,3400 502,3382 501,3363 500,3345 499,3327 498,3309 497,3290 496,3272 494,3254 494,3235 492,3218 491,3199 491,3181 490,3162 489,3144 489,3126 488,3107 488,3089 488,3071 488,3053 488,3035 488,3016 488,2998 489,2979 490,2962 490,2943 491,2924 492,2907 493,2887 494,2869 495,2850 497,2833 498,2814 499,2796 500,2778 501,2759 503,2741 504,2723 505,2705 507,2686 508,2668 508,2650 510,2631 511,2614 512,2595 513,2577 514,2559 515,2540 515,2522 515,2503 516,2486 517,2467 517,2449 517,2431 518,2412 518,2394 518,2376 518,2358 518,2339 518,2321 518,2303 518,2284 518,2266 518,2248 518,2230 518,2211 518,2193 518,2175 518,2156 518,2139 518,2120 518,2102 518,2084 519,2065 519,2047 519,2028 520,2011 521,1992 521,1974 521,1955 522,1937 524,1919 525,1901 525,1883 526,1864 528,1846 528,1828 530,1809 531,1791 532,1773 534,1755 535,1736 536,1718 538,1700 539,1681 541,1664 542,1645 544,1627 545,1608 546,1590 548,1572 549,1553 550,1536 552,1517 553,1498 554,1481 555,1462 556,1444 557,1426 558,1407 559,1389 559,1370 560,1353 561,1334 562,1316 562,1298 562,1279 563,1261 563,1243 564,1225 564,1206 564,1188 565,1170 565,1151 565,1133 565,1115 565,1097 565,1078 565,1060 565,1042 565,1023 565,1006 565,987 565,969 565,950 565,932 565,914 565,895 565,878 565,859 565,841 565,823 565,804 565,786 565,768 565,750 565,731 565,713 565,695 565,676 565,658 565,640 566,622 566,603 565,585 565,567 565,548 565,531 565,512 565,494 565,475 565,457 565,439 565,420 565,403 564,384 564,366 564,348 563,329 563,311 562,293 562,275 562,256 562,238 562,220 562,201 561,184 560,165 560,147 560,128 560,110 559,92 559,73 559,56 559,37 559,19 559,0 585,0 585,19 585,37 585,56 585,73 585,92 585,110 585,128 584,147 584,165 583,184 583,201 583,220 582,238 582,256 582,275 582,293 582,311 581,329 581,348 581,366 580,384 580,403 580,420 579,439 579,457 579,475 579,494 579,512 579,531 579,548 579,567 579,585 579,603 579,622 579,640 579,658 579,676 579,695 579,713 579,731 579,750 579,768 579,786 579,804 579,823 579,841 579,859 579,878 579,895 579,914 579,932 579,950 579,969 579,987 579,1006 579,1023 579,1042 579,1060 579,1078 579,1097 579,1115 579,1133 580,1151 580,1170 580,1188 580,1206 581,1225 581,1243 582,1261 582,1279 582,1298 582,1316 583,1334 584,1353 585,1370 586,1389 586,1407 587,1426 589,1444 589,1462 590,1481 592,1498 592,1517 594,1536 596,1553 596,1572 598,1590 599,1608 601,1627 602,1645 604,1664 605,1681 606,1700 608,1718 609,1736 611,1755 613,1773 613,1791 615,1809 616,1828 617,1846 618,1864 619,1883 620,1901 621,1919 622,1937 623,1955 623,1974 624,1992 624,2011 625,2028 626,2047 626,2065 626,2084 626,2102 626,2120 626,2139 626,2156 626,2175 626,2193 626,2211 626,2230 626,2248 626,2266 626,2284 626,2303 626,2321 626,2339 626,2358 626,2376 627,2394 627,2412 627,2431 627,2449 628,2467 628,2486 629,2503 629,2522 630,2540 631,2559 632,2577 633,2595 633,2614 634,2631 636,2650 636,2668 638,2686 639,2705 640,2723 642,2741 643,2759 644,2778 646,2796 646,2814 648,2833 650,2850 650,2869 651,2887 653,2907 653,2924 654,2943 655,2962 656,2979 656,2998 656,3016 656,3035 656,3053 656,3071 656,3089 656,3107 656,3126 655,3144 654,3162 653,3181 653,3199 652,3218 651,3235 650,3254 649,3272 648,3290 646,3309 646,3327 645,3345 643,3363 643,3382 641,3400 640,3418 639,3437 639,3455 638,3473 637,3491 636,3510 636,3528 636,3546 636,3565 635,3582 635,3601 635,3619 635,3637 635,3656 636,3674 636,3693 636,3710 636,3729 637,3747 637,3765 638,3784 639,3802 639,3820 640,3838 641,3857 642,3875 643,3893 643,3912 644,3930 645,3948 646,3966 646,3984 647,4003 648,4021 650,4040 650,4057 651,4076 652,4094 653,4113 654,4131 655,4149 656,4168 657,4185 659,4204 660,4222 661,4240 663,4259 664,4277 666,4295 667,4313 670,4332 671,4350 673,4368 675,4387 677,4404 680,4423 682,4441 684,4460 687,4478 689,4496 692,4515 694,4533 697,4551 700,4570 703,4588 706,4606 708,4624 711,4642 714,4661 717,4679 720,4698 724,4715 727,4734 730,4752 732,4770 735,4789 738,4807 741,4826 744,4843 747,4862 750,4880 753,4898 756,4917 758,4935 761,4953 764,4971 767,4990 770,5008 773,5026 775,5045 778,5063 781,5081 785,5099 788,5117 791,5136 794,5154 798,5173 801,5190 805,5209 808,5227 812,5246 816,5264 821,5282 825,5300 829,5318 835,5337 839,5355 845,5373 849,5392 855,5410 861,5428 867,5446 872,5465 879,5483 886,5501 892,5520 899,5537 906,5556 913,5574 920,5593 926,5611 934,5629 941,5648 949,5665 957,5684 964,5702 972,5721 980,5739 987,5757 995,5775 1003,5793 1011,5812 1019,5830 1028,5848 1035,5867 1043,5885 1051,5903 1058,5921 1065,5940 1073,5959 1080,5976 1087,5995 1094,6012 1100,6031 1106,6050 1112,6068 1118,6086 1122,6104 1127,6123 1131,6141 1135,6159 1138,6178 1140,6195 1142,6214 1143,6232 1143,6251 1143,6269 1142,6287 1141,6306 1139,6323 1136,6342 1132,6360 1127,6379 1121,6397 1115,6415 1108,6433 1100,6451 1092,6470 1082,6488 1073,6506 1062,6525 1051,6543 1040,6561 1028,6579 1015,6598 1002,6616 989,6634 975,6653 961,6670 947,6689 933,6707 919,6726 904,6744 890,6762 876,6781 862,6798 848,6817 835,6835 821,6853 808,6872 795,6890 783,6908 771,6926 760,6945 749,6963 738,6981 728,7000 719,7018 710,7037 701,7054 693,7073 686,7091 679,7109 673,7128 666,7145 661,7164 656,7182 651,7201 646,7219 643,7237 639,7256 635,7274 632,7292 629,7310 626,7328 624,7347 622,7365 620,7384 618,7401 616,7420 615,7438 613,7456 613,7475 611,7493 609,7512 609,7529 608,7548 606,7566 606,7584 605,7603 604,7621 603,7639 602,7658 601,7676 600,7694 599,7712 599,7731 598,7749 597,7767 596,7786 596,7803 595,7822 594,7840 592,7859 592,7877 591,7895 590,7914 589,7931 589,7950 588,7968 587,7986 586,8005 586,8023 585,8041 584,8059 583,8078 582,8096 582,8114 581,8133 580,8151 580,8170 579,8187 579,8206 578,8224 578,8242 577,8261 577,8279 576,8297 576,8315 575,8334 575,8352 575,8370 575,8389 575,8407 574,8425 574,8443 574,8461 574,8480 573,8498 573,8517 573,8534 573,8553 573,8571 573,8589 573,8608 573,8626 573,8644 573,8662 573,8681 573,8699 573,8717 573,8736 573,8754 574,8772 574,8790 574,8809 574,8827 574,8845 574,8864 575,8881 575,8900 575,8918 575,8936 575,8955 575,8973 575,8992 576,9009 576,9028 576,9046 577,9065 577,9083 577,9101 577,9119 577,9138 578,9156 578,9174 578,9192 578,9211 578,9229 579,9247 579,9266 579,9284 579,9302 579,9320 579,9339">
          <text:p/>
        </draw:polygon>
        <draw:polygon draw:style-name="gr2" draw:text-style-name="P2" draw:layer="layout" svg:width="0.656cm" svg:height="6.802cm" svg:x="18.915cm" svg:y="3.011cm" svg:viewBox="0 0 657 6803" draw:points="187,6803 184,6789 181,6776 177,6763 174,6750 171,6736 168,6723 164,6710 161,6696 158,6683 155,6670 152,6656 149,6643 146,6629 142,6616 139,6603 136,6589 133,6576 130,6563 126,6550 123,6536 120,6523 116,6510 113,6496 110,6483 106,6470 103,6457 100,6444 97,6430 94,6417 91,6404 88,6390 85,6377 82,6363 79,6350 76,6336 73,6323 70,6310 67,6296 64,6284 62,6270 59,6257 56,6244 53,6230 51,6217 48,6204 46,6191 43,6177 41,6164 39,6151 36,6137 34,6124 32,6110 29,6097 28,6084 25,6070 24,6057 22,6044 20,6030 19,6017 17,6004 15,5991 14,5977 12,5964 11,5951 10,5938 8,5925 8,5911 6,5898 5,5884 5,5871 4,5857 3,5844 2,5831 2,5817 2,5804 1,5791 1,5778 1,5764 0,5751 0,5738 0,5725 0,5711 0,5698 0,5685 0,5671 1,5658 1,5645 1,5632 2,5618 2,5605 2,5591 3,5578 4,5565 4,5551 5,5538 5,5525 6,5511 7,5498 8,5485 8,5472 9,5458 10,5445 11,5432 12,5419 12,5405 14,5392 15,5379 15,5365 16,5352 17,5338 18,5325 19,5311 19,5298 21,5285 22,5272 22,5259 23,5245 24,5232 25,5219 25,5205 26,5192 27,5179 28,5166 29,5152 29,5139 29,5126 30,5112 31,5099 32,5085 32,5072 32,5059 33,5045 34,5032 34,5019 35,5006 35,4992 35,4979 35,4966 36,4952 37,4939 37,4926 37,4913 38,4900 38,4886 39,4873 39,4860 39,4846 39,4833 39,4819 40,4806 40,4792 41,4779 42,4766 42,4752 42,4740 42,4726 43,4713 43,4700 44,4686 45,4673 45,4660 46,4647 46,4633 47,4620 48,4607 49,4593 49,4580 50,4566 51,4553 52,4540 52,4526 54,4513 55,4500 56,4486 57,4473 59,4460 60,4447 61,4433 62,4420 64,4407 66,4394 67,4381 69,4367 70,4354 72,4340 74,4327 76,4313 77,4300 79,4287 81,4273 83,4260 86,4247 87,4233 89,4220 92,4207 94,4194 96,4181 99,4167 100,4154 103,4141 106,4127 108,4114 110,4101 113,4088 115,4074 117,4061 120,4047 123,4034 125,4021 127,4007 130,3994 133,3981 135,3967 137,3954 140,3941 143,3928 145,3914 147,3901 150,3888 153,3875 155,3861 157,3848 160,3835 163,3821 164,3808 167,3794 169,3781 172,3767 174,3754 176,3741 178,3728 181,3715 183,3701 184,3688 187,3675 188,3661 191,3648 192,3635 194,3622 196,3608 198,3595 200,3582 201,3568 203,3555 205,3541 207,3528 208,3515 210,3501 211,3488 213,3475 214,3462 215,3448 217,3435 218,3422 220,3408 221,3395 222,3382 224,3369 224,3356 226,3342 227,3329 228,3316 229,3302 230,3289 231,3275 232,3262 233,3248 234,3235 235,3222 236,3208 237,3196 238,3182 238,3169 239,3156 240,3142 241,3129 242,3116 243,3103 244,3089 245,3076 245,3063 245,3049 247,3036 248,3022 248,3009 248,2996 249,2982 250,2969 251,2956 251,2942 252,2929 253,2916 253,2903 254,2889 255,2876 255,2863 256,2850 257,2837 257,2823 258,2810 258,2796 259,2783 259,2769 260,2756 261,2743 262,2729 262,2716 262,2703 263,2689 264,2676 264,2663 265,2650 265,2637 265,2623 266,2610 267,2597 267,2583 268,2570 268,2557 268,2544 269,2530 270,2517 270,2503 271,2490 272,2476 272,2463 272,2450 272,2437 273,2423 273,2410 274,2397 275,2383 275,2370 275,2357 275,2344 276,2331 277,2317 277,2304 278,2291 278,2277 278,2264 278,2250 279,2237 279,2223 280,2210 280,2197 281,2184 282,2170 282,2157 282,2144 282,2131 283,2117 283,2104 284,2091 284,2078 285,2064 285,2051 285,2038 285,2024 286,2011 286,1997 287,1984 287,1971 288,1957 289,1944 289,1931 289,1918 289,1904 290,1891 290,1878 291,1864 291,1851 292,1838 292,1825 292,1812 293,1798 293,1785 294,1772 294,1758 295,1745 295,1731 295,1718 295,1704 296,1691 296,1678 297,1664 298,1651 298,1637 298,1624 299,1611 299,1597 299,1584 299,1571 299,1558 300,1544 300,1531 300,1518 301,1504 301,1491 301,1478 302,1465 302,1451 302,1438 302,1424 302,1411 302,1397 302,1384 302,1371 302,1358 302,1344 302,1331 302,1318 302,1305 302,1291 302,1278 302,1265 302,1252 302,1238 302,1225 302,1212 302,1198 302,1185 301,1171 301,1158 301,1145 300,1131 300,1118 300,1105 299,1092 299,1078 299,1065 299,1052 298,1038 297,1025 296,1012 296,999 295,985 295,972 295,959 294,946 293,932 293,919 292,905 292,892 291,878 290,865 289,852 289,838 288,825 287,812 286,799 285,786 285,772 285,759 284,746 283,733 282,719 282,706 281,693 280,679 279,666 278,652 278,639 277,625 276,612 275,599 275,586 275,572 274,559 273,546 272,533 272,519 272,506 271,493 271,479 270,466 269,453 268,440 268,426 268,413 268,399 268,386 267,373 267,359 267,346 266,333 266,319 266,306 266,293 266,280 266,267 265,253 265,240 266,227 266,213 266,200 266,187 266,174 266,160 267,147 267,133 267,120 268,106 268,93 268,80 268,67 269,53 270,40 270,27 271,13 272,0 385,0 386,13 386,27 387,40 387,53 388,67 388,80 389,93 389,106 390,120 390,133 390,147 390,160 390,174 390,187 391,200 391,213 391,227 391,240 391,253 391,267 391,280 391,293 390,306 390,319 390,333 390,346 390,359 390,373 389,386 389,399 389,413 388,426 388,440 387,453 386,466 386,479 386,493 385,506 384,519 384,533 383,546 383,559 383,572 382,586 381,599 380,612 380,625 379,639 378,652 377,666 376,679 376,693 375,706 374,719 373,733 373,746 373,759 371,772 371,786 370,799 370,812 369,825 368,838 367,852 366,865 366,878 365,892 365,905 364,919 363,932 363,946 362,959 362,972 361,985 360,999 360,1012 359,1025 359,1038 359,1052 358,1065 357,1078 357,1092 356,1105 356,1118 356,1131 356,1145 356,1158 356,1171 355,1185 355,1198 355,1212 355,1225 354,1238 354,1252 354,1265 354,1278 354,1291 354,1305 354,1318 354,1331 354,1344 354,1358 354,1371 354,1384 354,1397 355,1411 355,1424 355,1438 355,1451 355,1465 356,1478 356,1491 356,1504 356,1518 356,1531 356,1544 357,1558 357,1571 357,1584 358,1597 359,1611 359,1624 359,1637 359,1651 359,1664 360,1678 360,1691 361,1704 361,1718 362,1731 362,1745 363,1758 363,1772 363,1785 363,1798 364,1812 365,1825 365,1838 366,1851 366,1864 366,1878 366,1891 367,1904 367,1918 368,1931 368,1944 369,1957 370,1971 370,1984 370,1997 370,2011 371,2024 371,2038 372,2051 372,2064 373,2078 373,2091 373,2104 373,2117 374,2131 374,2144 375,2157 375,2170 376,2184 376,2197 376,2210 377,2223 377,2237 378,2250 378,2264 379,2277 379,2291 380,2304 380,2317 380,2331 381,2344 381,2357 382,2370 383,2383 383,2397 383,2410 383,2423 384,2437 384,2450 385,2463 385,2476 386,2490 386,2503 387,2517 387,2530 388,2544 388,2557 389,2570 390,2583 390,2597 390,2610 391,2623 392,2637 392,2650 393,2663 393,2676 393,2689 394,2703 395,2716 396,2729 396,2743 397,2756 397,2769 397,2783 398,2796 399,2810 400,2823 400,2837 400,2850 401,2863 402,2876 403,2889 403,2903 403,2916 405,2929 405,2942 406,2956 407,2969 407,2982 408,2996 409,3009 410,3022 410,3036 411,3049 411,3063 412,3076 413,3089 414,3103 415,3116 416,3129 417,3142 417,3156 418,3169 419,3182 420,3196 420,3208 421,3222 423,3235 424,3248 424,3262 426,3275 427,3289 427,3302 429,3316 430,3329 430,3342 432,3356 434,3369 434,3382 436,3395 437,3408 438,3422 440,3435 441,3448 443,3462 444,3475 445,3488 447,3501 448,3515 450,3528 452,3541 454,3555 455,3568 457,3582 458,3595 461,3608 462,3622 464,3635 466,3648 468,3661 470,3675 472,3688 474,3701 476,3715 478,3728 481,3741 483,3754 485,3767 488,3781 490,3794 492,3808 494,3821 497,3835 499,3848 501,3861 504,3875 506,3888 509,3901 511,3914 514,3928 517,3941 519,3954 521,3967 524,3981 527,3994 529,4007 532,4021 534,4034 536,4047 539,4061 542,4074 544,4088 546,4101 548,4114 551,4127 553,4141 556,4154 558,4167 560,4181 562,4194 565,4207 567,4220 569,4233 571,4247 573,4260 575,4273 577,4287 579,4300 581,4313 583,4327 585,4340 586,4354 588,4367 589,4381 591,4394 592,4407 594,4420 596,4433 597,4447 598,4460 599,4473 601,4486 602,4500 602,4513 604,4526 605,4540 606,4553 606,4566 607,4580 608,4593 609,4607 609,4620 610,4633 611,4647 612,4660 612,4673 613,4686 613,4700 613,4713 614,4726 615,4740 615,4752 616,4766 616,4779 616,4792 616,4806 617,4819 617,4833 617,4846 618,4860 618,4873 619,4886 619,4900 619,4913 619,4926 620,4939 620,4952 621,4966 621,4979 622,4992 622,5006 623,5019 623,5032 623,5045 624,5059 625,5072 625,5085 626,5099 626,5112 627,5126 627,5139 628,5152 629,5166 629,5179 630,5192 631,5205 632,5219 633,5232 633,5245 634,5259 635,5272 636,5285 637,5298 638,5311 639,5325 639,5338 640,5352 641,5365 642,5379 643,5392 644,5405 645,5419 646,5432 647,5445 648,5458 649,5472 650,5485 650,5498 651,5511 652,5525 653,5538 653,5551 654,5565 654,5578 655,5591 656,5605 656,5618 656,5632 656,5645 656,5658 657,5671 657,5685 657,5698 657,5711 657,5725 657,5738 657,5751 656,5764 656,5778 656,5791 656,5804 656,5817 655,5831 654,5844 653,5857 653,5871 652,5884 651,5898 650,5911 649,5925 647,5938 646,5951 644,5964 643,5977 641,5991 639,6004 638,6017 636,6030 635,6044 633,6057 631,6070 629,6084 627,6097 625,6110 623,6124 620,6137 618,6151 616,6164 613,6177 611,6191 609,6204 606,6217 603,6230 601,6244 598,6257 595,6270 592,6284 589,6296 587,6310 584,6323 581,6336 578,6350 575,6363 572,6377 569,6390 565,6404 562,6417 559,6430 556,6444 553,6457 550,6470 547,6483 543,6496 541,6510 537,6523 534,6536 531,6550 528,6563 524,6576 521,6589 518,6603 515,6616 511,6629 508,6643 505,6656 501,6670 498,6683 495,6696 492,6710 489,6723 485,6736 482,6750 479,6763 476,6776 473,6789 470,6803">
          <text:p/>
        </draw:polygon>
        <draw:frame draw:style-name="gr3" draw:text-style-name="P4" draw:layer="layout" svg:width="0.154cm" svg:height="0.192cm" svg:x="3.653cm" svg:y="7.153cm">
          <draw:text-box>
            <text:p text:style-name="P3"><text:span text:style-name="T1">●</text:span></text:p>
          </draw:text-box>
        </draw:frame>
        <draw:frame draw:style-name="gr3" draw:text-style-name="P4" draw:layer="layout" svg:width="0.154cm" svg:height="0.192cm" svg:x="3.653cm" svg:y="5.45cm">
          <draw:text-box>
            <text:p text:style-name="P3"><text:span text:style-name="T1">●</text:span></text:p>
          </draw:text-box>
        </draw:frame>
        <draw:frame draw:style-name="gr3" draw:text-style-name="P4" draw:layer="layout" svg:width="0.154cm" svg:height="0.192cm" svg:x="3.653cm" svg:y="3.516cm">
          <draw:text-box>
            <text:p text:style-name="P3"><text:span text:style-name="T1">●</text:span></text:p>
          </draw:text-box>
        </draw:frame>
        <draw:frame draw:style-name="gr3" draw:text-style-name="P4" draw:layer="layout" svg:width="0.154cm" svg:height="0.192cm" svg:x="3.653cm" svg:y="3.054cm">
          <draw:text-box>
            <text:p text:style-name="P3"><text:span text:style-name="T1">●</text:span></text:p>
          </draw:text-box>
        </draw:frame>
        <draw:frame draw:style-name="gr3" draw:text-style-name="P4" draw:layer="layout" svg:width="0.154cm" svg:height="0.192cm" svg:x="3.653cm" svg:y="2.673cm">
          <draw:text-box>
            <text:p text:style-name="P3"><text:span text:style-name="T1">●</text:span></text:p>
          </draw:text-box>
        </draw:frame>
        <draw:frame draw:style-name="gr3" draw:text-style-name="P4" draw:layer="layout" svg:width="0.154cm" svg:height="0.192cm" svg:x="3.653cm" svg:y="3.847cm">
          <draw:text-box>
            <text:p text:style-name="P3"><text:span text:style-name="T1">●</text:span></text:p>
          </draw:text-box>
        </draw:frame>
        <draw:frame draw:style-name="gr3" draw:text-style-name="P4" draw:layer="layout" svg:width="0.154cm" svg:height="0.192cm" svg:x="3.653cm" svg:y="7.22cm">
          <draw:text-box>
            <text:p text:style-name="P3"><text:span text:style-name="T1">●</text:span></text:p>
          </draw:text-box>
        </draw:frame>
        <draw:frame draw:style-name="gr3" draw:text-style-name="P4" draw:layer="layout" svg:width="0.154cm" svg:height="0.192cm" svg:x="3.653cm" svg:y="3.092cm">
          <draw:text-box>
            <text:p text:style-name="P3"><text:span text:style-name="T1">●</text:span></text:p>
          </draw:text-box>
        </draw:frame>
        <draw:frame draw:style-name="gr3" draw:text-style-name="P4" draw:layer="layout" svg:width="0.154cm" svg:height="0.192cm" svg:x="3.653cm" svg:y="6.523cm">
          <draw:text-box>
            <text:p text:style-name="P3"><text:span text:style-name="T1">●</text:span></text:p>
          </draw:text-box>
        </draw:frame>
        <draw:frame draw:style-name="gr3" draw:text-style-name="P4" draw:layer="layout" svg:width="0.154cm" svg:height="0.192cm" svg:x="3.653cm" svg:y="3.267cm">
          <draw:text-box>
            <text:p text:style-name="P3"><text:span text:style-name="T1">●</text:span></text:p>
          </draw:text-box>
        </draw:frame>
        <draw:frame draw:style-name="gr3" draw:text-style-name="P4" draw:layer="layout" svg:width="0.154cm" svg:height="0.192cm" svg:x="3.653cm" svg:y="2.673cm">
          <draw:text-box>
            <text:p text:style-name="P3"><text:span text:style-name="T1">●</text:span></text:p>
          </draw:text-box>
        </draw:frame>
        <draw:frame draw:style-name="gr3" draw:text-style-name="P4" draw:layer="layout" svg:width="0.154cm" svg:height="0.192cm" svg:x="3.653cm" svg:y="4.111cm">
          <draw:text-box>
            <text:p text:style-name="P3"><text:span text:style-name="T1">●</text:span></text:p>
          </draw:text-box>
        </draw:frame>
        <draw:frame draw:style-name="gr4" draw:text-style-name="P4" draw:layer="layout" svg:width="0.307cm" svg:height="0.192cm" svg:x="3.653cm" svg:y="3.516cm">
          <draw:text-box>
            <text:p text:style-name="P3"><text:span text:style-name="T1">●●</text:span></text:p>
          </draw:text-box>
        </draw:frame>
        <draw:frame draw:style-name="gr3" draw:text-style-name="P4" draw:layer="layout" svg:width="0.154cm" svg:height="0.192cm" svg:x="3.653cm" svg:y="3.267cm">
          <draw:text-box>
            <text:p text:style-name="P3"><text:span text:style-name="T1">●</text:span></text:p>
          </draw:text-box>
        </draw:frame>
        <draw:frame draw:style-name="gr3" draw:text-style-name="P4" draw:layer="layout" svg:width="0.154cm" svg:height="0.192cm" svg:x="3.653cm" svg:y="7cm">
          <draw:text-box>
            <text:p text:style-name="P3"><text:span text:style-name="T1">●</text:span></text:p>
          </draw:text-box>
        </draw:frame>
        <draw:frame draw:style-name="gr3" draw:text-style-name="P4" draw:layer="layout" svg:width="0.154cm" svg:height="0.192cm" svg:x="3.653cm" svg:y="5.496cm">
          <draw:text-box>
            <text:p text:style-name="P3"><text:span text:style-name="T1">●</text:span></text:p>
          </draw:text-box>
        </draw:frame>
        <draw:frame draw:style-name="gr3" draw:text-style-name="P4" draw:layer="layout" svg:width="0.154cm" svg:height="0.192cm" svg:x="3.653cm" svg:y="7.664cm">
          <draw:text-box>
            <text:p text:style-name="P3"><text:span text:style-name="T1">●</text:span></text:p>
          </draw:text-box>
        </draw:frame>
        <draw:frame draw:style-name="gr3" draw:text-style-name="P4" draw:layer="layout" svg:width="0.154cm" svg:height="0.192cm" svg:x="3.653cm" svg:y="6.48cm">
          <draw:text-box>
            <text:p text:style-name="P3"><text:span text:style-name="T1">●</text:span></text:p>
          </draw:text-box>
        </draw:frame>
        <draw:frame draw:style-name="gr3" draw:text-style-name="P4" draw:layer="layout" svg:width="0.154cm" svg:height="0.192cm" svg:x="3.653cm" svg:y="3.516cm">
          <draw:text-box>
            <text:p text:style-name="P3"><text:span text:style-name="T1">●</text:span></text:p>
          </draw:text-box>
        </draw:frame>
        <draw:frame draw:style-name="gr4" draw:text-style-name="P4" draw:layer="layout" svg:width="0.307cm" svg:height="0.192cm" svg:x="3.653cm" svg:y="4.111cm">
          <draw:text-box>
            <text:p text:style-name="P3"><text:span text:style-name="T1">●●</text:span></text:p>
          </draw:text-box>
        </draw:frame>
        <draw:frame draw:style-name="gr3" draw:text-style-name="P4" draw:layer="layout" svg:width="0.154cm" svg:height="0.192cm" svg:x="3.653cm" svg:y="5.45cm">
          <draw:text-box>
            <text:p text:style-name="P3"><text:span text:style-name="T1">●</text:span></text:p>
          </draw:text-box>
        </draw:frame>
        <draw:frame draw:style-name="gr3" draw:text-style-name="P4" draw:layer="layout" svg:width="0.154cm" svg:height="0.192cm" svg:x="3.653cm" svg:y="4.946cm">
          <draw:text-box>
            <text:p text:style-name="P3"><text:span text:style-name="T1">●</text:span></text:p>
          </draw:text-box>
        </draw:frame>
        <draw:frame draw:style-name="gr3" draw:text-style-name="P4" draw:layer="layout" svg:width="0.154cm" svg:height="0.192cm" svg:x="3.653cm" svg:y="6.654cm">
          <draw:text-box>
            <text:p text:style-name="P3"><text:span text:style-name="T1">●</text:span></text:p>
          </draw:text-box>
        </draw:frame>
        <draw:frame draw:style-name="gr3" draw:text-style-name="P4" draw:layer="layout" svg:width="0.154cm" svg:height="0.192cm" svg:x="3.653cm" svg:y="3.516cm">
          <draw:text-box>
            <text:p text:style-name="P3"><text:span text:style-name="T1">●</text:span></text:p>
          </draw:text-box>
        </draw:frame>
        <draw:frame draw:style-name="gr4" draw:text-style-name="P4" draw:layer="layout" svg:width="0.307cm" svg:height="0.192cm" svg:x="3.653cm" svg:y="4.111cm">
          <draw:text-box>
            <text:p text:style-name="P3"><text:span text:style-name="T1">●●</text:span></text:p>
          </draw:text-box>
        </draw:frame>
        <draw:frame draw:style-name="gr3" draw:text-style-name="P4" draw:layer="layout" svg:width="0.154cm" svg:height="0.192cm" svg:x="3.653cm" svg:y="3.516cm">
          <draw:text-box>
            <text:p text:style-name="P3"><text:span text:style-name="T1">●</text:span></text:p>
          </draw:text-box>
        </draw:frame>
        <draw:frame draw:style-name="gr3" draw:text-style-name="P4" draw:layer="layout" svg:width="0.154cm" svg:height="0.192cm" svg:x="3.653cm" svg:y="7.37cm">
          <draw:text-box>
            <text:p text:style-name="P3"><text:span text:style-name="T1">●</text:span></text:p>
          </draw:text-box>
        </draw:frame>
        <draw:frame draw:style-name="gr3" draw:text-style-name="P4" draw:layer="layout" svg:width="0.154cm" svg:height="0.192cm" svg:x="3.653cm" svg:y="4.946cm">
          <draw:text-box>
            <text:p text:style-name="P3"><text:span text:style-name="T1">●</text:span></text:p>
          </draw:text-box>
        </draw:frame>
        <draw:frame draw:style-name="gr3" draw:text-style-name="P4" draw:layer="layout" svg:width="0.154cm" svg:height="0.192cm" svg:x="3.653cm" svg:y="3.516cm">
          <draw:text-box>
            <text:p text:style-name="P3"><text:span text:style-name="T1">●</text:span></text:p>
          </draw:text-box>
        </draw:frame>
        <draw:frame draw:style-name="gr4" draw:text-style-name="P4" draw:layer="layout" svg:width="0.307cm" svg:height="0.192cm" svg:x="3.653cm" svg:y="4.111cm">
          <draw:text-box>
            <text:p text:style-name="P3"><text:span text:style-name="T1">●●</text:span></text:p>
          </draw:text-box>
        </draw:frame>
        <draw:frame draw:style-name="gr4" draw:text-style-name="P4" draw:layer="layout" svg:width="0.307cm" svg:height="0.192cm" svg:x="3.653cm" svg:y="3.516cm">
          <draw:text-box>
            <text:p text:style-name="P3"><text:span text:style-name="T1">●●</text:span></text:p>
          </draw:text-box>
        </draw:frame>
        <draw:frame draw:style-name="gr3" draw:text-style-name="P4" draw:layer="layout" svg:width="0.154cm" svg:height="0.192cm" svg:x="3.653cm" svg:y="7.392cm">
          <draw:text-box>
            <text:p text:style-name="P3"><text:span text:style-name="T1">●</text:span></text:p>
          </draw:text-box>
        </draw:frame>
        <draw:frame draw:style-name="gr3" draw:text-style-name="P4" draw:layer="layout" svg:width="0.154cm" svg:height="0.192cm" svg:x="3.653cm" svg:y="5.826cm">
          <draw:text-box>
            <text:p text:style-name="P3"><text:span text:style-name="T1">●</text:span></text:p>
          </draw:text-box>
        </draw:frame>
        <draw:frame draw:style-name="gr3" draw:text-style-name="P4" draw:layer="layout" svg:width="0.154cm" svg:height="0.192cm" svg:x="3.653cm" svg:y="7.204cm">
          <draw:text-box>
            <text:p text:style-name="P3"><text:span text:style-name="T1">●</text:span></text:p>
          </draw:text-box>
        </draw:frame>
        <draw:frame draw:style-name="gr3" draw:text-style-name="P4" draw:layer="layout" svg:width="0.154cm" svg:height="0.192cm" svg:x="3.653cm" svg:y="6.562cm">
          <draw:text-box>
            <text:p text:style-name="P3"><text:span text:style-name="T1">●</text:span></text:p>
          </draw:text-box>
        </draw:frame>
        <draw:frame draw:style-name="gr3" draw:text-style-name="P4" draw:layer="layout" svg:width="0.154cm" svg:height="0.192cm" svg:x="3.653cm" svg:y="6.584cm">
          <draw:text-box>
            <text:p text:style-name="P3"><text:span text:style-name="T1">●</text:span></text:p>
          </draw:text-box>
        </draw:frame>
        <draw:frame draw:style-name="gr4" draw:text-style-name="P4" draw:layer="layout" svg:width="0.307cm" svg:height="0.192cm" svg:x="3.653cm" svg:y="7.153cm">
          <draw:text-box>
            <text:p text:style-name="P3"><text:span text:style-name="T1">●●</text:span></text:p>
          </draw:text-box>
        </draw:frame>
        <draw:frame draw:style-name="gr3" draw:text-style-name="P4" draw:layer="layout" svg:width="0.154cm" svg:height="0.192cm" svg:x="3.653cm" svg:y="6.072cm">
          <draw:text-box>
            <text:p text:style-name="P3"><text:span text:style-name="T1">●</text:span></text:p>
          </draw:text-box>
        </draw:frame>
        <draw:line draw:style-name="gr5" draw:text-style-name="P1" draw:layer="layout" svg:x1="3.711cm" svg:y1="9.007cm" svg:x2="3.711cm" svg:y2="7.964cm">
          <text:p/>
        </draw:line>
        <draw:line draw:style-name="gr5" draw:text-style-name="P1" draw:layer="layout" svg:x1="3.711cm" svg:y1="9.827cm" svg:x2="3.711cm" svg:y2="10.732cm">
          <text:p/>
        </draw:line>
        <draw:polygon draw:style-name="gr6" draw:text-style-name="P1" draw:layer="layout" svg:width="1.456cm" svg:height="0.82cm" svg:x="2.983cm" svg:y="9.007cm" svg:viewBox="0 0 1457 821" draw:points="0,0 0,821 1457,821 1457,0">
          <text:p/>
        </draw:polygon>
        <draw:line draw:style-name="gr7" draw:text-style-name="P1" draw:layer="layout" svg:x1="2.983cm" svg:y1="9.473cm" svg:x2="4.439cm" svg:y2="9.473cm">
          <text:p/>
        </draw:line>
        <draw:frame draw:style-name="gr3" draw:text-style-name="P4" draw:layer="layout" svg:width="0.154cm" svg:height="0.192cm" svg:x="3.653cm" svg:y="7.198cm">
          <draw:text-box>
            <text:p text:style-name="P3"><text:span text:style-name="T1">●</text:span></text:p>
          </draw:text-box>
        </draw:frame>
        <draw:frame draw:style-name="gr3" draw:text-style-name="P4" draw:layer="layout" svg:width="0.154cm" svg:height="0.192cm" svg:x="5.595cm" svg:y="1.834cm">
          <draw:text-box>
            <text:p text:style-name="P3"><text:span text:style-name="T1">●</text:span></text:p>
          </draw:text-box>
        </draw:frame>
        <draw:frame draw:style-name="gr3" draw:text-style-name="P4" draw:layer="layout" svg:width="0.154cm" svg:height="0.192cm" svg:x="5.595cm" svg:y="5.408cm">
          <draw:text-box>
            <text:p text:style-name="P3"><text:span text:style-name="T1">●</text:span></text:p>
          </draw:text-box>
        </draw:frame>
        <draw:frame draw:style-name="gr3" draw:text-style-name="P4" draw:layer="layout" svg:width="0.154cm" svg:height="0.192cm" svg:x="5.595cm" svg:y="3.431cm">
          <draw:text-box>
            <text:p text:style-name="P3"><text:span text:style-name="T1">●</text:span></text:p>
          </draw:text-box>
        </draw:frame>
        <draw:frame draw:style-name="gr3" draw:text-style-name="P4" draw:layer="layout" svg:width="0.154cm" svg:height="0.192cm" svg:x="5.595cm" svg:y="3.85cm">
          <draw:text-box>
            <text:p text:style-name="P3"><text:span text:style-name="T1">●</text:span></text:p>
          </draw:text-box>
        </draw:frame>
        <draw:frame draw:style-name="gr3" draw:text-style-name="P4" draw:layer="layout" svg:width="0.154cm" svg:height="0.192cm" svg:x="5.595cm" svg:y="4.833cm">
          <draw:text-box>
            <text:p text:style-name="P3"><text:span text:style-name="T1">●</text:span></text:p>
          </draw:text-box>
        </draw:frame>
        <draw:frame draw:style-name="gr3" draw:text-style-name="P4" draw:layer="layout" svg:width="0.154cm" svg:height="0.192cm" svg:x="5.595cm" svg:y="2.722cm">
          <draw:text-box>
            <text:p text:style-name="P3"><text:span text:style-name="T1">●</text:span></text:p>
          </draw:text-box>
        </draw:frame>
        <draw:frame draw:style-name="gr3" draw:text-style-name="P4" draw:layer="layout" svg:width="0.154cm" svg:height="0.192cm" svg:x="5.595cm" svg:y="3.307cm">
          <draw:text-box>
            <text:p text:style-name="P3"><text:span text:style-name="T1">●</text:span></text:p>
          </draw:text-box>
        </draw:frame>
        <draw:frame draw:style-name="gr3" draw:text-style-name="P4" draw:layer="layout" svg:width="0.154cm" svg:height="0.192cm" svg:x="5.595cm" svg:y="4.957cm">
          <draw:text-box>
            <text:p text:style-name="P3"><text:span text:style-name="T1">●</text:span></text:p>
          </draw:text-box>
        </draw:frame>
        <draw:frame draw:style-name="gr3" draw:text-style-name="P4" draw:layer="layout" svg:width="0.154cm" svg:height="0.192cm" svg:x="5.595cm" svg:y="3.058cm">
          <draw:text-box>
            <text:p text:style-name="P3"><text:span text:style-name="T1">●</text:span></text:p>
          </draw:text-box>
        </draw:frame>
        <draw:frame draw:style-name="gr3" draw:text-style-name="P4" draw:layer="layout" svg:width="0.154cm" svg:height="0.192cm" svg:x="5.595cm" svg:y="4.019cm">
          <draw:text-box>
            <text:p text:style-name="P3"><text:span text:style-name="T1">●</text:span></text:p>
          </draw:text-box>
        </draw:frame>
        <draw:frame draw:style-name="gr3" draw:text-style-name="P4" draw:layer="layout" svg:width="0.154cm" svg:height="0.192cm" svg:x="5.595cm" svg:y="4.767cm">
          <draw:text-box>
            <text:p text:style-name="P3"><text:span text:style-name="T1">●</text:span></text:p>
          </draw:text-box>
        </draw:frame>
        <draw:frame draw:style-name="gr3" draw:text-style-name="P4" draw:layer="layout" svg:width="0.154cm" svg:height="0.192cm" svg:x="5.595cm" svg:y="2.956cm">
          <draw:text-box>
            <text:p text:style-name="P3"><text:span text:style-name="T1">●</text:span></text:p>
          </draw:text-box>
        </draw:frame>
        <draw:frame draw:style-name="gr3" draw:text-style-name="P4" draw:layer="layout" svg:width="0.154cm" svg:height="0.192cm" svg:x="5.595cm" svg:y="2.94cm">
          <draw:text-box>
            <text:p text:style-name="P3"><text:span text:style-name="T1">●</text:span></text:p>
          </draw:text-box>
        </draw:frame>
        <draw:line draw:style-name="gr5" draw:text-style-name="P1" draw:layer="layout" svg:x1="5.653cm" svg:y1="7.993cm" svg:x2="5.653cm" svg:y2="5.935cm">
          <text:p/>
        </draw:line>
        <draw:line draw:style-name="gr5" draw:text-style-name="P1" draw:layer="layout" svg:x1="5.653cm" svg:y1="9.411cm" svg:x2="5.653cm" svg:y2="11.463cm">
          <text:p/>
        </draw:line>
        <draw:polygon draw:style-name="gr6" draw:text-style-name="P1" draw:layer="layout" svg:width="1.456cm" svg:height="1.418cm" svg:x="4.925cm" svg:y="7.993cm" svg:viewBox="0 0 1457 1419" draw:points="0,0 0,1419 1457,1419 1457,0">
          <text:p/>
        </draw:polygon>
        <draw:line draw:style-name="gr7" draw:text-style-name="P1" draw:layer="layout" svg:x1="4.925cm" svg:y1="9.074cm" svg:x2="6.381cm" svg:y2="9.074cm">
          <text:p/>
        </draw:line>
        <draw:frame draw:style-name="gr3" draw:text-style-name="P4" draw:layer="layout" svg:width="0.154cm" svg:height="0.192cm" svg:x="5.595cm" svg:y="5.272cm">
          <draw:text-box>
            <text:p text:style-name="P3"><text:span text:style-name="T1">●</text:span></text:p>
          </draw:text-box>
        </draw:frame>
        <draw:frame draw:style-name="gr3" draw:text-style-name="P4" draw:layer="layout" svg:width="0.154cm" svg:height="0.192cm" svg:x="7.537cm" svg:y="3.423cm">
          <draw:text-box>
            <text:p text:style-name="P3"><text:span text:style-name="T1">●</text:span></text:p>
          </draw:text-box>
        </draw:frame>
        <draw:line draw:style-name="gr5" draw:text-style-name="P1" draw:layer="layout" svg:x1="7.594cm" svg:y1="7.864cm" svg:x2="7.594cm" svg:y2="5.509cm">
          <text:p/>
        </draw:line>
        <draw:line draw:style-name="gr5" draw:text-style-name="P1" draw:layer="layout" svg:x1="7.594cm" svg:y1="9.453cm" svg:x2="7.594cm" svg:y2="9.949cm">
          <text:p/>
        </draw:line>
        <draw:polygon draw:style-name="gr6" draw:text-style-name="P1" draw:layer="layout" svg:width="1.455cm" svg:height="1.589cm" svg:x="6.866cm" svg:y="7.864cm" svg:viewBox="0 0 1456 1590" draw:points="0,0 0,1590 1456,1590 1456,0">
          <text:p/>
        </draw:polygon>
        <draw:line draw:style-name="gr7" draw:text-style-name="P1" draw:layer="layout" svg:x1="6.866cm" svg:y1="8.951cm" svg:x2="8.322cm" svg:y2="8.951cm">
          <text:p/>
        </draw:line>
        <draw:frame draw:style-name="gr3" draw:text-style-name="P4" draw:layer="layout" svg:width="0.154cm" svg:height="0.192cm" svg:x="7.537cm" svg:y="5.052cm">
          <draw:text-box>
            <text:p text:style-name="P3"><text:span text:style-name="T1">●</text:span></text:p>
          </draw:text-box>
        </draw:frame>
        <draw:frame draw:style-name="gr3" draw:text-style-name="P4" draw:layer="layout" svg:width="0.154cm" svg:height="0.192cm" svg:x="9.477cm" svg:y="6.764cm">
          <draw:text-box>
            <text:p text:style-name="P3"><text:span text:style-name="T1">●</text:span></text:p>
          </draw:text-box>
        </draw:frame>
        <draw:frame draw:style-name="gr3" draw:text-style-name="P4" draw:layer="layout" svg:width="0.154cm" svg:height="0.192cm" svg:x="9.477cm" svg:y="3.081cm">
          <draw:text-box>
            <text:p text:style-name="P3"><text:span text:style-name="T1">●</text:span></text:p>
          </draw:text-box>
        </draw:frame>
        <draw:frame draw:style-name="gr3" draw:text-style-name="P4" draw:layer="layout" svg:width="0.154cm" svg:height="0.192cm" svg:x="9.477cm" svg:y="4.733cm">
          <draw:text-box>
            <text:p text:style-name="P3"><text:span text:style-name="T1">●</text:span></text:p>
          </draw:text-box>
        </draw:frame>
        <draw:frame draw:style-name="gr3" draw:text-style-name="P4" draw:layer="layout" svg:width="0.154cm" svg:height="0.192cm" svg:x="9.477cm" svg:y="6.781cm">
          <draw:text-box>
            <text:p text:style-name="P3"><text:span text:style-name="T1">●</text:span></text:p>
          </draw:text-box>
        </draw:frame>
        <draw:frame draw:style-name="gr3" draw:text-style-name="P4" draw:layer="layout" svg:width="0.154cm" svg:height="0.192cm" svg:x="9.477cm" svg:y="2.926cm">
          <draw:text-box>
            <text:p text:style-name="P3"><text:span text:style-name="T1">●</text:span></text:p>
          </draw:text-box>
        </draw:frame>
        <draw:frame draw:style-name="gr3" draw:text-style-name="P4" draw:layer="layout" svg:width="0.154cm" svg:height="0.192cm" svg:x="9.477cm" svg:y="6.15cm">
          <draw:text-box>
            <text:p text:style-name="P3"><text:span text:style-name="T1">●</text:span></text:p>
          </draw:text-box>
        </draw:frame>
        <draw:frame draw:style-name="gr3" draw:text-style-name="P4" draw:layer="layout" svg:width="0.154cm" svg:height="0.192cm" svg:x="9.477cm" svg:y="6.162cm">
          <draw:text-box>
            <text:p text:style-name="P3"><text:span text:style-name="T1">●</text:span></text:p>
          </draw:text-box>
        </draw:frame>
        <draw:frame draw:style-name="gr3" draw:text-style-name="P4" draw:layer="layout" svg:width="0.154cm" svg:height="0.192cm" svg:x="9.477cm" svg:y="5.49cm">
          <draw:text-box>
            <text:p text:style-name="P3"><text:span text:style-name="T1">●</text:span></text:p>
          </draw:text-box>
        </draw:frame>
        <draw:frame draw:style-name="gr3" draw:text-style-name="P4" draw:layer="layout" svg:width="0.154cm" svg:height="0.192cm" svg:x="9.477cm" svg:y="6.165cm">
          <draw:text-box>
            <text:p text:style-name="P3"><text:span text:style-name="T1">●</text:span></text:p>
          </draw:text-box>
        </draw:frame>
        <draw:frame draw:style-name="gr3" draw:text-style-name="P4" draw:layer="layout" svg:width="0.154cm" svg:height="0.192cm" svg:x="9.477cm" svg:y="6.344cm">
          <draw:text-box>
            <text:p text:style-name="P3"><text:span text:style-name="T1">●</text:span></text:p>
          </draw:text-box>
        </draw:frame>
        <draw:frame draw:style-name="gr3" draw:text-style-name="P4" draw:layer="layout" svg:width="0.154cm" svg:height="0.192cm" svg:x="9.477cm" svg:y="5.858cm">
          <draw:text-box>
            <text:p text:style-name="P3"><text:span text:style-name="T1">●</text:span></text:p>
          </draw:text-box>
        </draw:frame>
        <draw:frame draw:style-name="gr3" draw:text-style-name="P4" draw:layer="layout" svg:width="0.154cm" svg:height="0.192cm" svg:x="9.477cm" svg:y="7.039cm">
          <draw:text-box>
            <text:p text:style-name="P3"><text:span text:style-name="T1">●</text:span></text:p>
          </draw:text-box>
        </draw:frame>
        <draw:frame draw:style-name="gr3" draw:text-style-name="P4" draw:layer="layout" svg:width="0.154cm" svg:height="0.192cm" svg:x="9.477cm" svg:y="6.245cm">
          <draw:text-box>
            <text:p text:style-name="P3"><text:span text:style-name="T1">●</text:span></text:p>
          </draw:text-box>
        </draw:frame>
        <draw:frame draw:style-name="gr3" draw:text-style-name="P4" draw:layer="layout" svg:width="0.154cm" svg:height="0.192cm" svg:x="9.477cm" svg:y="6.84cm">
          <draw:text-box>
            <text:p text:style-name="P3"><text:span text:style-name="T1">●</text:span></text:p>
          </draw:text-box>
        </draw:frame>
        <draw:frame draw:style-name="gr3" draw:text-style-name="P4" draw:layer="layout" svg:width="0.154cm" svg:height="0.192cm" svg:x="9.477cm" svg:y="4.733cm">
          <draw:text-box>
            <text:p text:style-name="P3"><text:span text:style-name="T1">●</text:span></text:p>
          </draw:text-box>
        </draw:frame>
        <draw:frame draw:style-name="gr3" draw:text-style-name="P4" draw:layer="layout" svg:width="0.154cm" svg:height="0.192cm" svg:x="9.477cm" svg:y="6.619cm">
          <draw:text-box>
            <text:p text:style-name="P3"><text:span text:style-name="T1">●</text:span></text:p>
          </draw:text-box>
        </draw:frame>
        <draw:frame draw:style-name="gr3" draw:text-style-name="P4" draw:layer="layout" svg:width="0.154cm" svg:height="0.192cm" svg:x="9.477cm" svg:y="4.716cm">
          <draw:text-box>
            <text:p text:style-name="P3"><text:span text:style-name="T1">●</text:span></text:p>
          </draw:text-box>
        </draw:frame>
        <draw:frame draw:style-name="gr3" draw:text-style-name="P4" draw:layer="layout" svg:width="0.154cm" svg:height="0.192cm" svg:x="9.477cm" svg:y="3.167cm">
          <draw:text-box>
            <text:p text:style-name="P3"><text:span text:style-name="T1">●</text:span></text:p>
          </draw:text-box>
        </draw:frame>
        <draw:frame draw:style-name="gr3" draw:text-style-name="P4" draw:layer="layout" svg:width="0.154cm" svg:height="0.192cm" svg:x="9.477cm" svg:y="4.733cm">
          <draw:text-box>
            <text:p text:style-name="P3"><text:span text:style-name="T1">●</text:span></text:p>
          </draw:text-box>
        </draw:frame>
        <draw:frame draw:style-name="gr3" draw:text-style-name="P4" draw:layer="layout" svg:width="0.154cm" svg:height="0.192cm" svg:x="9.477cm" svg:y="6.558cm">
          <draw:text-box>
            <text:p text:style-name="P3"><text:span text:style-name="T1">●</text:span></text:p>
          </draw:text-box>
        </draw:frame>
        <draw:frame draw:style-name="gr3" draw:text-style-name="P4" draw:layer="layout" svg:width="0.154cm" svg:height="0.192cm" svg:x="9.477cm" svg:y="4.327cm">
          <draw:text-box>
            <text:p text:style-name="P3"><text:span text:style-name="T1">●</text:span></text:p>
          </draw:text-box>
        </draw:frame>
        <draw:frame draw:style-name="gr3" draw:text-style-name="P4" draw:layer="layout" svg:width="0.154cm" svg:height="0.192cm" svg:x="9.477cm" svg:y="6.837cm">
          <draw:text-box>
            <text:p text:style-name="P3"><text:span text:style-name="T1">●</text:span></text:p>
          </draw:text-box>
        </draw:frame>
        <draw:line draw:style-name="gr5" draw:text-style-name="P1" draw:layer="layout" svg:x1="9.535cm" svg:y1="8.745cm" svg:x2="9.535cm" svg:y2="7.488cm">
          <text:p/>
        </draw:line>
        <draw:line draw:style-name="gr5" draw:text-style-name="P1" draw:layer="layout" svg:x1="9.535cm" svg:y1="9.634cm" svg:x2="9.535cm" svg:y2="10.01cm">
          <text:p/>
        </draw:line>
        <draw:polygon draw:style-name="gr6" draw:text-style-name="P1" draw:layer="layout" svg:width="1.455cm" svg:height="0.889cm" svg:x="8.808cm" svg:y="8.745cm" svg:viewBox="0 0 1456 890" draw:points="0,0 0,890 1456,890 1456,0">
          <text:p/>
        </draw:polygon>
        <draw:line draw:style-name="gr7" draw:text-style-name="P1" draw:layer="layout" svg:x1="8.808cm" svg:y1="9.22cm" svg:x2="10.264cm" svg:y2="9.22cm">
          <text:p/>
        </draw:line>
        <draw:frame draw:style-name="gr3" draw:text-style-name="P4" draw:layer="layout" svg:width="0.154cm" svg:height="0.192cm" svg:x="9.477cm" svg:y="5.022cm">
          <draw:text-box>
            <text:p text:style-name="P3"><text:span text:style-name="T1">●</text:span></text:p>
          </draw:text-box>
        </draw:frame>
        <draw:frame draw:style-name="gr3" draw:text-style-name="P4" draw:layer="layout" svg:width="0.154cm" svg:height="0.192cm" svg:x="11.419cm" svg:y="6.982cm">
          <draw:text-box>
            <text:p text:style-name="P3"><text:span text:style-name="T1">●</text:span></text:p>
          </draw:text-box>
        </draw:frame>
        <draw:line draw:style-name="gr5" draw:text-style-name="P1" draw:layer="layout" svg:x1="11.478cm" svg:y1="8.658cm" svg:x2="11.478cm" svg:y2="7.797cm">
          <text:p/>
        </draw:line>
        <draw:line draw:style-name="gr5" draw:text-style-name="P1" draw:layer="layout" svg:x1="11.478cm" svg:y1="9.728cm" svg:x2="11.478cm" svg:y2="9.959cm">
          <text:p/>
        </draw:line>
        <draw:polygon draw:style-name="gr6" draw:text-style-name="P1" draw:layer="layout" svg:width="1.456cm" svg:height="1.069cm" svg:x="10.749cm" svg:y="8.658cm" svg:viewBox="0 0 1457 1070" draw:points="0,0 0,1070 1457,1070 1457,0">
          <text:p/>
        </draw:polygon>
        <draw:line draw:style-name="gr7" draw:text-style-name="P1" draw:layer="layout" svg:x1="10.749cm" svg:y1="9.424cm" svg:x2="12.205cm" svg:y2="9.424cm">
          <text:p/>
        </draw:line>
        <draw:frame draw:style-name="gr3" draw:text-style-name="P4" draw:layer="layout" svg:width="0.154cm" svg:height="0.192cm" svg:x="11.419cm" svg:y="5.436cm">
          <draw:text-box>
            <text:p text:style-name="P3"><text:span text:style-name="T1">●</text:span></text:p>
          </draw:text-box>
        </draw:frame>
        <draw:frame draw:style-name="gr3" draw:text-style-name="P4" draw:layer="layout" svg:width="0.154cm" svg:height="0.192cm" svg:x="13.361cm" svg:y="2.336cm">
          <draw:text-box>
            <text:p text:style-name="P3"><text:span text:style-name="T1">●</text:span></text:p>
          </draw:text-box>
        </draw:frame>
        <draw:line draw:style-name="gr5" draw:text-style-name="P1" draw:layer="layout" svg:x1="13.419cm" svg:y1="6.957cm" svg:x2="13.419cm" svg:y2="3.716cm">
          <text:p/>
        </draw:line>
        <draw:line draw:style-name="gr5" draw:text-style-name="P1" draw:layer="layout" svg:x1="13.419cm" svg:y1="9.547cm" svg:x2="13.419cm" svg:y2="9.904cm">
          <text:p/>
        </draw:line>
        <draw:polygon draw:style-name="gr6" draw:text-style-name="P1" draw:layer="layout" svg:width="1.456cm" svg:height="2.59cm" svg:x="12.69cm" svg:y="6.958cm" svg:viewBox="0 0 1457 2591" draw:points="0,0 0,2591 1457,2591 1457,0">
          <text:p/>
        </draw:polygon>
        <draw:line draw:style-name="gr7" draw:text-style-name="P1" draw:layer="layout" svg:x1="12.69cm" svg:y1="9.16cm" svg:x2="14.146cm" svg:y2="9.16cm">
          <text:p/>
        </draw:line>
        <draw:frame draw:style-name="gr3" draw:text-style-name="P4" draw:layer="layout" svg:width="0.154cm" svg:height="0.192cm" svg:x="13.361cm" svg:y="2.612cm">
          <draw:text-box>
            <text:p text:style-name="P3"><text:span text:style-name="T1">●</text:span></text:p>
          </draw:text-box>
        </draw:frame>
        <draw:line draw:style-name="gr5" draw:text-style-name="P1" draw:layer="layout" svg:x1="15.36cm" svg:y1="8.723cm" svg:x2="15.36cm" svg:y2="8.696cm">
          <text:p/>
        </draw:line>
        <draw:line draw:style-name="gr5" draw:text-style-name="P1" draw:layer="layout" svg:x1="15.36cm" svg:y1="9.337cm" svg:x2="15.36cm" svg:y2="9.59cm">
          <text:p/>
        </draw:line>
        <draw:polygon draw:style-name="gr6" draw:text-style-name="P1" draw:layer="layout" svg:width="1.456cm" svg:height="0.614cm" svg:x="14.632cm" svg:y="8.723cm" svg:viewBox="0 0 1457 615" draw:points="0,0 0,615 1457,615 1457,0">
          <text:p/>
        </draw:polygon>
        <draw:line draw:style-name="gr7" draw:text-style-name="P1" draw:layer="layout" svg:x1="14.632cm" svg:y1="9.028cm" svg:x2="16.088cm" svg:y2="9.028cm">
          <text:p/>
        </draw:line>
        <draw:frame draw:style-name="gr3" draw:text-style-name="P4" draw:layer="layout" svg:width="0.154cm" svg:height="0.192cm" svg:x="15.302cm" svg:y="3.722cm">
          <draw:text-box>
            <text:p text:style-name="P3"><text:span text:style-name="T1">●</text:span></text:p>
          </draw:text-box>
        </draw:frame>
        <draw:frame draw:style-name="gr3" draw:text-style-name="P4" draw:layer="layout" svg:width="0.154cm" svg:height="0.192cm" svg:x="17.244cm" svg:y="4.713cm">
          <draw:text-box>
            <text:p text:style-name="P3"><text:span text:style-name="T1">●</text:span></text:p>
          </draw:text-box>
        </draw:frame>
        <draw:frame draw:style-name="gr3" draw:text-style-name="P4" draw:layer="layout" svg:width="0.154cm" svg:height="0.192cm" svg:x="17.244cm" svg:y="4.838cm">
          <draw:text-box>
            <text:p text:style-name="P3"><text:span text:style-name="T1">●</text:span></text:p>
          </draw:text-box>
        </draw:frame>
        <draw:frame draw:style-name="gr3" draw:text-style-name="P4" draw:layer="layout" svg:width="0.154cm" svg:height="0.192cm" svg:x="17.244cm" svg:y="5.214cm">
          <draw:text-box>
            <text:p text:style-name="P3"><text:span text:style-name="T1">●</text:span></text:p>
          </draw:text-box>
        </draw:frame>
        <draw:frame draw:style-name="gr3" draw:text-style-name="P4" draw:layer="layout" svg:width="0.154cm" svg:height="0.192cm" svg:x="17.244cm" svg:y="5.721cm">
          <draw:text-box>
            <text:p text:style-name="P3"><text:span text:style-name="T1">●</text:span></text:p>
          </draw:text-box>
        </draw:frame>
        <draw:frame draw:style-name="gr3" draw:text-style-name="P4" draw:layer="layout" svg:width="0.154cm" svg:height="0.192cm" svg:x="17.244cm" svg:y="5.06cm">
          <draw:text-box>
            <text:p text:style-name="P3"><text:span text:style-name="T1">●</text:span></text:p>
          </draw:text-box>
        </draw:frame>
        <draw:frame draw:style-name="gr3" draw:text-style-name="P4" draw:layer="layout" svg:width="0.154cm" svg:height="0.192cm" svg:x="17.244cm" svg:y="4.838cm">
          <draw:text-box>
            <text:p text:style-name="P3"><text:span text:style-name="T1">●</text:span></text:p>
          </draw:text-box>
        </draw:frame>
        <draw:frame draw:style-name="gr3" draw:text-style-name="P4" draw:layer="layout" svg:width="0.154cm" svg:height="0.192cm" svg:x="17.244cm" svg:y="5.489cm">
          <draw:text-box>
            <text:p text:style-name="P3"><text:span text:style-name="T1">●</text:span></text:p>
          </draw:text-box>
        </draw:frame>
        <draw:frame draw:style-name="gr3" draw:text-style-name="P4" draw:layer="layout" svg:width="0.154cm" svg:height="0.192cm" svg:x="17.244cm" svg:y="4.978cm">
          <draw:text-box>
            <text:p text:style-name="P3"><text:span text:style-name="T1">●</text:span></text:p>
          </draw:text-box>
        </draw:frame>
        <draw:frame draw:style-name="gr3" draw:text-style-name="P4" draw:layer="layout" svg:width="0.154cm" svg:height="0.192cm" svg:x="17.244cm" svg:y="5.24cm">
          <draw:text-box>
            <text:p text:style-name="P3"><text:span text:style-name="T1">●</text:span></text:p>
          </draw:text-box>
        </draw:frame>
        <draw:frame draw:style-name="gr3" draw:text-style-name="P4" draw:layer="layout" svg:width="0.154cm" svg:height="0.192cm" svg:x="17.244cm" svg:y="12.302cm">
          <draw:text-box>
            <text:p text:style-name="P3"><text:span text:style-name="T1">●</text:span></text:p>
          </draw:text-box>
        </draw:frame>
        <draw:frame draw:style-name="gr3" draw:text-style-name="P4" draw:layer="layout" svg:width="0.154cm" svg:height="0.192cm" svg:x="17.244cm" svg:y="5.23cm">
          <draw:text-box>
            <text:p text:style-name="P3"><text:span text:style-name="T1">●</text:span></text:p>
          </draw:text-box>
        </draw:frame>
        <draw:frame draw:style-name="gr3" draw:text-style-name="P4" draw:layer="layout" svg:width="0.154cm" svg:height="0.192cm" svg:x="17.244cm" svg:y="3.853cm">
          <draw:text-box>
            <text:p text:style-name="P3"><text:span text:style-name="T1">●</text:span></text:p>
          </draw:text-box>
        </draw:frame>
        <draw:frame draw:style-name="gr4" draw:text-style-name="P4" draw:layer="layout" svg:width="0.307cm" svg:height="0.192cm" svg:x="17.244cm" svg:y="2.964cm">
          <draw:text-box>
            <text:p text:style-name="P3"><text:span text:style-name="T1">●●</text:span></text:p>
          </draw:text-box>
        </draw:frame>
        <draw:frame draw:style-name="gr3" draw:text-style-name="P4" draw:layer="layout" svg:width="0.154cm" svg:height="0.192cm" svg:x="17.244cm" svg:y="5.557cm">
          <draw:text-box>
            <text:p text:style-name="P3"><text:span text:style-name="T1">●</text:span></text:p>
          </draw:text-box>
        </draw:frame>
        <draw:line draw:style-name="gr5" draw:text-style-name="P1" draw:layer="layout" svg:x1="17.302cm" svg:y1="7.998cm" svg:x2="17.302cm" svg:y2="5.933cm">
          <text:p/>
        </draw:line>
        <draw:line draw:style-name="gr5" draw:text-style-name="P1" draw:layer="layout" svg:x1="17.302cm" svg:y1="9.401cm" svg:x2="17.302cm" svg:y2="10.879cm">
          <text:p/>
        </draw:line>
        <draw:polygon draw:style-name="gr6" draw:text-style-name="P1" draw:layer="layout" svg:width="1.456cm" svg:height="1.403cm" svg:x="16.574cm" svg:y="7.997cm" svg:viewBox="0 0 1457 1404" draw:points="0,0 0,1404 1457,1404 1457,0">
          <text:p/>
        </draw:polygon>
        <draw:line draw:style-name="gr7" draw:text-style-name="P1" draw:layer="layout" svg:x1="16.574cm" svg:y1="9.058cm" svg:x2="18.03cm" svg:y2="9.058cm">
          <text:p/>
        </draw:line>
        <draw:frame draw:style-name="gr3" draw:text-style-name="P4" draw:layer="layout" svg:width="0.154cm" svg:height="0.192cm" svg:x="17.244cm" svg:y="4.838cm">
          <draw:text-box>
            <text:p text:style-name="P3"><text:span text:style-name="T1">●</text:span></text:p>
          </draw:text-box>
        </draw:frame>
        <draw:frame draw:style-name="gr3" draw:text-style-name="P4" draw:layer="layout" svg:width="0.154cm" svg:height="0.192cm" svg:x="19.185cm" svg:y="3.413cm">
          <draw:text-box>
            <text:p text:style-name="P3"><text:span text:style-name="T1">●</text:span></text:p>
          </draw:text-box>
        </draw:frame>
        <draw:frame draw:style-name="gr3" draw:text-style-name="P4" draw:layer="layout" svg:width="0.154cm" svg:height="0.192cm" svg:x="19.185cm" svg:y="2.943cm">
          <draw:text-box>
            <text:p text:style-name="P3"><text:span text:style-name="T1">●</text:span></text:p>
          </draw:text-box>
        </draw:frame>
        <draw:line draw:style-name="gr5" draw:text-style-name="P1" draw:layer="layout" svg:x1="19.244cm" svg:y1="7.196cm" svg:x2="19.244cm" svg:y2="4.872cm">
          <text:p/>
        </draw:line>
        <draw:line draw:style-name="gr5" draw:text-style-name="P1" draw:layer="layout" svg:x1="19.244cm" svg:y1="8.833cm" svg:x2="19.244cm" svg:y2="9.812cm">
          <text:p/>
        </draw:line>
        <draw:polygon draw:style-name="gr6" draw:text-style-name="P1" draw:layer="layout" svg:width="1.455cm" svg:height="1.638cm" svg:x="18.515cm" svg:y="7.195cm" svg:viewBox="0 0 1456 1639" draw:points="0,0 0,1639 1456,1639 1456,0">
          <text:p/>
        </draw:polygon>
        <draw:line draw:style-name="gr7" draw:text-style-name="P1" draw:layer="layout" svg:x1="18.515cm" svg:y1="7.985cm" svg:x2="19.971cm" svg:y2="7.985cm">
          <text:p/>
        </draw:line>
        <draw:frame draw:style-name="gr3" draw:text-style-name="P4" draw:layer="layout" svg:width="0.154cm" svg:height="0.192cm" svg:x="19.185cm" svg:y="3.192cm">
          <draw:text-box>
            <text:p text:style-name="P3"><text:span text:style-name="T1">●</text:span></text:p>
          </draw:text-box>
        </draw:frame>
        <draw:frame draw:style-name="gr8" draw:text-style-name="P6" draw:layer="layout" svg:width="0.277cm" svg:height="0.556cm" svg:x="2.161cm" svg:y="9.982cm">
          <draw:text-box>
            <text:p text:style-name="P5"><text:span text:style-name="T2">0</text:span></text:p>
          </draw:text-box>
        </draw:frame>
        <draw:frame draw:style-name="gr9" draw:text-style-name="P6" draw:layer="layout" svg:width="0.552cm" svg:height="0.556cm" svg:x="2.01cm" svg:y="6.672cm">
          <draw:text-box>
            <text:p text:style-name="P5"><text:span text:style-name="T2">20</text:span></text:p>
          </draw:text-box>
        </draw:frame>
        <draw:line draw:style-name="gr5" draw:text-style-name="P7" draw:layer="layout" svg:x1="2.471cm" svg:y1="10.13cm" svg:x2="2.546cm" svg:y2="10.13cm">
          <text:p/>
        </draw:line>
        <draw:line draw:style-name="gr5" draw:text-style-name="P7" draw:layer="layout" svg:x1="2.471cm" svg:y1="6.821cm" svg:x2="2.546cm" svg:y2="6.821cm">
          <text:p/>
        </draw:line>
        <draw:line draw:style-name="gr5" draw:text-style-name="P7" draw:layer="layout" svg:x1="2.471cm" svg:y1="3.513cm" svg:x2="2.546cm" svg:y2="3.513cm">
          <text:p/>
        </draw:line>
        <draw:frame draw:style-name="gr9" draw:text-style-name="P6" draw:layer="layout" svg:width="0.552cm" svg:height="0.556cm" svg:x="2.01cm" svg:y="3.364cm">
          <draw:text-box>
            <text:p text:style-name="P5"><text:span text:style-name="T2">40</text:span></text:p>
          </draw:text-box>
        </draw:frame>
        <draw:frame draw:style-name="gr10" draw:text-style-name="P8" draw:layer="layout" svg:width="4.748cm" svg:height="0.556cm" draw:transform="rotate (1.5707963267949) translate (1.195cm 8.7cm)">
          <draw:text-box>
            <text:p text:style-name="P5"><text:span text:style-name="T3">Time−to−Plan (years)</text:span></text:p>
          </draw:text-box>
        </draw:frame>
        <draw:frame draw:style-name="gr11" draw:text-style-name="P9" draw:layer="layout" svg:width="1.277cm" svg:height="0.962cm" svg:x="2.016cm" svg:y="1.762cm">
          <draw:text-box>
            <text:p><text:span text:style-name="T4">(a)</text:span></text:p>
          </draw:text-box>
        </draw:frame>
        <draw:frame draw:style-name="gr12" draw:text-style-name="P9" draw:layer="layout" svg:width="1.277cm" svg:height="0.962cm" svg:x="2.016cm" svg:y="12.811cm">
          <draw:text-box>
            <text:p><text:span text:style-name="T4">(b)</text:span></text:p>
          </draw:text-box>
        </draw:frame>
        <draw:line draw:style-name="gr1" draw:text-style-name="P1" draw:layer="layout" svg:x1="2.522cm" svg:y1="22.748cm" svg:x2="20.382cm" svg:y2="22.748cm">
          <text:p/>
        </draw:line>
        <draw:line draw:style-name="gr1" draw:text-style-name="P1" draw:layer="layout" svg:x1="2.522cm" svg:y1="19.964cm" svg:x2="20.382cm" svg:y2="19.964cm">
          <text:p/>
        </draw:line>
        <draw:line draw:style-name="gr1" draw:text-style-name="P1" draw:layer="layout" svg:x1="2.522cm" svg:y1="17.18cm" svg:x2="20.382cm" svg:y2="17.18cm">
          <text:p/>
        </draw:line>
        <draw:line draw:style-name="gr1" draw:text-style-name="P1" draw:layer="layout" svg:x1="2.522cm" svg:y1="14.396cm" svg:x2="20.382cm" svg:y2="14.396cm">
          <text:p/>
        </draw:line>
        <draw:polygon draw:style-name="gr13" draw:text-style-name="P10" draw:layer="layout" svg:width="1.747cm" svg:height="9.034cm" svg:x="2.812cm" svg:y="13.079cm" svg:viewBox="0 0 1748 9035" draw:points="866,9035 866,9017 866,8999 866,8982 866,8964 866,8946 866,8929 866,8912 866,8894 866,8876 866,8858 866,8841 866,8823 866,8805 866,8787 866,8770 866,8752 866,8734 865,8716 865,8699 864,8681 863,8664 862,8646 862,8628 860,8611 859,8593 859,8575 857,8558 855,8540 854,8522 853,8504 852,8487 850,8469 849,8451 847,8433 845,8416 844,8399 842,8381 841,8363 839,8345 838,8328 836,8310 835,8292 834,8274 832,8257 831,8239 830,8221 829,8204 828,8186 827,8169 826,8151 825,8133 824,8116 823,8098 822,8080 822,8062 821,8045 820,8027 820,8009 819,7992 818,7974 818,7957 818,7939 818,7921 817,7904 817,7886 816,7868 816,7850 815,7833 815,7815 815,7797 815,7779 814,7762 813,7745 813,7727 812,7709 812,7691 812,7674 812,7656 811,7638 811,7620 811,7603 811,7585 810,7567 811,7550 811,7532 811,7514 812,7497 812,7479 813,7462 814,7444 815,7426 816,7408 817,7391 818,7373 820,7355 821,7337 822,7320 824,7302 825,7284 826,7267 827,7249 828,7232 829,7214 829,7196 830,7179 830,7161 830,7143 830,7125 829,7108 828,7090 827,7073 825,7055 823,7037 821,7020 818,7002 815,6984 811,6966 807,6949 801,6931 797,6913 791,6896 785,6878 778,6860 771,6842 764,6825 756,6808 748,6790 741,6772 732,6754 724,6737 717,6719 709,6701 701,6683 694,6666 688,6648 682,6630 677,6613 673,6595 670,6577 668,6560 667,6542 667,6525 668,6507 670,6489 673,6471 677,6454 683,6436 689,6418 695,6400 702,6383 710,6365 718,6347 727,6329 735,6312 744,6295 752,6277 761,6259 768,6242 776,6224 784,6206 790,6188 797,6171 802,6153 808,6136 812,6118 817,6100 821,6083 824,6065 827,6047 829,6029 832,6012 833,5994 835,5976 835,5959 836,5941 837,5923 837,5905 838,5888 838,5871 838,5853 838,5835 838,5817 838,5800 838,5782 838,5764 837,5746 837,5729 837,5711 837,5693 838,5675 838,5658 838,5641 839,5623 839,5605 839,5588 839,5570 840,5552 840,5534 841,5517 841,5499 842,5481 842,5463 843,5446 843,5428 844,5410 845,5392 845,5375 845,5358 846,5340 846,5322 847,5305 847,5287 848,5269 848,5251 848,5234 848,5217 848,5199 847,5181 846,5163 846,5146 845,5128 844,5110 842,5092 840,5075 837,5057 834,5039 830,5021 825,5004 821,4986 815,4968 808,4951 800,4934 791,4916 781,4898 770,4880 758,4863 744,4845 728,4827 712,4809 694,4792 675,4774 654,4756 632,4738 609,4721 584,4704 558,4686 531,4668 503,4651 474,4633 444,4615 414,4597 383,4580 353,4562 322,4544 292,4526 262,4509 232,4491 204,4473 176,4456 149,4438 124,4421 101,4403 80,4385 62,4367 46,4350 32,4332 19,4314 11,4297 5,4279 1,4262 0,4244 2,4226 5,4209 10,4191 18,4173 26,4155 36,4138 47,4120 58,4102 70,4084 81,4067 93,4049 103,4032 112,4014 120,3997 127,3979 132,3961 136,3943 138,3926 139,3908 138,3890 136,3872 132,3855 127,3837 122,3819 115,3801 108,3784 100,3767 93,3749 85,3731 78,3713 72,3696 66,3678 61,3660 58,3643 56,3625 56,3607 58,3589 61,3572 66,3554 74,3536 84,3519 96,3501 111,3484 127,3466 146,3448 167,3430 189,3413 213,3395 238,3377 265,3359 291,3342 319,3325 347,3307 375,3289 403,3272 430,3254 457,3236 484,3218 509,3201 533,3183 556,3165 578,3147 598,3130 617,3112 635,3095 652,3077 667,3059 681,3042 695,3024 707,3005 719,2988 730,2970 740,2952 749,2935 758,2917 766,2899 774,2881 781,2864 788,2847 794,2829 800,2811 805,2793 811,2776 815,2758 819,2740 823,2722 827,2705 830,2687 832,2669 835,2651 836,2634 838,2616 839,2599 840,2581 840,2564 841,2546 841,2528 841,2510 840,2493 839,2475 839,2457 839,2439 837,2422 836,2404 835,2386 834,2369 833,2351 832,2334 831,2316 830,2298 829,2281 828,2263 828,2245 827,2227 826,2210 826,2192 826,2175 826,2157 826,2139 827,2122 828,2104 828,2086 829,2068 830,2051 832,2033 833,2015 835,1997 836,1980 839,1962 840,1944 842,1927 844,1910 846,1892 849,1874 850,1856 852,1839 854,1821 855,1803 858,1785 859,1768 861,1750 862,1732 864,1714 865,1697 866,1679 867,1662 868,1644 869,1627 869,1609 869,1591 870,1573 871,1556 871,1538 871,1520 872,1502 872,1485 872,1467 872,1449 872,1431 871,1414 871,1397 871,1379 871,1361 870,1343 870,1326 869,1308 869,1290 869,1273 869,1255 868,1238 868,1220 868,1202 867,1185 867,1167 866,1149 866,1131 866,1114 866,1096 866,1078 866,1060 866,1043 866,1025 866,1007 866,990 866,973 866,955 866,937 866,919 866,902 866,884 866,866 865,848 865,831 865,813 864,795 863,777 862,760 862,743 861,725 860,707 859,689 857,672 855,654 854,636 852,619 851,601 849,583 848,565 845,548 844,530 842,512 840,494 839,477 836,460 835,442 834,424 832,406 831,389 830,371 829,353 828,335 828,319 828,301 828,283 827,265 828,248 828,230 828,212 828,194 829,177 830,159 831,141 832,123 832,106 834,88 835,70 836,53 837,35 839,18 840,0 907,0 909,18 910,35 911,53 913,70 913,88 915,106 916,123 916,141 917,159 918,177 919,194 920,212 920,230 920,248 920,265 920,283 920,301 920,319 919,335 918,353 917,371 916,389 915,406 913,424 913,442 910,460 909,477 907,494 906,512 904,530 902,548 900,565 898,583 896,601 895,619 893,636 892,654 890,672 889,689 887,707 886,725 886,743 885,760 884,777 883,795 882,813 882,831 882,848 882,866 882,884 882,902 882,919 882,937 882,955 882,973 882,990 882,1007 882,1025 882,1043 882,1060 882,1078 882,1096 881,1114 881,1131 881,1149 880,1167 880,1185 880,1202 879,1220 879,1238 879,1255 879,1273 878,1290 878,1308 877,1326 877,1343 877,1361 876,1379 876,1397 876,1414 876,1431 876,1449 876,1467 876,1485 876,1502 876,1520 876,1538 876,1556 877,1573 877,1591 878,1609 879,1627 879,1644 880,1662 881,1679 882,1697 883,1714 885,1732 886,1750 888,1768 889,1785 891,1803 893,1821 895,1839 897,1856 899,1874 901,1892 903,1910 905,1927 907,1944 909,1962 911,1980 913,1997 914,2015 916,2033 917,2051 918,2068 919,2086 920,2104 920,2122 921,2139 921,2157 921,2175 921,2192 920,2210 920,2227 920,2245 919,2263 918,2281 917,2298 916,2316 916,2334 914,2351 913,2369 913,2386 911,2404 910,2422 909,2439 909,2457 908,2475 907,2493 906,2510 906,2528 906,2546 906,2564 907,2581 909,2599 909,2616 911,2634 913,2651 915,2669 918,2687 920,2705 924,2722 928,2740 932,2758 936,2776 942,2793 947,2811 953,2829 960,2847 966,2864 974,2881 981,2899 990,2917 998,2935 1007,2952 1017,2970 1028,2988 1040,3005 1052,3024 1065,3042 1080,3059 1095,3077 1112,3095 1130,3112 1149,3130 1169,3147 1191,3165 1214,3183 1238,3201 1264,3218 1291,3236 1318,3254 1345,3272 1373,3289 1401,3307 1429,3325 1456,3342 1484,3359 1510,3377 1535,3395 1559,3413 1581,3430 1602,3448 1621,3466 1637,3484 1652,3501 1664,3519 1674,3536 1682,3554 1687,3572 1690,3589 1692,3607 1692,3625 1690,3643 1686,3660 1682,3678 1676,3696 1670,3713 1662,3731 1655,3749 1648,3767 1640,3784 1633,3801 1626,3819 1621,3837 1616,3855 1612,3872 1610,3890 1609,3908 1610,3926 1612,3943 1615,3961 1621,3979 1628,3997 1636,4014 1645,4032 1656,4049 1667,4067 1679,4084 1690,4102 1701,4120 1712,4138 1722,4155 1731,4173 1738,4191 1743,4209 1746,4226 1748,4244 1746,4262 1743,4279 1737,4297 1728,4314 1716,4332 1703,4350 1686,4367 1668,4385 1647,4403 1624,4421 1599,4438 1573,4456 1545,4473 1517,4491 1487,4509 1456,4526 1426,4544 1395,4562 1364,4580 1334,4597 1304,4615 1273,4633 1244,4651 1217,4668 1190,4686 1163,4704 1139,4721 1115,4738 1093,4756 1073,4774 1054,4792 1035,4809 1019,4827 1004,4845 990,4863 977,4880 967,4898 957,4916 947,4934 940,4951 933,4968 926,4986 922,5004 917,5021 913,5039 910,5057 908,5075 906,5092 904,5110 903,5128 901,5146 900,5163 900,5181 899,5199 899,5217 899,5234 899,5251 899,5269 900,5287 900,5305 901,5322 901,5340 902,5358 903,5375 903,5392 903,5410 904,5428 905,5446 905,5463 906,5481 906,5499 906,5517 907,5534 908,5552 908,5570 909,5588 909,5605 909,5623 909,5641 909,5658 909,5675 909,5693 909,5711 909,5729 909,5746 909,5764 909,5782 909,5800 909,5817 909,5835 909,5853 909,5871 909,5888 910,5905 910,5923 911,5941 912,5959 913,5976 914,5994 916,6012 918,6029 920,6047 923,6065 926,6083 930,6100 934,6118 940,6136 944,6153 950,6171 957,6188 964,6206 971,6224 979,6242 987,6259 995,6277 1004,6295 1012,6312 1021,6329 1029,6347 1038,6365 1045,6383 1052,6400 1059,6418 1065,6436 1070,6454 1074,6471 1077,6489 1079,6507 1081,6525 1080,6542 1079,6560 1077,6577 1074,6595 1070,6613 1065,6630 1059,6648 1053,6666 1046,6683 1039,6701 1031,6719 1023,6737 1015,6754 1007,6772 999,6790 991,6808 984,6825 976,6842 969,6860 963,6878 957,6896 950,6913 946,6931 941,6949 936,6966 933,6984 930,7002 926,7020 924,7037 922,7055 920,7073 919,7090 918,7108 917,7125 917,7143 917,7161 917,7179 918,7196 919,7214 920,7232 920,7249 921,7267 923,7284 923,7302 925,7320 926,7337 928,7355 929,7373 930,7391 932,7408 933,7426 933,7444 934,7462 935,7479 936,7497 936,7514 936,7532 937,7550 937,7567 937,7585 937,7603 936,7620 936,7638 936,7656 936,7674 935,7691 934,7709 934,7727 933,7745 933,7762 933,7779 933,7797 932,7815 932,7833 931,7850 931,7868 930,7886 930,7904 930,7921 930,7939 929,7957 929,7974 928,7992 928,8009 927,8027 926,8045 926,8062 925,8080 924,8098 923,8116 923,8133 922,8151 920,8169 920,8186 919,8204 917,8221 916,8239 915,8257 913,8274 913,8292 911,8310 909,8328 908,8345 906,8363 905,8381 903,8399 902,8416 900,8433 899,8451 897,8469 896,8487 895,8504 893,8522 892,8540 890,8558 889,8575 888,8593 886,8611 886,8628 885,8646 884,8664 883,8681 882,8699 882,8716 882,8734 882,8752 881,8770 881,8787 881,8805 881,8823 881,8841 881,8858 881,8876 881,8894 881,8912 881,8929 882,8946 882,8964 882,8982 882,8999 882,9017 882,9035">
          <text:p/>
        </draw:polygon>
        <draw:polygon draw:style-name="gr13" draw:text-style-name="P10" draw:layer="layout" svg:width="0.509cm" svg:height="9.959cm" svg:x="5.373cm" svg:y="12.621cm" svg:viewBox="0 0 510 9960" draw:points="213,9960 212,9940 211,9921 211,9901 210,9882 209,9862 208,9842 208,9823 207,9804 206,9785 205,9765 204,9745 203,9726 202,9707 201,9687 201,9667 200,9648 198,9629 197,9609 197,9589 196,9570 195,9551 194,9531 193,9512 192,9492 191,9472 191,9453 190,9434 189,9414 187,9394 187,9375 186,9356 185,9336 184,9316 183,9297 182,9278 181,9259 181,9239 180,9219 178,9200 177,9180 177,9161 176,9141 175,9122 174,9103 173,9083 172,9063 171,9044 170,9024 170,9005 169,8986 168,8966 167,8946 166,8927 165,8908 164,8888 164,8868 163,8849 162,8830 161,8810 160,8790 160,8771 160,8751 159,8732 158,8713 157,8693 157,8674 156,8654 155,8635 155,8615 154,8595 154,8576 154,8557 153,8537 152,8517 151,8498 151,8479 150,8460 150,8440 150,8420 150,8401 149,8381 149,8362 149,8342 148,8322 148,8303 147,8284 147,8264 147,8245 147,8225 147,8206 147,8187 147,8167 147,8147 146,8128 146,8108 146,8089 146,8069 146,8050 146,8031 146,8011 146,7991 146,7972 146,7952 146,7933 146,7914 146,7894 147,7874 147,7855 147,7836 147,7816 147,7796 147,7777 147,7758 147,7738 147,7718 147,7699 148,7679 148,7660 149,7641 149,7621 149,7602 149,7582 150,7563 150,7543 150,7523 150,7504 150,7485 150,7465 151,7445 151,7426 151,7407 152,7388 152,7368 152,7348 153,7329 154,7309 154,7290 154,7270 154,7251 154,7231 154,7212 155,7192 155,7173 155,7153 156,7134 156,7115 157,7095 157,7075 157,7056 157,7037 157,7017 158,6997 158,6978 158,6959 159,6939 159,6919 159,6900 160,6881 160,6861 160,6842 160,6822 160,6802 160,6783 161,6764 161,6744 161,6725 162,6705 162,6686 163,6666 163,6646 163,6627 163,6608 164,6589 164,6569 164,6549 164,6530 164,6511 164,6491 165,6471 165,6452 165,6432 165,6413 166,6393 166,6374 166,6354 166,6335 167,6316 167,6296 167,6276 167,6257 167,6238 167,6218 167,6198 167,6179 168,6160 168,6140 168,6120 168,6101 168,6082 168,6062 168,6043 169,6023 169,6003 169,5984 169,5965 169,5945 169,5925 169,5906 169,5887 168,5867 168,5847 168,5828 168,5809 168,5789 168,5770 167,5750 167,5731 167,5711 167,5692 167,5672 166,5653 166,5633 165,5614 165,5594 164,5574 164,5555 164,5536 163,5517 163,5497 162,5477 161,5458 160,5439 160,5419 159,5399 158,5380 157,5360 157,5341 156,5321 154,5302 154,5283 152,5263 151,5244 150,5224 149,5204 147,5185 147,5166 145,5146 144,5126 143,5107 141,5088 140,5069 138,5048 137,5029 135,5010 133,4990 132,4971 130,4951 128,4931 127,4912 125,4893 123,4873 121,4854 119,4834 117,4815 115,4795 113,4775 111,4756 109,4737 106,4718 105,4698 103,4678 100,4659 98,4640 96,4620 94,4600 91,4581 89,4562 87,4542 85,4522 83,4503 80,4483 78,4464 76,4445 73,4425 71,4405 69,4386 66,4367 64,4347 62,4327 60,4308 58,4289 56,4269 53,4249 51,4230 49,4211 47,4192 45,4172 42,4152 40,4133 39,4113 37,4094 35,4074 33,4054 31,4035 29,4016 28,3997 25,3977 24,3957 22,3938 21,3918 19,3898 18,3879 16,3859 15,3839 14,3820 12,3801 11,3781 10,3762 9,3742 8,3723 7,3703 6,3683 5,3664 5,3645 4,3625 3,3605 2,3586 2,3567 2,3548 1,3528 1,3508 1,3489 0,3469 0,3450 0,3430 0,3410 0,3391 0,3372 0,3353 0,3333 1,3313 1,3294 1,3275 2,3255 2,3235 2,3216 3,3196 4,3177 4,3157 5,3138 5,3119 6,3099 7,3080 8,3060 8,3040 9,3021 11,3002 12,2982 12,2962 13,2943 15,2924 15,2904 16,2884 18,2865 19,2846 20,2826 21,2806 22,2787 23,2768 25,2748 25,2729 27,2709 28,2690 29,2670 30,2651 32,2631 32,2611 34,2592 35,2573 36,2554 37,2533 39,2514 39,2495 40,2476 42,2456 42,2436 44,2417 45,2397 46,2378 47,2358 48,2339 49,2319 49,2300 51,2281 52,2261 52,2241 53,2222 54,2203 56,2183 56,2163 57,2144 58,2125 59,2105 59,2085 60,2066 61,2047 61,2027 62,2008 62,1988 63,1969 63,1949 64,1930 65,1910 66,1890 66,1871 66,1852 67,1832 67,1813 68,1793 68,1774 69,1755 69,1734 69,1715 70,1696 71,1677 71,1657 72,1637 72,1618 73,1599 73,1579 73,1559 73,1540 74,1520 74,1501 75,1482 75,1462 76,1442 76,1423 76,1404 77,1384 77,1364 78,1345 79,1326 79,1306 79,1286 80,1267 80,1248 81,1228 82,1209 83,1189 83,1170 84,1150 84,1131 85,1111 86,1091 86,1072 87,1053 88,1033 89,1013 89,994 90,975 92,956 93,935 93,916 94,897 96,877 96,858 98,838 99,819 100,800 101,780 102,760 103,741 104,721 106,702 107,683 108,662 110,643 111,624 113,605 113,585 115,565 116,546 118,527 120,507 121,487 123,468 124,448 126,429 127,410 129,390 130,371 132,351 133,332 135,312 137,292 138,273 140,254 142,234 143,214 145,195 147,176 149,157 150,137 152,117 154,98 156,78 157,59 159,39 160,19 163,0 346,0 349,19 350,39 352,59 354,78 356,98 357,117 359,137 360,157 362,176 364,195 366,214 367,234 369,254 370,273 373,292 374,312 376,332 377,351 379,371 380,390 382,410 383,429 385,448 386,468 388,487 390,507 391,527 393,546 394,565 396,585 397,605 398,624 400,643 401,662 402,683 403,702 405,721 406,741 407,760 408,780 410,800 410,819 412,838 413,858 414,877 415,897 416,916 417,935 417,956 419,975 420,994 420,1013 421,1033 422,1053 423,1072 424,1091 424,1111 425,1131 426,1150 426,1170 427,1189 427,1209 428,1228 429,1248 429,1267 430,1286 430,1306 430,1326 431,1345 432,1364 432,1384 433,1404 434,1423 434,1442 434,1462 434,1482 435,1501 435,1520 437,1540 437,1559 437,1579 437,1599 438,1618 439,1637 439,1657 440,1677 440,1696 440,1715 440,1734 441,1755 441,1774 442,1793 443,1813 443,1832 444,1852 444,1871 444,1890 445,1910 446,1930 446,1949 447,1969 447,1988 448,2008 449,2027 450,2047 451,2066 451,2085 451,2105 453,2125 453,2144 454,2163 454,2183 456,2203 457,2222 457,2241 458,2261 459,2281 460,2300 461,2319 462,2339 463,2358 464,2378 465,2397 466,2417 467,2436 468,2456 469,2476 471,2495 472,2514 473,2533 474,2554 475,2573 476,2592 478,2611 478,2631 480,2651 481,2670 482,2690 483,2709 484,2729 486,2748 487,2768 488,2787 489,2806 491,2826 491,2846 492,2865 494,2884 494,2904 495,2924 497,2943 498,2962 498,2982 500,3002 501,3021 501,3040 502,3060 503,3080 504,3099 505,3119 505,3138 506,3157 507,3177 507,3196 508,3216 508,3235 508,3255 509,3275 509,3294 510,3313 510,3333 510,3353 510,3372 510,3391 510,3410 510,3430 510,3450 510,3469 510,3489 509,3508 509,3528 508,3548 508,3567 508,3586 507,3605 506,3625 505,3645 505,3664 504,3683 503,3703 502,3723 501,3742 500,3762 499,3781 498,3801 496,3820 495,3839 494,3859 492,3879 491,3898 489,3918 488,3938 486,3957 484,3977 483,3997 481,4016 479,4035 478,4054 475,4074 474,4094 471,4113 469,4133 467,4152 465,4172 464,4192 461,4211 459,4230 457,4249 454,4269 453,4289 451,4308 448,4327 446,4347 444,4367 441,4386 439,4405 437,4425 434,4445 431,4464 429,4483 427,4503 424,4522 422,4542 420,4562 417,4581 416,4600 413,4620 411,4640 409,4659 407,4678 405,4698 403,4718 400,4737 398,4756 397,4775 394,4795 393,4815 390,4834 388,4854 386,4873 385,4893 383,4912 381,4931 380,4951 378,4971 376,4990 374,5010 373,5029 371,5048 370,5069 368,5088 366,5107 366,5126 364,5146 363,5166 361,5185 360,5204 359,5224 358,5244 356,5263 356,5283 355,5302 354,5321 353,5341 352,5360 351,5380 350,5399 349,5419 349,5439 348,5458 347,5477 346,5497 346,5517 346,5536 345,5555 345,5574 344,5594 343,5614 343,5633 343,5653 343,5672 343,5692 342,5711 342,5731 342,5750 341,5770 341,5789 341,5809 341,5828 341,5847 341,5867 341,5887 341,5906 341,5925 340,5945 341,5965 341,5984 341,6003 341,6023 341,6043 341,6062 341,6082 341,6101 341,6120 341,6140 342,6160 342,6179 342,6198 342,6218 342,6238 343,6257 343,6276 343,6296 343,6316 343,6335 343,6354 343,6374 343,6393 343,6413 344,6432 344,6452 345,6471 345,6491 345,6511 346,6530 346,6549 346,6569 346,6589 346,6608 346,6627 346,6646 347,6666 347,6686 347,6705 348,6725 348,6744 348,6764 349,6783 349,6802 349,6822 349,6842 349,6861 350,6881 350,6900 350,6919 351,6939 351,6959 351,6978 352,6997 352,7017 352,7037 353,7056 353,7075 353,7095 353,7115 353,7134 354,7153 354,7173 354,7192 355,7212 355,7231 356,7251 356,7270 356,7290 356,7309 356,7329 356,7348 357,7368 357,7388 357,7407 358,7426 358,7445 359,7465 359,7485 359,7504 359,7523 359,7543 359,7563 360,7582 360,7602 360,7621 361,7641 361,7660 361,7679 361,7699 362,7718 362,7738 362,7758 362,7777 363,7796 363,7816 363,7836 363,7855 363,7874 363,7894 363,7914 363,7933 363,7952 363,7972 363,7991 363,8011 363,8031 363,8050 363,8069 363,8089 363,8108 363,8128 363,8147 363,8167 363,8187 363,8206 362,8225 362,8245 362,8264 362,8284 361,8303 361,8322 361,8342 360,8362 360,8381 359,8401 359,8420 359,8440 359,8460 358,8479 357,8498 357,8517 356,8537 356,8557 356,8576 355,8595 354,8615 354,8635 353,8654 353,8674 352,8693 351,8713 350,8732 350,8751 349,8771 349,8790 348,8810 347,8830 346,8849 346,8868 345,8888 344,8908 343,8927 343,8946 341,8966 340,8986 339,9005 339,9024 338,9044 337,9063 336,9083 336,9103 334,9122 333,9141 332,9161 332,9180 331,9200 329,9219 329,9239 328,9259 327,9278 326,9297 325,9316 324,9336 323,9356 322,9375 322,9394 321,9414 319,9434 319,9453 318,9472 317,9492 316,9512 315,9531 314,9551 313,9570 312,9589 312,9609 310,9629 309,9648 309,9667 308,9687 307,9707 306,9726 305,9745 305,9765 304,9785 303,9804 302,9823 301,9842 300,9862 299,9882 299,9901 298,9921 297,9940 296,9960">
          <text:p/>
        </draw:polygon>
        <draw:polygon draw:style-name="gr13" draw:text-style-name="P10" draw:layer="layout" svg:width="0.379cm" svg:height="9.386cm" svg:x="7.379cm" svg:y="12.857cm" svg:viewBox="0 0 380 9387" draw:points="151,9387 150,9368 150,9350 150,9332 149,9313 149,9295 148,9276 147,9259 147,9240 147,9222 146,9203 145,9185 145,9166 144,9148 143,9130 143,9111 143,9093 142,9074 141,9056 141,9037 140,9020 140,9001 140,8982 139,8964 138,8946 137,8928 137,8909 137,8891 136,8872 135,8854 135,8836 134,8817 133,8799 133,8780 132,8762 131,8743 131,8726 130,8707 130,8689 129,8670 128,8652 127,8634 127,8615 127,8597 126,8578 125,8560 124,8542 123,8524 123,8505 122,8487 121,8468 121,8450 120,8432 119,8413 119,8395 118,8376 117,8358 116,8340 116,8322 115,8303 114,8285 113,8266 113,8248 112,8230 111,8211 110,8193 109,8174 108,8156 107,8137 106,8119 106,8101 105,8082 104,8064 103,8046 103,8028 102,8009 100,7991 100,7972 99,7954 98,7936 97,7917 96,7899 96,7880 94,7862 93,7843 93,7826 92,7807 91,7789 89,7770 89,7752 88,7734 87,7715 86,7697 85,7678 84,7660 83,7642 82,7624 81,7605 80,7587 79,7568 79,7550 77,7532 76,7513 76,7495 74,7476 73,7458 73,7440 71,7422 70,7403 69,7385 69,7366 67,7347 66,7330 66,7311 65,7293 63,7274 62,7256 62,7237 60,7219 59,7201 59,7182 57,7164 56,7146 56,7128 55,7109 53,7091 52,7072 52,7054 51,7036 49,7017 49,6999 48,6980 46,6962 46,6943 45,6926 44,6907 42,6889 42,6870 41,6852 40,6834 39,6815 39,6797 37,6778 36,6760 35,6742 35,6724 34,6705 33,6687 32,6668 32,6650 30,6631 29,6613 29,6595 28,6576 27,6558 26,6540 25,6521 25,6503 24,6484 23,6466 22,6447 22,6430 21,6411 20,6393 19,6374 19,6356 19,6337 18,6319 17,6301 16,6282 15,6264 15,6246 15,6228 14,6209 13,6191 12,6172 12,6154 12,6136 11,6117 10,6099 10,6080 9,6062 9,6043 8,6026 8,6007 7,5989 7,5970 6,5952 6,5934 5,5915 5,5897 5,5878 5,5860 5,5842 4,5824 4,5805 3,5787 3,5768 2,5750 2,5731 2,5713 2,5695 2,5676 2,5658 2,5640 1,5621 1,5603 1,5584 1,5566 1,5547 1,5530 0,5511 0,5493 0,5474 0,5456 0,5437 0,5419 0,5401 0,5382 0,5364 0,5346 0,5328 0,5309 0,5291 0,5272 0,5254 0,5236 0,5217 0,5199 0,5180 1,5162 1,5143 1,5126 1,5107 1,5089 1,5070 2,5052 2,5034 2,5015 2,4997 2,4978 2,4960 2,4942 2,4924 3,4905 3,4886 4,4868 4,4849 4,4831 5,4813 5,4795 5,4776 5,4758 5,4740 5,4721 6,4703 6,4684 7,4666 7,4647 7,4630 8,4611 8,4593 8,4574 8,4556 9,4537 9,4519 10,4501 10,4482 10,4464 11,4446 11,4428 12,4409 12,4391 12,4372 12,4354 13,4336 13,4317 14,4299 14,4280 14,4262 15,4243 15,4226 15,4207 15,4189 15,4170 16,4152 16,4134 17,4115 17,4097 18,4078 18,4060 18,4042 19,4023 19,4005 19,3986 19,3968 19,3949 19,3931 20,3913 20,3895 20,3876 20,3858 21,3840 21,3821 21,3803 21,3784 22,3766 22,3747 22,3730 22,3711 22,3693 22,3674 22,3656 22,3637 22,3619 22,3601 22,3582 22,3564 22,3546 22,3528 22,3509 22,3491 22,3472 22,3454 22,3436 22,3417 22,3398 22,3380 22,3361 22,3342 22,3325 22,3306 21,3288 21,3269 21,3251 21,3233 21,3214 20,3196 20,3177 20,3159 20,3140 19,3123 19,3104 19,3086 19,3067 19,3049 19,3030 18,3012 18,2994 17,2975 17,2957 16,2939 16,2921 16,2902 15,2884 15,2865 15,2847 15,2829 14,2810 14,2792 14,2773 13,2755 13,2736 12,2719 12,2700 12,2682 12,2663 11,2645 11,2627 10,2608 10,2590 10,2571 9,2553 9,2535 8,2517 8,2498 8,2479 8,2461 8,2442 7,2425 7,2406 7,2388 6,2369 6,2351 6,2333 5,2314 5,2296 5,2277 5,2259 5,2240 5,2223 5,2204 5,2186 5,2167 5,2149 4,2131 4,2112 4,2094 4,2075 4,2057 4,2039 4,2021 4,2002 4,1984 4,1965 4,1947 5,1929 5,1910 5,1892 5,1873 5,1855 5,1837 5,1819 5,1800 5,1782 6,1763 6,1745 6,1727 7,1708 7,1690 8,1671 8,1653 8,1635 8,1616 9,1598 10,1579 10,1561 11,1543 11,1525 12,1506 12,1488 13,1469 13,1451 14,1433 15,1414 15,1396 16,1377 16,1359 18,1340 18,1323 19,1304 19,1286 20,1267 21,1249 22,1231 22,1212 24,1194 25,1175 25,1157 26,1139 27,1121 28,1102 29,1084 29,1065 31,1047 32,1029 32,1010 34,992 35,973 35,956 37,937 38,919 39,900 40,882 41,863 42,845 43,827 44,808 46,790 46,771 48,753 49,735 50,716 51,698 52,679 53,662 55,643 56,625 57,606 58,588 59,569 61,551 62,533 63,514 64,496 66,477 66,459 68,440 69,423 70,404 72,386 73,367 74,349 76,331 76,312 78,294 79,275 80,257 82,239 83,221 84,202 86,184 86,165 88,147 89,129 90,110 92,92 93,73 94,56 96,37 97,19 98,0 281,0 282,19 283,37 285,56 285,73 287,92 289,110 289,129 291,147 292,165 293,184 295,202 295,221 297,239 299,257 299,275 301,294 302,312 303,331 305,349 305,367 307,386 309,404 309,423 311,440 312,459 313,477 315,496 316,514 317,533 319,551 319,569 321,588 322,606 323,625 324,643 326,662 327,679 328,698 329,716 330,735 332,753 332,771 333,790 335,808 336,827 337,845 338,863 339,882 340,900 341,919 343,937 343,956 344,973 346,992 346,1010 347,1029 349,1047 349,1065 350,1084 351,1102 353,1121 353,1139 355,1157 356,1175 356,1194 357,1212 358,1231 359,1249 359,1267 360,1286 361,1304 362,1323 363,1340 363,1359 364,1377 364,1396 365,1414 366,1433 366,1451 366,1469 367,1488 368,1506 369,1525 369,1543 370,1561 370,1579 370,1598 371,1616 371,1635 372,1653 373,1671 373,1690 373,1708 373,1727 373,1745 373,1763 374,1782 374,1800 374,1819 375,1837 375,1855 375,1873 375,1892 375,1910 376,1929 376,1947 376,1965 376,1984 376,2002 376,2021 376,2039 376,2057 376,2075 376,2094 376,2112 376,2131 376,2149 375,2167 375,2186 375,2204 375,2223 375,2240 375,2259 374,2277 374,2296 374,2314 374,2333 373,2351 373,2369 373,2388 373,2406 373,2425 373,2442 372,2461 372,2479 371,2498 371,2517 370,2535 370,2553 370,2571 370,2590 370,2608 369,2627 369,2645 368,2663 368,2682 368,2700 367,2719 366,2736 366,2755 366,2773 366,2792 366,2810 365,2829 365,2847 364,2865 364,2884 364,2902 363,2921 363,2939 363,2957 363,2975 362,2994 362,3012 362,3030 361,3049 361,3067 361,3086 360,3104 360,3123 360,3140 359,3159 359,3177 359,3196 359,3214 359,3233 359,3251 359,3269 359,3288 358,3306 358,3325 358,3342 358,3361 358,3380 357,3398 357,3417 357,3436 357,3454 357,3472 357,3491 357,3509 357,3528 357,3546 357,3564 357,3582 357,3601 357,3619 357,3637 357,3656 358,3674 358,3693 358,3711 358,3730 358,3747 359,3766 359,3784 359,3803 359,3821 359,3840 359,3858 359,3876 359,3895 360,3913 360,3931 360,3949 360,3968 361,3986 361,4005 361,4023 362,4042 362,4060 362,4078 363,4097 363,4115 363,4134 363,4152 364,4170 364,4189 364,4207 365,4226 365,4243 366,4262 366,4280 366,4299 366,4317 366,4336 367,4354 368,4372 368,4391 368,4409 369,4428 369,4446 370,4464 370,4482 370,4501 370,4519 370,4537 371,4556 371,4574 372,4593 372,4611 373,4630 373,4647 373,4666 373,4684 373,4703 374,4721 374,4740 375,4758 375,4776 375,4795 376,4813 376,4831 376,4849 376,4868 376,4886 376,4905 376,4924 377,4942 377,4960 378,4978 378,4997 378,5015 378,5034 379,5052 379,5070 379,5089 379,5107 379,5126 379,5143 380,5162 380,5180 380,5199 380,5217 380,5236 380,5254 380,5272 380,5291 380,5309 380,5328 380,5346 380,5364 380,5382 380,5401 380,5419 380,5437 380,5456 380,5474 380,5493 380,5511 380,5530 379,5547 379,5566 379,5584 379,5603 379,5621 378,5640 378,5658 378,5676 378,5695 377,5713 377,5731 376,5750 376,5768 376,5787 376,5805 376,5824 376,5842 375,5860 375,5878 374,5897 374,5915 373,5934 373,5952 373,5970 373,5989 372,6007 371,6026 371,6043 370,6062 370,6080 370,6099 369,6117 368,6136 368,6154 367,6172 366,6191 366,6209 366,6228 365,6246 364,6264 363,6282 363,6301 362,6319 362,6337 361,6356 360,6374 359,6393 359,6411 358,6430 357,6447 356,6466 356,6484 355,6503 354,6521 353,6540 353,6558 351,6576 350,6595 349,6613 349,6631 348,6650 347,6668 346,6687 345,6705 344,6724 343,6742 343,6760 342,6778 341,6797 340,6815 339,6834 338,6852 337,6870 336,6889 336,6907 334,6926 333,6943 332,6962 332,6980 330,6999 329,7017 329,7036 327,7054 326,7072 326,7091 324,7109 323,7128 322,7146 322,7164 321,7182 319,7201 319,7219 318,7237 316,7256 316,7274 315,7293 313,7311 312,7330 312,7347 310,7366 309,7385 309,7403 308,7422 307,7440 305,7458 305,7476 304,7495 302,7513 302,7532 301,7550 299,7568 299,7587 298,7605 296,7624 295,7642 295,7660 294,7678 293,7697 292,7715 291,7734 290,7752 289,7770 289,7789 287,7807 286,7826 285,7843 285,7862 284,7880 282,7899 282,7917 281,7936 280,7954 279,7972 278,7991 277,8009 276,8028 275,8046 275,8064 274,8082 273,8101 272,8119 272,8137 271,8156 270,8174 269,8193 268,8211 267,8230 266,8248 265,8266 265,8285 265,8303 263,8322 262,8340 262,8358 262,8376 261,8395 260,8413 258,8432 258,8450 258,8468 257,8487 256,8505 255,8524 255,8542 254,8560 253,8578 252,8597 252,8615 251,8634 251,8652 250,8670 249,8689 248,8707 248,8726 248,8743 247,8762 246,8780 245,8799 245,8817 245,8836 244,8854 243,8872 242,8891 242,8909 241,8928 241,8946 240,8964 239,8982 239,9001 238,9020 238,9037 238,9056 237,9074 236,9093 235,9111 235,9130 235,9148 234,9166 234,9185 233,9203 232,9222 232,9240 231,9259 231,9276 231,9295 230,9313 229,9332 229,9350 228,9368 228,9387">
          <text:p/>
        </draw:polygon>
        <draw:polygon draw:style-name="gr13" draw:text-style-name="P10" draw:layer="layout" svg:width="0.672cm" svg:height="9.629cm" svg:x="9.174cm" svg:y="12.798cm" svg:viewBox="0 0 673 9630" draw:points="322,9630 321,9612 321,9593 320,9574 319,9556 319,9536 319,9518 319,9498 318,9480 318,9461 317,9442 316,9423 316,9404 316,9386 316,9367 316,9348 315,9329 315,9310 314,9292 314,9272 314,9254 313,9235 313,9216 312,9197 312,9178 312,9160 312,9141 312,9122 312,9103 312,9084 311,9065 311,9046 311,9028 311,9009 311,8989 311,8971 311,8952 311,8933 310,8915 310,8895 310,8877 310,8858 310,8839 310,8821 310,8801 311,8783 311,8763 311,8745 311,8726 311,8707 311,8689 311,8669 311,8651 311,8632 311,8613 311,8595 311,8575 311,8557 312,8537 312,8519 312,8500 312,8481 312,8462 312,8443 312,8424 312,8406 312,8387 312,8368 312,8349 312,8330 312,8312 312,8292 312,8274 312,8255 312,8236 312,8217 312,8198 312,8180 312,8161 312,8142 312,8123 312,8104 312,8086 312,8066 312,8048 312,8028 312,8010 311,7991 311,7972 311,7954 311,7934 311,7916 311,7897 311,7878 311,7859 310,7840 310,7822 310,7803 310,7784 310,7765 310,7746 309,7727 309,7708 309,7690 309,7671 309,7652 309,7633 309,7614 309,7595 308,7577 308,7557 308,7539 307,7520 307,7501 307,7482 306,7463 306,7445 305,7425 305,7407 305,7388 305,7369 305,7351 304,7331 304,7313 303,7293 302,7275 302,7256 302,7237 301,7219 301,7199 300,7181 299,7162 299,7143 298,7124 298,7105 297,7086 296,7068 295,7049 295,7030 294,7011 293,6992 292,6973 292,6955 291,6936 290,6917 289,6898 289,6879 288,6860 287,6842 286,6823 285,6804 285,6785 284,6766 282,6747 282,6728 281,6710 280,6691 279,6672 278,6653 278,6634 277,6616 276,6596 275,6578 274,6559 273,6540 273,6521 272,6502 272,6484 270,6464 269,6446 268,6427 268,6408 268,6390 267,6370 265,6352 265,6333 265,6314 264,6295 263,6276 262,6258 262,6238 261,6219 260,6201 259,6182 258,6163 258,6144 256,6125 255,6107 255,6087 254,6069 253,6050 251,6031 251,6012 250,5993 248,5975 247,5955 246,5937 245,5918 243,5899 241,5881 240,5861 238,5843 236,5824 235,5805 232,5787 230,5767 228,5749 225,5729 223,5711 220,5692 218,5673 214,5654 211,5635 208,5617 205,5598 202,5579 198,5560 195,5541 191,5522 187,5503 184,5485 180,5466 176,5447 171,5428 167,5409 163,5390 158,5372 154,5353 149,5334 145,5315 140,5296 135,5278 130,5258 126,5240 120,5220 116,5202 111,5183 106,5164 101,5146 96,5126 92,5108 87,5089 83,5070 78,5052 74,5032 69,5014 65,4994 61,4976 57,4957 53,4938 49,4920 46,4900 42,4882 39,4863 35,4844 32,4825 29,4806 25,4787 23,4768 21,4749 19,4731 16,4712 14,4693 12,4674 10,4655 9,4637 7,4618 6,4599 5,4580 4,4561 3,4543 2,4523 2,4505 1,4486 1,4467 0,4448 0,4429 0,4411 0,4391 0,4373 0,4354 0,4335 0,4316 0,4297 1,4279 1,4259 2,4241 2,4222 2,4203 2,4184 2,4165 3,4147 4,4128 4,4109 5,4090 5,4071 5,4053 6,4034 6,4015 7,3996 7,3977 8,3958 8,3939 9,3921 9,3902 10,3882 10,3864 11,3845 11,3826 12,3808 12,3788 12,3770 13,3750 14,3732 15,3713 15,3694 15,3676 16,3656 17,3638 17,3619 19,3600 19,3581 19,3562 20,3543 21,3524 22,3505 23,3487 24,3467 25,3449 25,3430 26,3410 28,3392 29,3373 30,3354 31,3336 32,3316 33,3298 35,3279 36,3260 38,3241 39,3222 41,3204 42,3184 43,3166 45,3147 46,3128 48,3110 49,3090 50,3072 52,3053 53,3034 55,3015 56,2996 58,2978 59,2958 61,2940 62,2921 64,2902 66,2883 67,2864 69,2845 70,2827 72,2808 73,2789 76,2770 77,2751 79,2732 80,2714 82,2695 83,2676 85,2657 86,2638 88,2619 90,2601 92,2582 93,2563 95,2544 97,2525 99,2506 100,2487 103,2469 104,2449 106,2431 108,2412 110,2393 112,2375 113,2355 116,2337 117,2318 120,2299 121,2281 123,2261 125,2243 127,2223 130,2205 131,2186 133,2167 136,2149 137,2129 140,2111 142,2092 143,2073 146,2054 147,2035 150,2016 152,1997 154,1978 156,1960 157,1941 160,1922 161,1903 163,1884 165,1866 167,1846 169,1828 170,1809 172,1790 174,1772 175,1752 177,1734 178,1715 179,1696 181,1677 181,1658 183,1640 184,1620 185,1602 186,1583 187,1564 187,1545 188,1526 189,1508 190,1488 190,1470 191,1451 191,1432 191,1413 191,1394 191,1376 191,1357 191,1338 191,1319 191,1300 191,1281 191,1262 190,1244 190,1225 189,1206 188,1187 187,1168 187,1150 187,1131 186,1112 185,1093 184,1074 184,1055 183,1037 182,1017 181,999 181,979 180,961 179,942 178,923 177,905 177,885 177,867 176,848 175,829 175,811 175,791 174,773 174,753 174,735 174,716 174,697 175,679 175,659 176,640 176,622 177,603 178,584 179,565 180,546 181,528 182,508 184,490 185,471 187,452 188,433 191,414 192,396 194,377 197,358 199,339 201,320 204,302 206,282 208,264 211,245 214,226 217,207 220,188 223,170 225,150 228,132 231,113 235,94 238,75 241,56 244,38 247,19 250,0 423,0 427,19 430,38 432,56 435,75 438,94 441,113 444,132 447,150 451,170 453,188 456,207 459,226 461,245 464,264 467,282 469,302 472,320 474,339 477,358 478,377 481,396 483,414 484,433 486,452 488,471 489,490 491,508 492,528 493,546 494,565 495,584 496,603 497,622 497,640 498,659 498,679 498,697 498,716 498,735 498,753 498,773 498,791 498,811 498,829 497,848 497,867 496,885 495,905 494,923 494,942 493,961 492,979 491,999 491,1017 491,1037 489,1055 488,1074 488,1093 487,1112 487,1131 486,1150 485,1168 484,1187 484,1206 484,1225 483,1244 483,1262 482,1281 482,1300 482,1319 481,1338 481,1357 481,1376 481,1394 482,1413 482,1432 482,1451 483,1470 483,1488 484,1508 484,1526 485,1545 486,1564 487,1583 488,1602 489,1620 490,1640 491,1658 492,1677 494,1696 495,1715 497,1734 498,1752 500,1772 501,1790 503,1809 505,1828 506,1846 508,1866 510,1884 511,1903 514,1922 515,1941 517,1960 519,1978 521,1997 523,2016 525,2035 528,2054 529,2073 532,2092 533,2111 535,2129 538,2149 539,2167 542,2186 544,2205 545,2223 548,2243 549,2261 552,2281 553,2299 555,2318 558,2337 559,2355 562,2375 563,2393 565,2412 567,2431 569,2449 571,2469 572,2487 574,2506 576,2525 578,2544 579,2563 581,2582 582,2601 585,2619 586,2638 588,2657 589,2676 591,2695 593,2714 595,2732 596,2751 598,2770 599,2789 601,2808 602,2827 604,2845 606,2864 607,2883 609,2902 610,2921 612,2940 613,2958 615,2978 616,2996 618,3015 619,3034 621,3053 623,3072 624,3090 626,3110 626,3128 628,3147 629,3166 631,3184 633,3204 633,3222 635,3241 636,3260 637,3279 639,3298 640,3316 641,3336 642,3354 643,3373 644,3392 646,3410 646,3430 647,3449 648,3467 650,3487 650,3505 651,3524 652,3543 653,3562 653,3581 654,3600 655,3619 656,3638 656,3656 656,3676 657,3694 658,3713 659,3732 659,3750 660,3770 660,3788 660,3808 661,3826 661,3845 662,3864 662,3882 663,3902 663,3921 663,3939 664,3958 665,3977 665,3996 666,4015 666,4034 666,4053 667,4071 667,4090 668,4109 669,4128 669,4147 670,4165 670,4184 670,4203 670,4222 671,4241 671,4259 671,4279 672,4297 672,4316 673,4335 673,4354 673,4373 673,4391 673,4411 672,4429 672,4448 671,4467 671,4486 670,4505 670,4523 669,4543 668,4561 667,4580 666,4599 665,4618 663,4637 662,4655 660,4674 658,4693 656,4712 654,4731 652,4749 649,4768 646,4787 643,4806 640,4825 637,4844 634,4863 631,4882 627,4900 623,4920 619,4938 616,4957 612,4976 608,4994 603,5014 599,5032 595,5052 590,5070 586,5089 581,5108 576,5126 572,5146 566,5164 562,5183 557,5202 552,5220 548,5240 542,5258 538,5278 533,5296 528,5315 524,5334 519,5353 515,5372 510,5390 506,5409 501,5428 498,5447 493,5466 489,5485 485,5503 481,5522 478,5541 474,5560 471,5579 467,5598 464,5617 461,5635 458,5654 455,5673 453,5692 450,5711 447,5729 445,5749 443,5767 440,5787 439,5805 437,5824 435,5843 433,5861 431,5881 430,5899 428,5918 427,5937 426,5955 424,5975 424,5993 422,6012 421,6031 420,6050 419,6069 418,6087 417,6107 417,6125 416,6144 414,6163 413,6182 413,6201 412,6219 411,6238 411,6258 410,6276 409,6295 408,6314 408,6333 407,6352 407,6370 406,6390 405,6408 404,6427 403,6446 403,6464 402,6484 401,6502 400,6521 400,6540 399,6559 398,6578 397,6596 396,6616 395,6634 394,6653 393,6672 393,6691 392,6710 391,6728 390,6747 390,6766 389,6785 388,6804 386,6823 386,6842 385,6860 384,6879 383,6898 383,6917 382,6936 381,6955 380,6973 380,6992 379,7011 378,7030 377,7049 376,7068 376,7086 375,7105 375,7124 374,7143 373,7162 373,7181 372,7199 372,7219 371,7237 371,7256 370,7275 370,7293 370,7313 369,7331 368,7351 368,7369 368,7388 367,7407 367,7425 366,7445 366,7463 366,7482 366,7501 366,7520 366,7539 365,7557 365,7577 365,7595 364,7614 364,7633 364,7652 363,7671 363,7690 363,7708 363,7727 363,7746 363,7765 363,7784 363,7803 363,7822 363,7840 363,7859 362,7878 362,7897 362,7916 362,7934 362,7954 362,7972 362,7991 362,8010 362,8028 361,8048 361,8066 361,8086 361,8104 361,8123 361,8142 361,8161 361,8180 361,8198 361,8217 361,8236 361,8255 361,8274 361,8292 361,8312 361,8330 361,8349 361,8368 361,8387 361,8406 361,8424 361,8443 361,8462 361,8481 361,8500 362,8519 362,8537 362,8557 362,8575 362,8595 362,8613 362,8632 362,8651 362,8669 362,8689 362,8707 362,8726 363,8745 363,8763 363,8783 363,8801 363,8821 363,8839 363,8858 363,8877 363,8895 363,8915 363,8933 363,8952 362,8971 362,8989 362,9009 362,9028 362,9046 362,9065 362,9084 361,9103 361,9122 361,9141 361,9160 360,9178 360,9197 360,9216 359,9235 359,9254 359,9272 359,9292 358,9310 358,9329 358,9348 357,9367 357,9386 356,9404 356,9423 356,9442 356,9461 355,9480 354,9498 354,9518 353,9536 353,9556 353,9574 353,9593 352,9612 351,9630">
          <text:p/>
        </draw:polygon>
        <draw:polygon draw:style-name="gr13" draw:text-style-name="P10" draw:layer="layout" svg:width="1.131cm" svg:height="6.669cm" svg:x="10.886cm" svg:y="12.876cm" svg:viewBox="0 0 1132 6670" draw:points="500,6670 498,6657 498,6644 496,6631 494,6618 493,6605 492,6592 491,6579 489,6565 488,6553 487,6540 486,6527 484,6514 483,6501 482,6488 481,6474 480,6461 478,6448 478,6435 477,6422 475,6409 474,6396 474,6383 473,6370 471,6357 471,6344 470,6331 469,6318 468,6305 467,6292 467,6279 466,6265 466,6252 465,6239 465,6227 464,6214 464,6201 464,6188 464,6174 464,6161 464,6148 464,6135 464,6122 464,6109 464,6096 465,6083 465,6070 466,6056 466,6043 467,6031 467,6018 468,6005 469,5992 470,5979 471,5965 472,5952 473,5939 474,5926 475,5913 477,5900 478,5887 479,5874 480,5861 481,5847 482,5835 484,5822 485,5809 486,5796 488,5783 488,5770 490,5756 491,5743 492,5730 494,5718 494,5705 496,5692 497,5679 498,5665 498,5652 500,5639 501,5626 501,5613 502,5600 503,5587 504,5574 505,5561 505,5547 505,5534 506,5522 507,5509 507,5496 508,5483 508,5470 508,5456 508,5443 508,5430 508,5417 508,5404 509,5391 509,5378 509,5365 509,5352 509,5338 509,5326 509,5313 509,5300 509,5287 509,5274 509,5261 509,5247 509,5234 509,5221 509,5208 508,5196 508,5183 508,5170 508,5156 508,5143 508,5130 508,5117 508,5104 508,5091 508,5078 507,5065 507,5052 507,5038 506,5025 506,5012 505,5000 505,4987 505,4974 504,4961 504,4947 503,4934 502,4921 502,4908 501,4895 501,4882 500,4869 499,4856 498,4843 498,4829 496,4816 495,4804 494,4791 493,4778 492,4765 491,4752 489,4738 488,4725 487,4712 485,4699 484,4686 482,4674 481,4661 479,4647 478,4634 476,4621 474,4608 473,4595 471,4582 469,4569 467,4556 465,4543 463,4529 461,4516 459,4503 457,4490 455,4478 453,4465 451,4452 448,4438 446,4425 444,4412 441,4399 439,4386 437,4373 434,4360 432,4347 429,4334 427,4320 424,4307 422,4295 419,4282 417,4269 413,4256 410,4243 408,4229 405,4216 402,4203 399,4190 396,4177 393,4165 390,4152 386,4138 383,4125 380,4112 376,4099 373,4086 370,4073 366,4060 363,4047 359,4034 355,4020 351,4007 347,3994 343,3981 339,3969 334,3956 330,3943 326,3929 321,3916 316,3903 312,3890 306,3877 302,3864 297,3851 292,3838 286,3825 281,3811 275,3799 270,3786 265,3773 259,3760 253,3747 247,3734 241,3720 235,3707 229,3694 223,3681 217,3668 211,3655 204,3643 197,3629 191,3616 185,3603 179,3590 173,3577 166,3564 160,3551 154,3538 147,3525 141,3511 135,3498 129,3485 123,3472 117,3459 111,3447 105,3434 100,3420 94,3407 89,3394 83,3381 78,3368 73,3355 68,3342 63,3329 59,3316 55,3303 50,3290 46,3277 42,3264 39,3251 35,3238 32,3225 29,3211 25,3198 23,3185 20,3172 18,3159 15,3146 13,3133 12,3120 10,3107 8,3094 7,3081 5,3068 4,3055 3,3042 2,3029 2,3015 1,3002 1,2989 0,2976 0,2963 0,2950 0,2937 0,2924 0,2911 0,2898 0,2885 1,2872 1,2859 2,2846 2,2833 2,2820 3,2807 4,2794 4,2781 5,2768 6,2755 7,2742 8,2729 9,2715 10,2702 12,2689 12,2676 14,2663 15,2650 17,2637 19,2624 21,2611 22,2598 25,2585 26,2572 29,2559 31,2546 34,2533 36,2520 39,2506 42,2493 45,2480 49,2467 52,2454 56,2441 59,2428 63,2415 68,2402 72,2389 76,2376 81,2363 86,2350 91,2337 96,2324 102,2311 108,2297 114,2285 120,2272 127,2259 133,2246 140,2233 147,2220 153,2206 160,2193 167,2180 175,2167 182,2154 190,2141 197,2128 205,2115 214,2102 222,2089 230,2076 238,2063 246,2050 255,2037 262,2023 271,2010 278,1997 287,1984 295,1970 303,1957 311,1944 319,1931 327,1918 335,1905 343,1893 350,1879 358,1866 365,1853 373,1840 380,1827 386,1814 393,1801 400,1788 407,1775 413,1762 419,1749 426,1736 431,1723 437,1710 442,1697 447,1684 453,1670 457,1657 463,1644 467,1631 471,1618 475,1605 479,1592 483,1579 487,1566 490,1553 493,1540 496,1527 498,1514 501,1501 503,1488 505,1475 507,1461 508,1448 511,1435 511,1422 513,1409 514,1396 515,1383 515,1370 515,1357 516,1344 516,1331 516,1318 516,1305 515,1292 515,1279 515,1266 514,1252 513,1240 511,1227 511,1214 509,1201 508,1188 506,1175 505,1161 503,1148 501,1135 499,1122 498,1109 495,1096 493,1083 491,1070 488,1057 486,1044 484,1031 481,1018 478,1005 476,992 473,979 471,966 467,952 464,939 462,926 459,913 456,900 453,887 450,874 447,861 444,848 441,835 438,822 435,809 432,796 429,783 426,770 423,757 420,743 417,731 414,718 411,705 409,692 406,679 403,666 400,652 398,639 395,626 393,613 390,600 388,587 386,574 384,561 382,548 380,535 379,522 376,509 375,496 373,483 372,470 371,457 370,443 369,430 368,417 367,404 367,391 366,378 366,366 366,352 366,339 366,326 366,313 367,300 368,287 369,274 370,261 371,248 372,234 373,221 375,209 376,196 379,183 380,170 383,157 385,143 387,130 390,117 392,104 395,91 397,78 400,65 403,52 407,39 410,25 413,13 417,0 716,0 719,13 722,25 725,39 728,52 731,65 734,78 737,91 740,104 743,117 745,130 747,143 749,157 751,170 754,183 755,196 757,209 758,221 760,234 761,248 762,261 763,274 764,287 764,300 765,313 765,326 766,339 766,352 766,366 765,378 764,391 764,404 764,417 763,430 762,443 761,457 760,470 758,483 757,496 755,509 754,522 752,535 750,548 748,561 746,574 744,587 741,600 739,613 737,626 734,639 731,652 729,666 726,679 723,692 720,705 717,718 715,731 712,743 709,757 706,770 703,783 700,796 697,809 693,822 690,835 688,848 685,861 682,874 679,887 676,900 673,913 670,926 667,939 664,952 661,966 659,979 656,992 653,1005 651,1018 648,1031 646,1044 643,1057 641,1070 639,1083 636,1096 634,1109 633,1122 631,1135 629,1148 627,1161 626,1175 624,1188 623,1201 622,1214 620,1227 619,1240 619,1252 618,1266 617,1279 616,1292 616,1305 616,1318 616,1331 616,1344 616,1357 617,1370 617,1383 618,1396 619,1409 620,1422 622,1435 623,1448 625,1461 627,1475 629,1488 631,1501 633,1514 636,1527 639,1540 642,1553 646,1566 649,1579 653,1592 656,1605 660,1618 665,1631 670,1644 674,1657 679,1670 684,1684 690,1697 695,1710 700,1723 707,1736 713,1749 719,1762 725,1775 731,1788 738,1801 745,1814 752,1827 759,1840 767,1853 774,1866 781,1879 789,1893 797,1905 805,1918 813,1931 821,1944 828,1957 837,1970 845,1984 853,1997 861,2010 869,2023 878,2037 886,2050 894,2063 902,2076 909,2089 918,2102 926,2115 933,2128 941,2141 949,2154 956,2167 963,2180 971,2193 978,2206 985,2220 991,2233 998,2246 1005,2259 1011,2272 1017,2285 1023,2297 1029,2311 1034,2324 1040,2337 1044,2350 1050,2363 1055,2376 1059,2389 1064,2402 1068,2415 1071,2428 1075,2441 1079,2454 1082,2467 1086,2480 1089,2493 1092,2506 1095,2520 1098,2533 1100,2546 1102,2559 1105,2572 1107,2585 1109,2598 1111,2611 1112,2624 1114,2637 1115,2650 1117,2663 1119,2676 1119,2689 1121,2702 1122,2715 1123,2729 1124,2742 1125,2755 1126,2768 1127,2781 1128,2794 1128,2807 1129,2820 1129,2833 1130,2846 1130,2859 1131,2872 1131,2885 1132,2898 1132,2911 1132,2924 1132,2937 1132,2950 1131,2963 1131,2976 1131,2989 1130,3002 1129,3015 1129,3029 1128,3042 1127,3055 1125,3068 1124,3081 1123,3094 1122,3107 1119,3120 1118,3133 1115,3146 1113,3159 1111,3172 1109,3185 1105,3198 1102,3211 1099,3225 1095,3238 1092,3251 1088,3264 1085,3277 1081,3290 1076,3303 1072,3316 1068,3329 1063,3342 1058,3355 1053,3368 1048,3381 1042,3394 1037,3407 1031,3420 1026,3434 1020,3447 1014,3459 1008,3472 1002,3485 996,3498 990,3511 984,3525 977,3538 971,3551 965,3564 959,3577 953,3590 946,3603 940,3616 933,3629 927,3643 921,3655 915,3668 909,3681 903,3694 896,3707 890,3720 885,3734 879,3747 873,3760 867,3773 862,3786 856,3799 851,3811 845,3825 840,3838 835,3851 830,3864 825,3877 820,3890 815,3903 811,3916 806,3929 801,3943 798,3956 793,3969 789,3981 785,3994 781,4007 777,4020 773,4034 769,4047 766,4060 762,4073 758,4086 755,4099 752,4112 748,4125 745,4138 742,4152 739,4165 736,4177 733,4190 730,4203 727,4216 724,4229 721,4243 718,4256 716,4269 713,4282 710,4295 707,4307 705,4320 703,4334 700,4347 697,4360 695,4373 693,4386 690,4399 688,4412 686,4425 683,4438 682,4452 680,4465 677,4478 675,4490 673,4503 671,4516 669,4529 666,4543 665,4556 663,4569 661,4582 660,4595 657,4608 656,4621 654,4634 653,4647 651,4661 650,4674 648,4686 646,4699 645,4712 643,4725 643,4738 641,4752 640,4765 639,4778 638,4791 636,4804 636,4816 635,4829 633,4843 633,4856 632,4869 631,4882 631,4895 629,4908 629,4921 629,4934 628,4947 628,4961 627,4974 627,4987 626,5000 626,5012 626,5025 625,5038 625,5052 625,5065 624,5078 624,5091 624,5104 624,5117 623,5130 623,5143 623,5156 623,5170 623,5183 623,5196 623,5208 623,5221 623,5234 623,5247 623,5261 623,5274 623,5287 623,5300 623,5313 623,5326 623,5338 623,5352 623,5365 623,5378 623,5391 623,5404 623,5417 623,5430 623,5443 624,5456 624,5470 625,5483 625,5496 626,5509 626,5522 626,5534 627,5547 628,5561 628,5574 629,5587 629,5600 630,5613 631,5626 633,5639 633,5652 634,5665 635,5679 636,5692 637,5705 638,5718 639,5730 641,5743 642,5756 643,5770 644,5783 646,5796 647,5809 648,5822 650,5835 650,5847 652,5861 653,5874 654,5887 656,5900 656,5913 657,5926 659,5939 660,5952 661,5965 662,5979 663,5992 663,6005 664,6018 665,6031 666,6043 666,6056 666,6070 666,6083 667,6096 668,6109 668,6122 668,6135 668,6148 668,6161 668,6174 668,6188 668,6201 667,6214 666,6227 666,6239 666,6252 666,6265 665,6279 664,6292 663,6305 663,6318 662,6331 661,6344 660,6357 660,6370 659,6383 657,6396 656,6409 656,6422 654,6435 653,6448 652,6461 651,6474 650,6488 649,6501 647,6514 646,6527 645,6540 643,6553 643,6565 641,6579 640,6592 639,6605 637,6618 636,6631 635,6644 633,6657 632,6670">
          <text:p/>
        </draw:polygon>
        <draw:polygon draw:style-name="gr13" draw:text-style-name="P10" draw:layer="layout" svg:width="0.652cm" svg:height="9.676cm" svg:x="13.067cm" svg:y="12.79cm" svg:viewBox="0 0 653 9677" draw:points="252,9677 251,9657 251,9639 250,9620 249,9601 248,9582 248,9563 247,9544 246,9525 246,9506 245,9487 245,9468 244,9449 243,9431 242,9411 242,9393 241,9373 241,9354 241,9336 240,9316 239,9298 239,9279 238,9260 238,9241 238,9222 238,9203 238,9184 238,9165 237,9146 237,9127 237,9108 237,9090 236,9070 236,9052 236,9033 236,9014 236,8995 236,8976 236,8957 236,8938 236,8919 237,8900 237,8881 237,8862 237,8843 237,8824 238,8805 238,8787 238,8767 238,8749 238,8730 238,8711 239,8692 239,8673 240,8654 240,8635 241,8616 241,8598 241,8578 242,8559 242,8541 243,8521 243,8503 244,8484 245,8464 245,8446 245,8426 246,8408 247,8389 247,8370 248,8351 248,8332 248,8313 249,8295 250,8275 251,8257 251,8237 251,8218 252,8200 252,8180 253,8162 254,8143 255,8124 255,8105 255,8086 256,8067 256,8048 257,8029 258,8010 258,7991 258,7972 259,7954 259,7934 260,7915 261,7897 261,7877 262,7859 262,7840 262,7821 262,7802 262,7783 263,7764 264,7745 264,7726 264,7708 265,7688 265,7669 265,7651 265,7631 265,7613 265,7594 265,7574 266,7556 266,7536 266,7518 266,7499 266,7480 266,7461 266,7442 266,7423 266,7405 267,7385 266,7367 266,7347 266,7329 266,7310 266,7291 266,7272 266,7253 266,7234 266,7215 266,7196 265,7177 265,7158 265,7139 265,7120 265,7101 265,7082 265,7064 264,7044 264,7026 264,7007 263,6988 263,6969 262,6950 262,6931 262,6912 262,6893 262,6874 261,6855 261,6836 260,6818 260,6798 259,6779 259,6761 258,6741 258,6723 258,6704 257,6685 257,6666 256,6646 255,6628 255,6609 255,6590 255,6571 254,6552 253,6533 252,6515 252,6495 251,6477 251,6457 251,6439 250,6420 250,6401 249,6382 248,6363 248,6344 248,6325 247,6306 246,6287 246,6268 245,6249 245,6230 244,6211 243,6192 243,6174 242,6154 241,6136 241,6117 241,6098 240,6079 239,6060 238,6041 238,6023 238,6003 237,5984 236,5965 236,5946 235,5928 235,5908 234,5889 233,5871 232,5851 232,5833 231,5814 231,5795 230,5776 229,5757 228,5738 228,5719 227,5700 227,5681 225,5662 224,5643 224,5625 224,5605 223,5587 222,5567 221,5549 220,5530 219,5511 218,5492 218,5473 217,5454 216,5435 215,5416 214,5397 213,5378 212,5359 211,5340 211,5321 209,5302 208,5284 207,5264 206,5246 205,5227 204,5208 203,5189 201,5170 201,5151 199,5133 197,5113 197,5094 195,5075 194,5056 192,5038 191,5018 190,4999 188,4981 187,4961 185,4943 184,4924 182,4905 181,4886 179,4867 177,4848 175,4829 174,4810 172,4792 170,4772 168,4754 167,4735 164,4715 162,4697 160,4677 158,4659 157,4640 154,4621 152,4602 150,4583 148,4564 146,4545 143,4526 141,4507 139,4489 137,4469 134,4451 131,4431 130,4412 127,4394 124,4374 122,4356 120,4337 116,4318 114,4299 112,4280 109,4261 106,4243 104,4223 102,4204 99,4185 96,4166 93,4148 91,4128 88,4109 86,4091 83,4071 80,4053 78,4034 75,4015 73,3996 70,3977 68,3958 65,3939 62,3920 60,3902 57,3882 55,3864 52,3845 50,3826 48,3807 46,3787 43,3769 41,3750 39,3731 36,3712 34,3693 32,3674 30,3655 29,3636 26,3617 25,3598 22,3578 21,3560 19,3541 18,3522 16,3503 15,3484 13,3465 12,3446 10,3427 9,3408 8,3390 7,3370 5,3352 5,3332 4,3313 3,3295 2,3275 2,3257 2,3238 1,3219 1,3200 0,3181 0,3162 0,3143 0,3124 0,3105 0,3086 0,3067 1,3049 1,3029 2,3011 2,2992 2,2973 3,2954 4,2935 5,2916 5,2897 6,2878 8,2859 8,2840 10,2821 11,2802 12,2783 14,2764 15,2746 17,2726 19,2708 20,2688 22,2670 23,2651 25,2632 27,2613 29,2594 31,2575 33,2557 35,2537 37,2518 39,2500 42,2480 43,2462 46,2442 48,2423 50,2405 52,2385 55,2367 57,2348 60,2329 62,2310 65,2291 67,2272 69,2254 73,2234 75,2215 77,2196 79,2177 83,2159 85,2139 87,2121 89,2102 93,2083 95,2064 97,2045 100,2026 103,2007 105,1988 107,1969 110,1950 113,1931 115,1913 117,1893 120,1874 122,1856 124,1836 127,1818 130,1799 131,1780 134,1761 136,1742 139,1723 140,1704 143,1685 145,1667 147,1647 150,1628 152,1610 154,1590 156,1572 158,1552 160,1533 162,1515 164,1495 167,1477 168,1458 170,1439 172,1420 174,1401 176,1382 177,1364 180,1344 181,1326 183,1306 185,1288 187,1269 188,1249 191,1231 192,1212 194,1193 195,1174 197,1155 199,1136 201,1117 202,1098 204,1079 205,1060 207,1041 208,1023 210,1003 211,985 213,966 214,946 215,928 218,909 218,890 220,871 221,852 223,833 224,814 225,795 227,777 228,757 230,738 231,720 232,700 234,682 235,662 236,643 238,625 239,605 240,587 241,568 243,549 244,530 245,511 246,492 248,474 248,454 250,436 251,416 252,398 254,379 255,360 256,341 257,322 258,303 259,284 261,265 262,246 262,227 264,208 265,189 266,170 267,151 268,133 269,113 270,95 271,76 272,57 273,38 274,19 275,0 376,0 377,19 378,38 379,57 380,76 381,95 383,113 383,133 384,151 386,170 386,189 387,208 389,227 390,246 391,265 392,284 393,303 394,322 396,341 397,360 398,379 399,398 400,416 401,436 403,454 403,474 405,492 406,511 407,530 409,549 410,568 411,587 412,605 413,625 415,643 417,662 418,682 419,700 420,720 421,738 423,757 424,777 426,795 427,814 428,833 430,852 431,871 433,890 434,909 436,928 437,946 439,966 440,985 442,1003 443,1023 444,1041 447,1060 447,1079 449,1098 451,1117 453,1136 454,1155 456,1174 457,1193 461,1212 462,1231 464,1249 465,1269 467,1288 469,1306 471,1326 472,1344 474,1364 476,1382 478,1401 480,1420 482,1439 484,1458 486,1477 488,1495 490,1515 492,1533 494,1552 496,1572 498,1590 501,1610 503,1628 505,1647 507,1667 509,1685 511,1704 514,1723 516,1742 518,1761 521,1780 523,1799 525,1818 528,1836 530,1856 532,1874 535,1893 538,1913 540,1931 542,1950 545,1969 547,1988 550,2007 552,2026 555,2045 557,2064 560,2083 562,2102 565,2121 567,2139 570,2159 572,2177 575,2196 578,2215 580,2234 582,2254 585,2272 587,2291 589,2310 592,2329 595,2348 597,2367 599,2385 602,2405 604,2423 606,2442 609,2462 611,2480 613,2500 615,2518 617,2537 619,2557 621,2575 623,2594 625,2613 627,2632 629,2651 630,2670 632,2688 634,2708 636,2726 636,2746 639,2764 639,2783 641,2802 643,2821 643,2840 645,2859 646,2878 646,2897 647,2916 648,2935 649,2954 650,2973 650,2992 651,3011 651,3029 652,3049 652,3067 652,3086 653,3105 653,3124 653,3143 652,3162 652,3181 652,3200 651,3219 650,3238 650,3257 650,3275 649,3295 648,3313 647,3332 646,3352 645,3370 644,3390 643,3408 642,3427 640,3446 639,3465 638,3484 636,3503 635,3522 633,3541 631,3560 629,3578 628,3598 626,3617 624,3636 622,3655 620,3674 618,3693 616,3712 613,3731 611,3750 609,3769 606,3787 604,3807 602,3826 599,3845 597,3864 595,3882 592,3902 589,3920 587,3939 585,3958 582,3977 579,3996 577,4015 574,4034 572,4053 569,4071 566,4091 564,4109 561,4128 559,4148 556,4166 553,4185 551,4204 548,4223 545,4243 543,4261 541,4280 538,4299 535,4318 533,4337 531,4356 528,4374 525,4394 523,4412 521,4431 518,4451 515,4469 514,4489 511,4507 509,4526 507,4545 505,4564 502,4583 500,4602 498,4621 496,4640 494,4659 491,4677 490,4697 488,4715 486,4735 484,4754 482,4772 481,4792 478,4810 477,4829 475,4848 473,4867 471,4886 470,4905 468,4924 467,4943 465,4961 464,4981 462,4999 461,5018 460,5038 457,5056 456,5075 455,5094 454,5113 452,5133 451,5151 450,5170 448,5189 447,5208 447,5227 445,5246 444,5264 443,5284 442,5302 441,5321 440,5340 439,5359 438,5378 437,5397 437,5416 435,5435 434,5454 434,5473 433,5492 432,5511 431,5530 430,5549 430,5567 429,5587 428,5605 427,5625 427,5643 426,5662 425,5681 424,5700 424,5719 423,5738 422,5757 421,5776 420,5795 420,5814 420,5833 419,5851 418,5871 417,5889 417,5908 417,5928 416,5946 415,5965 414,5984 414,6003 413,6023 413,6041 412,6060 411,6079 411,6098 410,6117 410,6136 409,6154 409,6174 408,6192 407,6211 407,6230 407,6249 406,6268 405,6287 404,6306 404,6325 403,6344 403,6363 402,6382 402,6401 401,6420 401,6439 400,6457 400,6477 400,6495 399,6515 398,6533 397,6552 397,6571 397,6590 397,6609 396,6628 395,6646 395,6666 394,6685 393,6704 393,6723 393,6741 393,6761 392,6779 392,6798 391,6818 391,6836 390,6855 390,6874 390,6893 390,6912 389,6931 389,6950 388,6969 388,6988 388,7007 387,7026 387,7044 387,7064 386,7082 386,7101 386,7120 386,7139 386,7158 386,7177 386,7196 386,7215 386,7234 385,7253 385,7272 385,7291 385,7310 385,7329 385,7347 385,7367 385,7385 385,7405 385,7423 385,7442 385,7461 385,7480 385,7499 385,7518 386,7536 386,7556 386,7574 386,7594 386,7613 386,7631 386,7651 386,7669 387,7688 387,7708 387,7726 388,7745 388,7764 389,7783 389,7802 390,7821 390,7840 390,7859 390,7877 391,7897 391,7915 392,7934 393,7954 393,7972 393,7991 393,8010 394,8029 395,8048 396,8067 396,8086 397,8105 397,8124 397,8143 398,8162 399,8180 400,8200 400,8218 400,8237 401,8257 401,8275 402,8295 403,8313 403,8332 404,8351 404,8370 405,8389 406,8408 406,8426 407,8446 407,8464 407,8484 408,8503 409,8521 409,8541 410,8559 410,8578 410,8598 410,8616 411,8635 411,8654 412,8673 412,8692 413,8711 413,8730 413,8749 413,8767 414,8787 414,8805 414,8824 414,8843 415,8862 415,8881 415,8900 415,8919 415,8938 415,8957 415,8976 415,8995 415,9014 415,9033 415,9052 415,9070 415,9090 415,9108 414,9127 414,9146 414,9165 414,9184 413,9203 413,9222 413,9241 413,9260 412,9279 412,9298 411,9316 411,9336 410,9354 410,9373 410,9393 409,9411 408,9431 407,9449 407,9468 407,9487 406,9506 405,9525 404,9544 403,9563 403,9582 402,9601 401,9620 400,9639 400,9657 399,9677">
          <text:p/>
        </draw:polygon>
        <draw:polygon draw:style-name="gr13" draw:text-style-name="P10" draw:layer="layout" svg:width="0.345cm" svg:height="6.765cm" svg:x="15.161cm" svg:y="15.707cm" svg:viewBox="0 0 346 6766" draw:points="36,6766 35,6752 35,6740 35,6726 34,6713 33,6700 33,6687 32,6673 32,6660 32,6646 31,6633 31,6620 30,6607 29,6593 29,6581 29,6567 28,6554 28,6541 27,6528 26,6514 26,6501 25,6488 25,6474 25,6461 24,6448 24,6434 23,6422 23,6408 22,6395 22,6382 22,6369 21,6356 21,6343 20,6329 20,6316 19,6302 19,6289 19,6276 19,6262 18,6249 18,6236 17,6223 17,6210 16,6197 15,6183 15,6170 15,6157 15,6144 15,6130 14,6117 14,6103 13,6090 13,6077 13,6064 12,6051 12,6038 12,6024 12,6011 11,5997 11,5984 11,5971 10,5958 10,5944 9,5931 9,5918 9,5905 8,5891 8,5878 8,5864 8,5851 8,5838 8,5825 8,5812 7,5799 7,5785 6,5772 6,5759 6,5746 6,5733 5,5719 5,5706 5,5692 5,5679 5,5666 5,5653 5,5640 5,5626 4,5613 4,5600 4,5587 4,5574 4,5561 3,5547 3,5534 3,5520 3,5507 3,5494 3,5481 2,5467 2,5454 2,5441 2,5428 2,5415 2,5402 2,5388 2,5375 2,5362 2,5348 2,5335 2,5322 1,5308 1,5295 1,5282 1,5269 1,5256 1,5243 1,5229 1,5216 1,5203 1,5190 1,5176 1,5163 1,5150 1,5136 0,5123 0,5110 0,5097 0,5084 0,5071 0,5057 0,5044 0,5031 0,5018 0,5004 0,4991 0,4978 0,4964 0,4951 0,4938 0,4925 0,4912 0,4898 0,4885 0,4872 0,4859 0,4846 0,4833 0,4819 0,4806 1,4792 1,4779 1,4766 1,4753 1,4739 1,4726 1,4713 1,4700 1,4687 1,4674 1,4660 1,4647 1,4634 1,4620 1,4607 1,4594 1,4580 2,4567 2,4554 2,4541 2,4528 2,4515 2,4501 2,4488 2,4475 2,4462 2,4448 2,4435 2,4421 2,4408 2,4395 2,4382 2,4369 2,4356 2,4342 3,4329 3,4316 3,4303 3,4290 3,4276 3,4263 3,4249 3,4236 3,4223 4,4210 4,4197 4,4183 4,4170 4,4157 4,4144 4,4131 4,4118 4,4104 5,4091 5,4077 5,4064 5,4051 5,4038 5,4025 5,4011 5,3998 5,3985 5,3972 5,3959 5,3946 5,3932 5,3919 5,3905 5,3892 5,3879 6,3866 6,3852 6,3839 6,3826 6,3813 6,3799 6,3787 6,3773 6,3760 7,3747 7,3734 7,3720 7,3707 7,3693 7,3680 8,3667 8,3654 8,3640 8,3628 8,3614 8,3601 8,3588 8,3575 8,3561 8,3548 8,3535 8,3521 8,3508 8,3495 8,3481 8,3469 8,3455 8,3442 8,3429 9,3416 9,3403 9,3390 9,3376 9,3363 9,3349 9,3336 9,3323 9,3309 9,3296 9,3283 9,3270 10,3257 10,3244 10,3230 10,3217 10,3204 10,3191 10,3177 10,3164 10,3150 10,3137 10,3124 10,3111 10,3098 10,3085 11,3071 11,3058 11,3045 11,3032 11,3019 11,3005 11,2992 11,2978 11,2965 11,2952 11,2939 11,2926 11,2912 11,2899 11,2886 11,2873 11,2860 12,2847 12,2833 12,2820 12,2806 12,2793 12,2780 12,2767 12,2753 12,2740 12,2727 12,2714 12,2701 12,2688 12,2674 12,2661 12,2648 12,2635 12,2621 12,2608 12,2594 12,2581 12,2568 12,2555 12,2542 12,2529 12,2515 12,2502 12,2489 12,2476 12,2463 12,2449 12,2436 12,2422 12,2409 12,2396 12,2383 12,2370 12,2356 12,2343 12,2330 12,2317 12,2304 12,2291 12,2277 12,2264 13,2250 13,2237 13,2224 13,2211 13,2198 13,2184 13,2171 13,2158 13,2145 13,2132 13,2119 13,2105 13,2092 13,2078 13,2065 13,2052 13,2039 13,2025 13,2012 13,1999 13,1986 13,1973 13,1960 14,1946 14,1933 14,1920 14,1906 14,1893 14,1880 14,1866 14,1853 14,1840 14,1827 14,1814 14,1801 14,1787 14,1774 14,1761 15,1748 15,1734 15,1721 15,1707 15,1694 15,1681 15,1668 15,1655 15,1642 15,1628 15,1615 15,1602 15,1589 15,1576 15,1563 15,1549 15,1536 15,1522 15,1509 15,1496 16,1483 16,1469 16,1456 16,1443 16,1430 17,1417 17,1404 17,1390 17,1377 17,1364 17,1350 18,1337 18,1324 18,1310 18,1297 18,1284 18,1271 19,1258 19,1245 19,1231 19,1218 19,1205 19,1192 19,1178 19,1165 19,1151 19,1138 20,1125 20,1112 20,1099 20,1086 21,1073 21,1059 21,1046 22,1033 22,1020 22,1006 22,993 22,979 22,966 22,953 22,940 23,927 23,914 23,900 24,887 24,874 24,861 25,848 25,834 25,821 25,807 25,794 26,781 26,767 26,755 27,741 27,728 27,715 28,702 28,688 28,676 29,662 29,649 29,635 29,622 29,608 30,596 30,582 31,569 31,556 32,543 32,529 32,517 32,503 32,490 33,477 33,464 34,450 34,437 34,423 35,410 35,397 35,384 36,371 36,358 37,344 37,331 38,318 38,305 39,292 39,278 39,265 39,251 40,238 40,225 41,212 42,198 42,185 42,172 42,159 43,146 43,133 44,119 44,106 45,93 46,79 46,66 46,53 47,39 47,26 48,13 48,0 298,0 299,13 299,26 299,39 299,53 300,66 301,79 301,93 302,106 302,119 302,133 303,146 303,159 304,172 304,185 305,198 305,212 305,225 305,238 306,251 307,265 307,278 308,292 308,305 309,318 309,331 309,344 309,358 310,371 310,384 311,397 311,410 312,423 312,437 312,450 312,464 313,477 313,490 314,503 314,517 314,529 315,543 315,556 316,569 316,582 316,596 316,608 317,622 317,635 317,649 318,662 318,676 318,688 319,702 319,715 319,728 319,741 319,755 320,767 320,781 321,794 321,807 321,821 322,834 322,848 322,861 322,874 322,887 322,900 322,914 323,927 323,940 323,953 323,966 324,979 324,993 324,1006 324,1020 325,1033 325,1046 326,1059 326,1073 326,1086 326,1099 326,1112 326,1125 326,1138 326,1151 326,1165 327,1178 327,1192 327,1205 327,1218 327,1231 328,1245 328,1258 328,1271 328,1284 328,1297 328,1310 329,1324 329,1337 329,1350 329,1364 329,1377 329,1390 329,1404 329,1417 329,1430 329,1443 330,1456 330,1469 330,1483 330,1496 330,1509 330,1522 330,1536 330,1549 331,1563 331,1576 331,1589 331,1602 331,1615 331,1628 331,1642 331,1655 331,1668 331,1681 332,1694 332,1707 332,1721 332,1734 332,1748 332,1761 332,1774 332,1787 332,1801 332,1814 332,1827 332,1840 332,1853 332,1866 332,1880 332,1893 332,1906 332,1920 332,1933 332,1946 332,1960 332,1973 332,1986 332,1999 332,2012 332,2025 332,2039 332,2052 332,2065 332,2078 332,2092 332,2105 332,2119 333,2132 333,2145 333,2158 333,2171 333,2184 333,2198 333,2211 333,2224 333,2237 333,2250 333,2264 333,2277 333,2291 333,2304 333,2317 333,2330 333,2343 333,2356 333,2370 333,2383 333,2396 333,2409 333,2422 333,2436 333,2449 333,2463 333,2476 333,2489 333,2502 334,2515 334,2529 334,2542 334,2555 334,2568 334,2581 334,2594 334,2608 334,2621 334,2635 334,2648 334,2661 334,2674 334,2688 334,2701 334,2714 334,2727 334,2740 334,2753 334,2767 334,2780 334,2793 334,2806 334,2820 334,2833 335,2847 335,2860 335,2873 335,2886 335,2899 335,2912 335,2926 335,2939 335,2952 335,2965 335,2978 335,2992 336,3005 336,3019 336,3032 336,3045 336,3058 336,3071 336,3085 336,3098 336,3111 336,3124 336,3137 336,3150 336,3164 336,3177 336,3191 336,3204 336,3217 336,3230 336,3244 336,3257 336,3270 336,3283 336,3296 336,3309 336,3323 336,3336 336,3349 337,3363 337,3376 337,3390 337,3403 337,3416 337,3429 337,3442 337,3455 337,3469 337,3481 337,3495 338,3508 338,3521 338,3535 338,3548 338,3561 338,3575 338,3588 338,3601 338,3614 338,3628 339,3640 339,3654 339,3667 339,3680 339,3693 339,3707 339,3720 339,3734 339,3747 339,3760 339,3773 339,3787 339,3799 339,3813 339,3826 340,3839 340,3852 340,3866 340,3879 340,3892 340,3905 340,3919 340,3932 341,3946 341,3959 341,3972 341,3985 341,3998 341,4011 341,4025 341,4038 341,4051 342,4064 342,4077 342,4091 342,4104 342,4118 342,4131 342,4144 342,4157 343,4170 343,4183 343,4197 343,4210 343,4223 343,4236 343,4249 343,4263 343,4276 343,4290 343,4303 343,4316 343,4329 343,4342 343,4356 343,4369 343,4382 343,4395 343,4408 344,4421 344,4435 344,4448 344,4462 344,4475 344,4488 344,4501 345,4515 345,4528 345,4541 345,4554 345,4567 345,4580 345,4594 345,4607 345,4620 345,4634 345,4647 345,4660 345,4674 345,4687 346,4700 346,4713 346,4726 346,4739 346,4753 346,4766 346,4779 346,4792 346,4806 346,4819 346,4833 346,4846 346,4859 346,4872 346,4885 346,4898 346,4912 346,4925 346,4938 346,4951 346,4964 346,4978 346,4991 346,5004 346,5018 346,5031 346,5044 346,5057 346,5071 346,5084 346,5097 346,5110 346,5123 346,5136 346,5150 346,5163 346,5176 346,5190 346,5203 345,5216 345,5229 345,5243 345,5256 345,5269 345,5282 345,5295 345,5308 345,5322 345,5335 345,5348 344,5362 344,5375 344,5388 344,5402 344,5415 343,5428 343,5441 343,5454 343,5467 343,5481 343,5494 343,5507 343,5520 343,5534 343,5547 343,5561 343,5574 342,5587 342,5600 342,5613 342,5626 341,5640 341,5653 341,5666 341,5679 341,5692 340,5706 340,5719 340,5733 340,5746 339,5759 339,5772 339,5785 339,5799 339,5812 338,5825 338,5838 338,5851 338,5864 337,5878 337,5891 337,5905 336,5918 336,5931 336,5944 336,5958 336,5971 335,5984 335,5997 334,6011 334,6024 334,6038 333,6051 333,6064 332,6077 332,6090 332,6103 332,6117 332,6130 331,6144 331,6157 330,6170 330,6183 330,6197 329,6210 329,6223 329,6236 328,6249 328,6262 327,6276 327,6289 326,6302 326,6316 326,6329 326,6343 325,6356 324,6369 324,6382 323,6395 323,6408 322,6422 322,6434 322,6448 322,6461 321,6474 321,6488 320,6501 319,6514 319,6528 319,6541 318,6554 318,6567 317,6581 316,6593 316,6607 316,6620 315,6633 315,6646 314,6660 313,6673 313,6687 312,6700 312,6713 312,6726 311,6740 310,6752 309,6766">
          <text:p/>
        </draw:polygon>
        <draw:polygon draw:style-name="gr13" draw:text-style-name="P10" draw:layer="layout" svg:width="1.307cm" svg:height="10.457cm" svg:x="16.621cm" svg:y="12.214cm" svg:viewBox="0 0 1308 10458" draw:points="596,10458 593,10437 592,10417 589,10396 587,10376 585,10355 582,10335 581,10314 579,10294 577,10274 575,10253 574,10233 572,10212 571,10192 570,10171 569,10151 568,10130 567,10110 566,10089 566,10069 565,10048 565,10028 565,10007 565,9987 565,9967 565,9947 565,9926 566,9905 566,9885 567,9865 568,9844 569,9823 569,9803 569,9782 570,9762 571,9741 572,9721 572,9700 573,9680 574,9660 575,9639 575,9619 576,9599 577,9578 578,9557 579,9537 579,9516 580,9496 581,9475 582,9455 582,9434 583,9414 584,9394 585,9373 586,9353 586,9333 587,9312 589,9292 589,9271 591,9250 592,9230 592,9209 594,9189 596,9168 596,9148 598,9127 599,9107 601,9087 602,9066 603,9046 606,9026 606,9005 608,8985 610,8964 612,8943 613,8923 615,8902 616,8882 618,8861 619,8841 621,8821 622,8800 624,8780 625,8760 626,8739 628,8719 629,8698 630,8677 631,8657 633,8636 633,8616 634,8595 635,8575 636,8554 636,8534 638,8514 638,8494 639,8473 639,8453 639,8432 639,8412 640,8391 640,8370 640,8350 640,8330 639,8309 639,8288 639,8268 639,8248 638,8227 637,8207 636,8187 635,8166 634,8146 633,8125 631,8104 629,8084 627,8064 625,8043 623,8022 620,8002 618,7981 615,7961 612,7941 609,7921 605,7900 602,7880 597,7859 593,7839 589,7818 585,7797 579,7777 575,7757 570,7736 565,7715 559,7695 554,7674 548,7654 542,7634 536,7614 530,7593 524,7573 518,7552 512,7531 506,7511 500,7491 494,7470 488,7449 482,7429 477,7408 471,7388 467,7368 462,7347 457,7327 453,7307 449,7286 445,7266 442,7245 439,7225 437,7204 434,7184 433,7163 430,7142 430,7122 429,7101 429,7081 429,7061 430,7041 430,7020 431,7000 433,6979 434,6959 437,6938 438,6918 440,6897 444,6877 447,6856 449,6835 452,6815 456,6795 459,6774 462,6754 465,6734 468,6713 472,6693 475,6672 478,6652 481,6631 484,6611 487,6590 490,6569 492,6549 494,6528 497,6508 498,6488 501,6468 502,6447 503,6427 505,6406 505,6386 505,6365 506,6345 506,6324 505,6304 505,6283 504,6262 502,6242 501,6222 498,6201 496,6181 493,6161 490,6140 486,6120 481,6099 477,6079 471,6058 466,6038 459,6017 453,5996 445,5976 437,5956 429,5935 420,5915 410,5894 400,5874 389,5854 378,5833 366,5813 353,5792 340,5772 327,5751 312,5731 299,5710 284,5690 268,5669 253,5649 238,5628 222,5608 206,5588 190,5567 174,5547 158,5526 143,5506 128,5485 113,5465 99,5444 85,5424 72,5403 60,5383 49,5362 39,5342 29,5321 22,5301 15,5281 9,5260 5,5240 2,5219 0,5199 0,5178 2,5158 4,5137 8,5117 14,5096 22,5076 29,5055 39,5035 50,5015 62,4994 76,4974 89,4953 104,4933 120,4912 137,4892 154,4871 171,4851 190,4830 208,4810 226,4789 245,4769 263,4748 282,4728 300,4708 318,4688 336,4667 353,4646 370,4626 386,4605 401,4585 416,4563 430,4543 444,4522 457,4502 470,4482 481,4461 493,4441 504,4421 513,4400 522,4379 531,4359 538,4338 546,4318 553,4297 559,4277 565,4256 571,4236 575,4216 580,4195 584,4175 588,4155 592,4134 594,4114 597,4093 600,4072 602,4052 604,4031 606,4011 608,3990 609,3970 611,3949 612,3929 613,3909 614,3888 615,3868 616,3848 616,3827 616,3806 616,3786 616,3765 616,3745 616,3724 616,3704 616,3683 616,3663 615,3643 614,3622 613,3602 612,3582 611,3561 609,3541 608,3520 606,3499 605,3479 603,3458 602,3438 599,3417 597,3397 596,3376 593,3356 591,3336 589,3316 587,3295 585,3275 582,3254 580,3234 578,3213 576,3192 574,3172 572,3152 571,3131 569,3110 568,3090 566,3069 565,3049 565,3029 564,3009 564,2988 564,2968 564,2947 564,2926 565,2906 565,2885 566,2865 568,2844 569,2824 570,2803 572,2783 574,2763 576,2742 579,2722 580,2702 583,2681 586,2661 588,2640 591,2619 593,2599 596,2579 599,2558 601,2537 603,2517 606,2496 608,2476 610,2456 613,2436 615,2415 616,2395 618,2374 619,2353 621,2333 622,2313 623,2292 623,2271 624,2251 624,2230 624,2210 624,2190 623,2169 623,2149 622,2129 620,2108 619,2088 617,2067 616,2047 613,2026 611,2006 609,1985 606,1964 602,1944 599,1923 596,1903 592,1883 589,1863 586,1842 582,1822 578,1801 573,1781 569,1760 565,1740 560,1719 555,1698 551,1678 546,1657 542,1637 538,1616 533,1596 528,1576 524,1556 520,1535 516,1515 512,1494 508,1474 505,1453 501,1433 498,1412 495,1391 492,1371 490,1350 488,1330 486,1310 484,1289 484,1269 482,1249 482,1228 481,1208 482,1187 482,1167 483,1146 484,1126 486,1105 488,1084 490,1064 492,1044 494,1023 498,1003 501,983 505,962 508,942 511,921 516,901 520,880 524,860 528,839 533,818 538,798 542,778 547,757 551,737 555,716 560,696 565,676 569,655 573,635 578,614 582,594 586,573 589,553 593,532 597,512 600,491 603,471 606,450 609,430 613,410 615,389 617,369 619,348 622,328 624,307 626,287 628,266 629,245 630,225 632,205 633,184 635,164 636,143 636,123 638,103 639,82 639,62 640,41 640,21 641,0 666,0 666,21 667,41 668,62 669,82 670,103 670,123 671,143 673,164 673,184 675,205 677,225 678,245 680,266 681,287 683,307 685,328 687,348 690,369 692,389 695,410 697,430 700,450 704,471 707,491 710,512 714,532 717,553 721,573 725,594 729,614 734,635 738,655 742,676 747,696 751,716 756,737 761,757 765,778 770,798 774,818 778,839 783,860 788,880 791,901 795,921 799,942 803,962 806,983 809,1003 812,1023 815,1044 818,1064 820,1084 822,1105 823,1126 824,1146 825,1167 825,1187 825,1208 825,1228 825,1249 824,1269 822,1289 821,1310 819,1330 817,1350 815,1371 812,1391 809,1412 806,1433 802,1453 799,1474 795,1494 791,1515 787,1535 783,1556 778,1576 774,1596 770,1616 765,1637 761,1657 756,1678 751,1698 747,1719 743,1740 738,1760 734,1781 730,1801 726,1822 722,1842 718,1863 714,1883 710,1903 707,1923 704,1944 701,1964 699,1985 696,2006 693,2026 692,2047 690,2067 688,2088 687,2108 686,2129 685,2149 684,2169 683,2190 683,2210 683,2230 683,2251 684,2271 684,2292 685,2313 687,2333 687,2353 689,2374 690,2395 693,2415 694,2436 697,2456 699,2476 701,2496 704,2517 706,2537 709,2558 711,2579 714,2599 717,2619 719,2640 722,2661 724,2681 727,2702 729,2722 731,2742 733,2763 735,2783 737,2803 738,2824 740,2844 741,2865 742,2885 743,2906 743,2926 744,2947 744,2968 743,2988 743,3009 742,3029 741,3049 741,3069 739,3090 737,3110 737,3131 734,3152 733,3172 731,3192 729,3213 727,3234 724,3254 723,3275 720,3295 718,3316 716,3336 714,3356 712,3376 710,3397 707,3417 706,3438 704,3458 702,3479 700,3499 699,3520 698,3541 697,3561 695,3582 694,3602 693,3622 693,3643 692,3663 691,3683 691,3704 690,3724 690,3745 690,3765 690,3786 691,3806 691,3827 692,3848 692,3868 693,3888 694,3909 695,3929 697,3949 698,3970 699,3990 701,4011 703,4031 705,4052 707,4072 710,4093 713,4114 716,4134 719,4155 723,4175 727,4195 731,4216 737,4236 742,4256 747,4277 754,4297 761,4318 768,4338 776,4359 785,4379 794,4400 804,4421 815,4441 825,4461 837,4482 849,4502 862,4522 876,4543 891,4563 906,4585 922,4605 938,4626 955,4646 972,4667 989,4688 1007,4708 1025,4728 1044,4748 1062,4769 1081,4789 1099,4810 1118,4830 1136,4851 1153,4871 1170,4892 1187,4912 1203,4933 1219,4953 1233,4974 1246,4994 1257,5015 1269,5035 1278,5055 1287,5076 1294,5096 1299,5117 1304,5137 1307,5158 1308,5178 1308,5199 1306,5219 1303,5240 1299,5260 1294,5281 1287,5301 1278,5321 1269,5342 1259,5362 1247,5383 1236,5403 1223,5424 1209,5444 1195,5465 1179,5485 1164,5506 1149,5526 1133,5547 1117,5567 1102,5588 1085,5608 1069,5628 1054,5649 1038,5669 1024,5690 1008,5710 994,5731 980,5751 967,5772 953,5792 941,5813 930,5833 918,5854 907,5874 897,5894 887,5915 878,5935 869,5956 862,5976 855,5996 848,6017 841,6038 835,6058 830,6079 825,6099 822,6120 817,6140 814,6161 811,6181 808,6201 806,6222 805,6242 803,6262 802,6283 801,6304 801,6324 801,6345 801,6365 802,6386 803,6406 804,6427 805,6447 807,6468 808,6488 811,6508 812,6528 815,6549 818,6569 820,6590 823,6611 826,6631 829,6652 832,6672 835,6693 839,6713 842,6734 845,6754 849,6774 852,6795 855,6815 858,6835 861,6856 863,6877 866,6897 869,6918 871,6938 872,6959 874,6979 876,7000 877,7020 878,7041 878,7061 878,7081 878,7101 877,7122 876,7142 875,7163 873,7184 871,7204 868,7225 865,7245 862,7266 859,7286 854,7307 850,7327 845,7347 840,7368 835,7388 830,7408 825,7429 819,7449 813,7470 807,7491 801,7511 795,7531 789,7552 783,7573 777,7593 771,7614 765,7634 759,7654 754,7674 748,7695 743,7715 737,7736 732,7757 727,7777 723,7797 718,7818 714,7839 710,7859 706,7880 702,7900 699,7921 695,7941 692,7961 690,7981 687,8002 684,8022 682,8043 680,8064 678,8084 677,8104 675,8125 673,8146 672,8166 671,8187 670,8207 669,8227 669,8248 668,8268 667,8288 667,8309 667,8330 667,8350 667,8370 667,8391 667,8412 667,8432 668,8453 668,8473 669,8494 670,8514 670,8534 671,8554 672,8575 673,8595 673,8616 675,8636 676,8657 677,8677 678,8698 680,8719 680,8739 682,8760 683,8780 685,8800 687,8821 688,8841 690,8861 691,8882 693,8902 694,8923 696,8943 697,8964 699,8985 700,9005 702,9026 704,9046 705,9066 707,9087 708,9107 709,9127 710,9148 712,9168 714,9189 714,9209 715,9230 717,9250 717,9271 719,9292 720,9312 720,9333 721,9353 723,9373 724,9394 724,9414 725,9434 726,9455 727,9475 727,9496 728,9516 728,9537 729,9557 731,9578 731,9599 731,9619 732,9639 733,9660 734,9680 734,9700 735,9721 736,9741 737,9762 737,9782 738,9803 739,9823 739,9844 740,9865 741,9885 741,9905 741,9926 741,9947 742,9967 742,9987 742,10007 741,10028 741,10048 741,10069 741,10089 740,10110 739,10130 738,10151 737,10171 736,10192 734,10212 733,10233 732,10253 730,10274 728,10294 727,10314 724,10335 722,10355 720,10376 718,10396 716,10417 714,10437 711,10458">
          <text:p/>
        </draw:polygon>
        <draw:polygon draw:style-name="gr13" draw:text-style-name="P10" draw:layer="layout" svg:width="0.88cm" svg:height="7.229cm" svg:x="18.776cm" svg:y="15.453cm" svg:viewBox="0 0 881 7230" draw:points="173,7230 168,7216 164,7202 160,7188 156,7173 151,7159 147,7145 143,7131 140,7117 135,7103 131,7088 127,7074 123,7061 120,7046 116,7032 112,7018 108,7004 104,6990 100,6976 96,6961 93,6946 89,6933 86,6918 83,6904 79,6890 76,6875 73,6862 69,6847 66,6833 63,6819 60,6805 57,6791 54,6777 52,6762 49,6748 46,6734 43,6720 41,6706 39,6692 36,6677 34,6663 32,6650 29,6635 27,6621 25,6607 23,6592 21,6579 19,6565 18,6550 16,6536 15,6522 13,6508 12,6494 10,6480 9,6465 8,6451 7,6437 6,6423 5,6409 4,6394 4,6380 2,6366 2,6352 2,6338 1,6324 1,6309 1,6296 0,6282 0,6267 0,6253 0,6239 0,6225 1,6211 1,6197 1,6182 2,6168 2,6154 2,6140 3,6126 4,6112 5,6097 5,6083 6,6070 7,6055 8,6041 9,6026 10,6012 12,5999 12,5984 14,5970 15,5956 16,5942 18,5928 19,5914 21,5899 22,5885 24,5871 25,5857 27,5843 29,5829 30,5814 32,5800 33,5787 35,5772 37,5758 39,5744 40,5729 42,5716 44,5702 46,5687 47,5673 49,5659 51,5645 52,5631 54,5617 56,5602 58,5588 59,5574 61,5560 62,5546 64,5531 66,5517 67,5503 69,5489 71,5475 73,5461 74,5446 76,5433 77,5419 79,5404 79,5390 81,5376 83,5362 84,5348 85,5334 86,5319 88,5305 89,5291 90,5277 91,5263 93,5249 94,5234 95,5220 96,5207 97,5192 98,5178 100,5163 100,5149 101,5136 103,5121 103,5107 104,5093 105,5079 106,5065 107,5051 108,5036 109,5022 110,5008 111,4994 112,4980 113,4966 113,4951 115,4937 116,4924 116,4909 118,4895 119,4881 120,4866 121,4853 122,4839 123,4824 125,4810 126,4796 127,4782 128,4768 130,4753 131,4739 132,4725 134,4711 135,4697 137,4683 139,4668 140,4654 142,4640 143,4626 145,4612 147,4598 149,4583 151,4570 153,4556 155,4541 157,4527 159,4513 161,4499 164,4485 166,4471 168,4456 170,4442 174,4428 176,4414 178,4400 181,4386 184,4371 187,4357 189,4344 192,4329 195,4315 197,4300 201,4286 204,4273 207,4258 210,4244 213,4230 216,4216 219,4202 222,4188 225,4173 229,4159 232,4145 235,4131 238,4117 241,4103 245,4088 248,4074 251,4061 255,4046 258,4032 262,4018 265,4003 268,3990 271,3976 274,3961 277,3947 281,3933 284,3919 287,3905 290,3890 293,3876 295,3862 299,3848 302,3834 305,3820 308,3805 310,3791 313,3777 316,3763 319,3749 322,3735 324,3720 327,3707 329,3693 332,3678 334,3664 336,3650 339,3636 341,3622 343,3608 346,3593 348,3579 349,3565 352,3551 354,3537 356,3523 357,3508 359,3494 361,3480 363,3466 364,3452 366,3437 367,3423 369,3410 370,3395 372,3381 373,3367 374,3353 376,3339 376,3325 378,3310 379,3296 380,3282 380,3268 382,3254 383,3240 383,3225 384,3211 385,3198 386,3183 386,3169 387,3155 387,3140 388,3127 389,3113 389,3098 390,3084 390,3070 390,3056 391,3042 391,3027 391,3013 392,2999 392,2985 392,2971 392,2957 393,2942 393,2928 393,2914 393,2900 393,2886 393,2872 393,2857 393,2844 393,2830 393,2815 393,2801 393,2787 393,2773 393,2759 393,2745 393,2730 392,2716 392,2702 392,2688 392,2674 392,2660 391,2645 391,2631 391,2617 390,2603 390,2589 390,2574 390,2560 390,2547 390,2532 389,2518 389,2504 389,2490 388,2476 388,2462 388,2447 387,2433 387,2419 387,2405 386,2391 386,2377 386,2362 386,2348 386,2335 386,2320 385,2306 385,2292 385,2277 385,2264 384,2250 384,2235 384,2221 384,2206 383,2193 383,2179 383,2164 383,2150 383,2136 383,2122 383,2108 383,2094 383,2079 383,2065 383,2051 383,2037 383,2023 383,2009 383,1994 383,1981 383,1967 383,1952 384,1938 384,1924 384,1910 384,1896 385,1882 385,1867 385,1853 386,1839 386,1825 386,1811 386,1797 387,1782 387,1768 388,1754 388,1740 389,1726 389,1711 390,1697 390,1684 390,1669 391,1655 392,1641 392,1627 393,1613 393,1599 393,1584 394,1570 395,1556 396,1542 397,1528 397,1514 397,1499 398,1485 399,1472 400,1457 400,1443 400,1429 401,1414 402,1401 403,1387 403,1372 403,1358 405,1343 405,1330 406,1316 407,1301 407,1287 407,1273 408,1259 409,1245 410,1231 410,1216 410,1202 411,1188 411,1174 412,1160 413,1146 413,1131 413,1118 414,1104 414,1089 415,1075 415,1061 416,1047 416,1033 417,1019 417,1004 417,990 417,976 417,962 418,948 418,933 419,919 419,905 419,891 419,877 419,863 420,848 420,834 420,821 420,806 420,792 420,778 420,764 420,750 420,736 420,721 420,707 420,693 420,679 420,665 420,651 420,636 420,622 420,608 420,594 419,580 419,566 419,551 419,538 419,524 419,509 418,495 418,480 418,467 417,453 417,438 417,424 417,410 417,396 417,382 417,368 417,353 417,339 416,325 416,311 416,297 416,283 416,268 416,255 415,241 415,226 415,212 415,198 415,184 415,170 414,156 414,141 414,127 414,113 414,99 414,85 414,70 414,56 414,42 414,28 414,14 414,0 467,0 467,14 467,28 467,42 467,56 467,70 467,85 467,99 466,113 466,127 466,141 466,156 466,170 466,184 466,198 466,212 465,226 465,241 465,255 465,268 464,283 464,297 464,311 464,325 464,339 464,353 464,368 464,382 464,396 464,410 463,424 463,438 463,453 463,467 462,480 462,495 462,509 462,524 462,538 461,551 461,566 461,580 461,594 461,608 461,622 461,636 461,651 461,665 461,679 461,693 461,707 461,721 461,736 461,750 461,764 461,778 461,792 461,806 461,821 461,834 461,848 461,863 461,877 462,891 462,905 462,919 462,933 463,948 463,962 463,976 464,990 464,1004 464,1019 464,1033 464,1047 465,1061 466,1075 466,1089 467,1104 467,1118 467,1131 468,1146 468,1160 469,1174 469,1188 470,1202 471,1216 471,1231 472,1245 472,1259 473,1273 474,1287 474,1301 475,1316 475,1330 476,1343 477,1358 478,1372 478,1387 478,1401 479,1414 480,1429 481,1443 481,1457 482,1472 482,1485 483,1499 484,1514 484,1528 485,1542 485,1556 486,1570 487,1584 488,1599 488,1613 488,1627 489,1641 490,1655 490,1669 491,1684 491,1697 491,1711 492,1726 492,1740 493,1754 494,1768 494,1782 494,1797 494,1811 494,1825 495,1839 495,1853 495,1867 496,1882 496,1896 496,1910 497,1924 497,1938 497,1952 497,1967 497,1981 497,1994 498,2009 498,2023 498,2037 498,2051 498,2065 498,2079 498,2094 498,2108 498,2122 497,2136 497,2150 497,2164 497,2179 497,2193 497,2206 496,2221 496,2235 496,2250 496,2264 496,2277 495,2292 495,2306 495,2320 494,2335 494,2348 494,2362 494,2377 494,2391 494,2405 494,2419 493,2433 493,2447 492,2462 492,2476 492,2490 491,2504 491,2518 491,2532 491,2547 491,2560 491,2574 490,2589 490,2603 490,2617 490,2631 489,2645 489,2660 489,2674 489,2688 488,2702 488,2716 488,2730 488,2745 488,2759 488,2773 488,2787 488,2801 488,2815 488,2830 488,2844 488,2857 488,2872 488,2886 488,2900 488,2914 488,2928 488,2942 488,2957 488,2971 489,2985 489,2999 489,3013 490,3027 490,3042 491,3056 491,3070 491,3084 491,3098 492,3113 492,3127 493,3140 494,3155 494,3169 495,3183 496,3198 496,3211 497,3225 498,3240 499,3254 500,3268 501,3282 501,3296 503,3310 504,3325 505,3339 506,3353 508,3367 509,3381 510,3395 511,3410 513,3423 515,3437 516,3452 518,3466 519,3480 521,3494 523,3508 525,3523 527,3537 528,3551 531,3565 533,3579 535,3593 537,3608 539,3622 542,3636 544,3650 546,3664 548,3678 552,3693 554,3707 556,3720 559,3735 562,3749 565,3763 567,3777 570,3791 573,3805 575,3820 579,3834 582,3848 585,3862 588,3876 591,3890 594,3905 597,3919 600,3933 603,3947 606,3961 610,3976 613,3990 616,4003 619,4018 623,4032 626,4046 629,4061 633,4074 636,4088 639,4103 642,4117 646,4131 649,4145 652,4159 655,4173 658,4188 661,4202 664,4216 667,4230 671,4244 673,4258 677,4273 680,4286 683,4300 686,4315 688,4329 691,4344 694,4357 697,4371 700,4386 702,4400 704,4414 707,4428 710,4442 712,4456 714,4471 717,4485 719,4499 721,4513 724,4527 725,4541 727,4556 730,4570 731,4583 734,4598 736,4612 738,4626 740,4640 741,4654 743,4668 744,4683 746,4697 747,4711 749,4725 751,4739 752,4753 753,4768 754,4782 756,4796 757,4810 758,4824 759,4839 761,4853 761,4866 762,4881 764,4895 764,4909 765,4924 767,4937 768,4951 768,4966 770,4980 771,4994 771,5008 772,5022 773,5036 774,5051 775,5065 776,5079 777,5093 778,5107 779,5121 780,5136 781,5149 782,5163 783,5178 785,5192 785,5207 786,5220 788,5234 788,5249 790,5263 791,5277 792,5291 794,5305 795,5319 796,5334 798,5348 799,5362 800,5376 801,5390 803,5404 805,5419 806,5433 808,5446 809,5461 811,5475 812,5489 814,5503 815,5517 817,5531 818,5546 821,5560 822,5574 824,5588 825,5602 827,5617 828,5631 831,5645 832,5659 834,5673 836,5687 838,5702 839,5716 841,5729 843,5744 845,5758 846,5772 848,5787 850,5800 852,5814 853,5829 855,5843 856,5857 858,5871 859,5885 861,5899 862,5914 864,5928 865,5942 866,5956 868,5970 869,5984 870,5999 871,6012 872,6026 873,6041 874,6055 875,6070 876,6083 877,6097 878,6112 878,6126 879,6140 879,6154 879,6168 880,6182 880,6197 881,6211 881,6225 881,6239 881,6253 881,6267 881,6282 881,6296 880,6309 880,6324 879,6338 879,6352 879,6366 878,6380 877,6394 876,6409 876,6423 875,6437 873,6451 872,6465 871,6480 869,6494 869,6508 867,6522 866,6536 864,6550 862,6565 860,6579 859,6592 856,6607 854,6621 852,6635 850,6650 848,6663 845,6677 843,6692 841,6706 838,6720 835,6734 832,6748 830,6762 827,6777 824,6791 822,6805 818,6819 815,6833 812,6847 808,6862 805,6875 802,6890 798,6904 795,6918 791,6933 788,6946 785,6961 781,6976 778,6990 774,7004 770,7018 766,7032 762,7046 758,7061 754,7074 750,7088 746,7103 742,7117 738,7131 733,7145 729,7159 724,7173 720,7188 716,7202 712,7216 708,7230">
          <text:p/>
        </draw:polygon>
        <draw:frame draw:style-name="gr3" draw:text-style-name="P4" draw:layer="layout" svg:width="0.154cm" svg:height="0.192cm" svg:x="3.628cm" svg:y="13.413cm">
          <draw:text-box>
            <text:p text:style-name="P3"><text:span text:style-name="T1">●</text:span></text:p>
          </draw:text-box>
        </draw:frame>
        <draw:frame draw:style-name="gr3" draw:text-style-name="P4" draw:layer="layout" svg:width="0.154cm" svg:height="0.192cm" svg:x="3.628cm" svg:y="19.483cm">
          <draw:text-box>
            <text:p text:style-name="P3"><text:span text:style-name="T1">●</text:span></text:p>
          </draw:text-box>
        </draw:frame>
        <draw:frame draw:style-name="gr3" draw:text-style-name="P4" draw:layer="layout" svg:width="0.154cm" svg:height="0.192cm" svg:x="3.628cm" svg:y="19.532cm">
          <draw:text-box>
            <text:p text:style-name="P3"><text:span text:style-name="T1">●</text:span></text:p>
          </draw:text-box>
        </draw:frame>
        <draw:frame draw:style-name="gr3" draw:text-style-name="P4" draw:layer="layout" svg:width="0.154cm" svg:height="0.192cm" svg:x="3.628cm" svg:y="20.31cm">
          <draw:text-box>
            <text:p text:style-name="P3"><text:span text:style-name="T1">●</text:span></text:p>
          </draw:text-box>
        </draw:frame>
        <draw:frame draw:style-name="gr3" draw:text-style-name="P4" draw:layer="layout" svg:width="0.154cm" svg:height="0.192cm" svg:x="3.628cm" svg:y="20.953cm">
          <draw:text-box>
            <text:p text:style-name="P3"><text:span text:style-name="T1">●</text:span></text:p>
          </draw:text-box>
        </draw:frame>
        <draw:frame draw:style-name="gr3" draw:text-style-name="P4" draw:layer="layout" svg:width="0.154cm" svg:height="0.192cm" svg:x="3.628cm" svg:y="21.299cm">
          <draw:text-box>
            <text:p text:style-name="P3"><text:span text:style-name="T1">●</text:span></text:p>
          </draw:text-box>
        </draw:frame>
        <draw:frame draw:style-name="gr3" draw:text-style-name="P4" draw:layer="layout" svg:width="0.154cm" svg:height="0.192cm" svg:x="3.628cm" svg:y="13.3cm">
          <draw:text-box>
            <text:p text:style-name="P3"><text:span text:style-name="T1">●</text:span></text:p>
          </draw:text-box>
        </draw:frame>
        <draw:frame draw:style-name="gr3" draw:text-style-name="P4" draw:layer="layout" svg:width="0.154cm" svg:height="0.192cm" svg:x="3.628cm" svg:y="19.532cm">
          <draw:text-box>
            <text:p text:style-name="P3"><text:span text:style-name="T1">●</text:span></text:p>
          </draw:text-box>
        </draw:frame>
        <draw:frame draw:style-name="gr3" draw:text-style-name="P4" draw:layer="layout" svg:width="0.154cm" svg:height="0.192cm" svg:x="3.628cm" svg:y="20.248cm">
          <draw:text-box>
            <text:p text:style-name="P3"><text:span text:style-name="T1">●</text:span></text:p>
          </draw:text-box>
        </draw:frame>
        <draw:frame draw:style-name="gr3" draw:text-style-name="P4" draw:layer="layout" svg:width="0.154cm" svg:height="0.192cm" svg:x="3.628cm" svg:y="19.339cm">
          <draw:text-box>
            <text:p text:style-name="P3"><text:span text:style-name="T1">●</text:span></text:p>
          </draw:text-box>
        </draw:frame>
        <draw:frame draw:style-name="gr3" draw:text-style-name="P4" draw:layer="layout" svg:width="0.154cm" svg:height="0.192cm" svg:x="3.628cm" svg:y="20.552cm">
          <draw:text-box>
            <text:p text:style-name="P3"><text:span text:style-name="T1">●</text:span></text:p>
          </draw:text-box>
        </draw:frame>
        <draw:frame draw:style-name="gr3" draw:text-style-name="P4" draw:layer="layout" svg:width="0.154cm" svg:height="0.192cm" svg:x="3.628cm" svg:y="19.529cm">
          <draw:text-box>
            <text:p text:style-name="P3"><text:span text:style-name="T1">●</text:span></text:p>
          </draw:text-box>
        </draw:frame>
        <draw:frame draw:style-name="gr4" draw:text-style-name="P4" draw:layer="layout" svg:width="0.307cm" svg:height="0.192cm" svg:x="3.628cm" svg:y="20.953cm">
          <draw:text-box>
            <text:p text:style-name="P3"><text:span text:style-name="T1">●●</text:span></text:p>
          </draw:text-box>
        </draw:frame>
        <draw:frame draw:style-name="gr3" draw:text-style-name="P4" draw:layer="layout" svg:width="0.154cm" svg:height="0.192cm" svg:x="3.628cm" svg:y="14.064cm">
          <draw:text-box>
            <text:p text:style-name="P3"><text:span text:style-name="T1">●</text:span></text:p>
          </draw:text-box>
        </draw:frame>
        <draw:frame draw:style-name="gr3" draw:text-style-name="P4" draw:layer="layout" svg:width="0.154cm" svg:height="0.192cm" svg:x="3.628cm" svg:y="19.873cm">
          <draw:text-box>
            <text:p text:style-name="P3"><text:span text:style-name="T1">●</text:span></text:p>
          </draw:text-box>
        </draw:frame>
        <draw:frame draw:style-name="gr14" draw:text-style-name="P4" draw:layer="layout" svg:width="0.459cm" svg:height="0.192cm" svg:x="3.628cm" svg:y="19.532cm">
          <draw:text-box>
            <text:p text:style-name="P3"><text:span text:style-name="T1">●●●</text:span></text:p>
          </draw:text-box>
        </draw:frame>
        <draw:frame draw:style-name="gr3" draw:text-style-name="P4" draw:layer="layout" svg:width="0.154cm" svg:height="0.192cm" svg:x="3.628cm" svg:y="20.953cm">
          <draw:text-box>
            <text:p text:style-name="P3"><text:span text:style-name="T1">●</text:span></text:p>
          </draw:text-box>
        </draw:frame>
        <draw:frame draw:style-name="gr3" draw:text-style-name="P4" draw:layer="layout" svg:width="0.154cm" svg:height="0.192cm" svg:x="3.628cm" svg:y="20.552cm">
          <draw:text-box>
            <text:p text:style-name="P3"><text:span text:style-name="T1">●</text:span></text:p>
          </draw:text-box>
        </draw:frame>
        <draw:frame draw:style-name="gr3" draw:text-style-name="P4" draw:layer="layout" svg:width="0.154cm" svg:height="0.192cm" svg:x="3.628cm" svg:y="21.239cm">
          <draw:text-box>
            <text:p text:style-name="P3"><text:span text:style-name="T1">●</text:span></text:p>
          </draw:text-box>
        </draw:frame>
        <draw:frame draw:style-name="gr3" draw:text-style-name="P4" draw:layer="layout" svg:width="0.154cm" svg:height="0.192cm" svg:x="3.628cm" svg:y="20.552cm">
          <draw:text-box>
            <text:p text:style-name="P3"><text:span text:style-name="T1">●</text:span></text:p>
          </draw:text-box>
        </draw:frame>
        <draw:frame draw:style-name="gr3" draw:text-style-name="P4" draw:layer="layout" svg:width="0.154cm" svg:height="0.192cm" svg:x="3.628cm" svg:y="21.239cm">
          <draw:text-box>
            <text:p text:style-name="P3"><text:span text:style-name="T1">●</text:span></text:p>
          </draw:text-box>
        </draw:frame>
        <draw:frame draw:style-name="gr14" draw:text-style-name="P4" draw:layer="layout" svg:width="0.459cm" svg:height="0.192cm" svg:x="3.628cm" svg:y="19.532cm">
          <draw:text-box>
            <text:p text:style-name="P3"><text:span text:style-name="T1">●●●</text:span></text:p>
          </draw:text-box>
        </draw:frame>
        <draw:frame draw:style-name="gr3" draw:text-style-name="P4" draw:layer="layout" svg:width="0.154cm" svg:height="0.192cm" svg:x="3.628cm" svg:y="20.552cm">
          <draw:text-box>
            <text:p text:style-name="P3"><text:span text:style-name="T1">●</text:span></text:p>
          </draw:text-box>
        </draw:frame>
        <draw:frame draw:style-name="gr3" draw:text-style-name="P4" draw:layer="layout" svg:width="0.154cm" svg:height="0.192cm" svg:x="3.628cm" svg:y="19.259cm">
          <draw:text-box>
            <text:p text:style-name="P3"><text:span text:style-name="T1">●</text:span></text:p>
          </draw:text-box>
        </draw:frame>
        <draw:frame draw:style-name="gr15" draw:text-style-name="P4" draw:layer="layout" svg:width="0.764cm" svg:height="0.192cm" svg:x="3.628cm" svg:y="19.532cm">
          <draw:text-box>
            <text:p text:style-name="P3"><text:span text:style-name="T1">●●●●●</text:span></text:p>
          </draw:text-box>
        </draw:frame>
        <draw:frame draw:style-name="gr3" draw:text-style-name="P4" draw:layer="layout" svg:width="0.154cm" svg:height="0.192cm" svg:x="3.628cm" svg:y="19.703cm">
          <draw:text-box>
            <text:p text:style-name="P3"><text:span text:style-name="T1">●</text:span></text:p>
          </draw:text-box>
        </draw:frame>
        <draw:frame draw:style-name="gr3" draw:text-style-name="P4" draw:layer="layout" svg:width="0.154cm" svg:height="0.192cm" svg:x="3.628cm" svg:y="13.049cm">
          <draw:text-box>
            <text:p text:style-name="P3"><text:span text:style-name="T1">●</text:span></text:p>
          </draw:text-box>
        </draw:frame>
        <draw:frame draw:style-name="gr4" draw:text-style-name="P4" draw:layer="layout" svg:width="0.307cm" svg:height="0.192cm" svg:x="3.628cm" svg:y="19.532cm">
          <draw:text-box>
            <text:p text:style-name="P3"><text:span text:style-name="T1">●●</text:span></text:p>
          </draw:text-box>
        </draw:frame>
        <draw:frame draw:style-name="gr3" draw:text-style-name="P4" draw:layer="layout" svg:width="0.154cm" svg:height="0.192cm" svg:x="3.628cm" svg:y="19.703cm">
          <draw:text-box>
            <text:p text:style-name="P3"><text:span text:style-name="T1">●</text:span></text:p>
          </draw:text-box>
        </draw:frame>
        <draw:frame draw:style-name="gr14" draw:text-style-name="P4" draw:layer="layout" svg:width="0.459cm" svg:height="0.192cm" svg:x="3.628cm" svg:y="19.532cm">
          <draw:text-box>
            <text:p text:style-name="P3"><text:span text:style-name="T1">●●●</text:span></text:p>
          </draw:text-box>
        </draw:frame>
        <draw:frame draw:style-name="gr3" draw:text-style-name="P4" draw:layer="layout" svg:width="0.154cm" svg:height="0.192cm" svg:x="3.628cm" svg:y="21.442cm">
          <draw:text-box>
            <text:p text:style-name="P3"><text:span text:style-name="T1">●</text:span></text:p>
          </draw:text-box>
        </draw:frame>
        <draw:frame draw:style-name="gr4" draw:text-style-name="P4" draw:layer="layout" svg:width="0.307cm" svg:height="0.192cm" svg:x="3.628cm" svg:y="19.532cm">
          <draw:text-box>
            <text:p text:style-name="P3"><text:span text:style-name="T1">●●</text:span></text:p>
          </draw:text-box>
        </draw:frame>
        <draw:frame draw:style-name="gr3" draw:text-style-name="P4" draw:layer="layout" svg:width="0.154cm" svg:height="0.192cm" svg:x="3.628cm" svg:y="13.01cm">
          <draw:text-box>
            <text:p text:style-name="P3"><text:span text:style-name="T1">●</text:span></text:p>
          </draw:text-box>
        </draw:frame>
        <draw:frame draw:style-name="gr3" draw:text-style-name="P4" draw:layer="layout" svg:width="0.154cm" svg:height="0.192cm" svg:x="3.628cm" svg:y="20.513cm">
          <draw:text-box>
            <text:p text:style-name="P3"><text:span text:style-name="T1">●</text:span></text:p>
          </draw:text-box>
        </draw:frame>
        <draw:frame draw:style-name="gr3" draw:text-style-name="P4" draw:layer="layout" svg:width="0.154cm" svg:height="0.192cm" svg:x="3.628cm" svg:y="13.01cm">
          <draw:text-box>
            <text:p text:style-name="P3"><text:span text:style-name="T1">●</text:span></text:p>
          </draw:text-box>
        </draw:frame>
        <draw:frame draw:style-name="gr3" draw:text-style-name="P4" draw:layer="layout" svg:width="0.154cm" svg:height="0.192cm" svg:x="3.628cm" svg:y="20.552cm">
          <draw:text-box>
            <text:p text:style-name="P3"><text:span text:style-name="T1">●</text:span></text:p>
          </draw:text-box>
        </draw:frame>
        <draw:frame draw:style-name="gr3" draw:text-style-name="P4" draw:layer="layout" svg:width="0.154cm" svg:height="0.192cm" svg:x="3.628cm" svg:y="19.826cm">
          <draw:text-box>
            <text:p text:style-name="P3"><text:span text:style-name="T1">●</text:span></text:p>
          </draw:text-box>
        </draw:frame>
        <draw:frame draw:style-name="gr3" draw:text-style-name="P4" draw:layer="layout" svg:width="0.154cm" svg:height="0.192cm" svg:x="3.628cm" svg:y="19.483cm">
          <draw:text-box>
            <text:p text:style-name="P3"><text:span text:style-name="T1">●</text:span></text:p>
          </draw:text-box>
        </draw:frame>
        <draw:frame draw:style-name="gr3" draw:text-style-name="P4" draw:layer="layout" svg:width="0.154cm" svg:height="0.192cm" svg:x="3.628cm" svg:y="20.86cm">
          <draw:text-box>
            <text:p text:style-name="P3"><text:span text:style-name="T1">●</text:span></text:p>
          </draw:text-box>
        </draw:frame>
        <draw:frame draw:style-name="gr4" draw:text-style-name="P4" draw:layer="layout" svg:width="0.307cm" svg:height="0.192cm" svg:x="3.628cm" svg:y="13.413cm">
          <draw:text-box>
            <text:p text:style-name="P3"><text:span text:style-name="T1">●●</text:span></text:p>
          </draw:text-box>
        </draw:frame>
        <draw:frame draw:style-name="gr3" draw:text-style-name="P4" draw:layer="layout" svg:width="0.154cm" svg:height="0.192cm" svg:x="3.628cm" svg:y="20.099cm">
          <draw:text-box>
            <text:p text:style-name="P3"><text:span text:style-name="T1">●</text:span></text:p>
          </draw:text-box>
        </draw:frame>
        <draw:frame draw:style-name="gr3" draw:text-style-name="P4" draw:layer="layout" svg:width="0.154cm" svg:height="0.192cm" svg:x="3.628cm" svg:y="13.307cm">
          <draw:text-box>
            <text:p text:style-name="P3"><text:span text:style-name="T1">●</text:span></text:p>
          </draw:text-box>
        </draw:frame>
        <draw:frame draw:style-name="gr3" draw:text-style-name="P4" draw:layer="layout" svg:width="0.154cm" svg:height="0.192cm" svg:x="3.628cm" svg:y="19.832cm">
          <draw:text-box>
            <text:p text:style-name="P3"><text:span text:style-name="T1">●</text:span></text:p>
          </draw:text-box>
        </draw:frame>
        <draw:line draw:style-name="gr5" draw:text-style-name="P1" draw:layer="layout" svg:x1="3.686cm" svg:y1="16.542cm" svg:x2="3.686cm" svg:y2="15.092cm">
          <text:p/>
        </draw:line>
        <draw:line draw:style-name="gr5" draw:text-style-name="P1" draw:layer="layout" svg:x1="3.686cm" svg:y1="17.594cm" svg:x2="3.686cm" svg:y2="19.05cm">
          <text:p/>
        </draw:line>
        <draw:polygon draw:style-name="gr6" draw:text-style-name="P1" draw:layer="layout" svg:width="1.455cm" svg:height="1.052cm" svg:x="2.958cm" svg:y="16.542cm" svg:viewBox="0 0 1456 1053" draw:points="0,0 0,1053 1456,1053 1456,0">
          <text:p/>
        </draw:polygon>
        <draw:line draw:style-name="gr7" draw:text-style-name="P1" draw:layer="layout" svg:x1="2.958cm" svg:y1="17.239cm" svg:x2="4.414cm" svg:y2="17.239cm">
          <text:p/>
        </draw:line>
        <draw:line draw:style-name="gr5" draw:text-style-name="P1" draw:layer="layout" svg:x1="5.627cm" svg:y1="14.581cm" svg:x2="5.627cm" svg:y2="12.621cm">
          <text:p/>
        </draw:line>
        <draw:line draw:style-name="gr5" draw:text-style-name="P1" draw:layer="layout" svg:x1="5.627cm" svg:y1="18.8cm" svg:x2="5.627cm" svg:y2="22.58cm">
          <text:p/>
        </draw:line>
        <draw:polygon draw:style-name="gr6" draw:text-style-name="P1" draw:layer="layout" svg:width="1.456cm" svg:height="4.219cm" svg:x="4.899cm" svg:y="14.58cm" svg:viewBox="0 0 1457 4220" draw:points="0,0 0,4220 1457,4220 1457,0">
          <text:p/>
        </draw:polygon>
        <draw:line draw:style-name="gr7" draw:text-style-name="P1" draw:layer="layout" svg:x1="4.899cm" svg:y1="16.236cm" svg:x2="6.355cm" svg:y2="16.236cm">
          <text:p/>
        </draw:line>
        <draw:line draw:style-name="gr5" draw:text-style-name="P1" draw:layer="layout" svg:x1="7.568cm" svg:y1="14.924cm" svg:x2="7.568cm" svg:y2="12.857cm">
          <text:p/>
        </draw:line>
        <draw:line draw:style-name="gr5" draw:text-style-name="P1" draw:layer="layout" svg:x1="7.568cm" svg:y1="18.76cm" svg:x2="7.568cm" svg:y2="22.243cm">
          <text:p/>
        </draw:line>
        <draw:polygon draw:style-name="gr6" draw:text-style-name="P1" draw:layer="layout" svg:width="1.455cm" svg:height="3.836cm" svg:x="6.841cm" svg:y="14.924cm" svg:viewBox="0 0 1456 3837" draw:points="0,0 0,3837 1456,3837 1456,0">
          <text:p/>
        </draw:polygon>
        <draw:line draw:style-name="gr7" draw:text-style-name="P1" draw:layer="layout" svg:x1="6.841cm" svg:y1="17.09cm" svg:x2="8.297cm" svg:y2="17.09cm">
          <text:p/>
        </draw:line>
        <draw:frame draw:style-name="gr3" draw:text-style-name="P4" draw:layer="layout" svg:width="0.154cm" svg:height="0.192cm" svg:x="3.628cm" svg:y="22.044cm">
          <draw:text-box>
            <text:p text:style-name="P3"><text:span text:style-name="T1">●</text:span></text:p>
          </draw:text-box>
        </draw:frame>
        <draw:frame draw:style-name="gr3" draw:text-style-name="P4" draw:layer="layout" svg:width="0.154cm" svg:height="0.192cm" svg:x="9.452cm" svg:y="21.626cm">
          <draw:text-box>
            <text:p text:style-name="P3"><text:span text:style-name="T1">●</text:span></text:p>
          </draw:text-box>
        </draw:frame>
        <draw:frame draw:style-name="gr3" draw:text-style-name="P4" draw:layer="layout" svg:width="0.154cm" svg:height="0.192cm" svg:x="9.452cm" svg:y="22.36cm">
          <draw:text-box>
            <text:p text:style-name="P3"><text:span text:style-name="T1">●</text:span></text:p>
          </draw:text-box>
        </draw:frame>
        <draw:frame draw:style-name="gr14" draw:text-style-name="P4" draw:layer="layout" svg:width="0.459cm" svg:height="0.192cm" svg:x="9.452cm" svg:y="21.791cm">
          <draw:text-box>
            <text:p text:style-name="P3"><text:span text:style-name="T1">●●●</text:span></text:p>
          </draw:text-box>
        </draw:frame>
        <draw:frame draw:style-name="gr3" draw:text-style-name="P4" draw:layer="layout" svg:width="0.154cm" svg:height="0.192cm" svg:x="9.452cm" svg:y="22.03cm">
          <draw:text-box>
            <text:p text:style-name="P3"><text:span text:style-name="T1">●</text:span></text:p>
          </draw:text-box>
        </draw:frame>
        <draw:line draw:style-name="gr5" draw:text-style-name="P1" draw:layer="layout" svg:x1="9.51cm" svg:y1="15.134cm" svg:x2="9.51cm" svg:y2="12.798cm">
          <text:p/>
        </draw:line>
        <draw:line draw:style-name="gr5" draw:text-style-name="P1" draw:layer="layout" svg:x1="9.51cm" svg:y1="17.554cm" svg:x2="9.51cm" svg:y2="21.089cm">
          <text:p/>
        </draw:line>
        <draw:polygon draw:style-name="gr6" draw:text-style-name="P1" draw:layer="layout" svg:width="1.455cm" svg:height="2.42cm" svg:x="8.782cm" svg:y="15.134cm" svg:viewBox="0 0 1456 2421" draw:points="0,0 0,2421 1456,2421 1456,0">
          <text:p/>
        </draw:polygon>
        <draw:line draw:style-name="gr7" draw:text-style-name="P1" draw:layer="layout" svg:x1="8.782cm" svg:y1="16.414cm" svg:x2="10.238cm" svg:y2="16.414cm">
          <text:p/>
        </draw:line>
        <draw:frame draw:style-name="gr3" draw:text-style-name="P4" draw:layer="layout" svg:width="0.154cm" svg:height="0.192cm" svg:x="9.452cm" svg:y="21.425cm">
          <draw:text-box>
            <text:p text:style-name="P3"><text:span text:style-name="T1">●</text:span></text:p>
          </draw:text-box>
        </draw:frame>
        <draw:frame draw:style-name="gr3" draw:text-style-name="P4" draw:layer="layout" svg:width="0.154cm" svg:height="0.192cm" svg:x="11.394cm" svg:y="18.041cm">
          <draw:text-box>
            <text:p text:style-name="P3"><text:span text:style-name="T1">●</text:span></text:p>
          </draw:text-box>
        </draw:frame>
        <draw:frame draw:style-name="gr3" draw:text-style-name="P4" draw:layer="layout" svg:width="0.154cm" svg:height="0.192cm" svg:x="11.394cm" svg:y="13.299cm">
          <draw:text-box>
            <text:p text:style-name="P3"><text:span text:style-name="T1">●</text:span></text:p>
          </draw:text-box>
        </draw:frame>
        <draw:frame draw:style-name="gr3" draw:text-style-name="P4" draw:layer="layout" svg:width="0.154cm" svg:height="0.192cm" svg:x="11.394cm" svg:y="13.021cm">
          <draw:text-box>
            <text:p text:style-name="P3"><text:span text:style-name="T1">●</text:span></text:p>
          </draw:text-box>
        </draw:frame>
        <draw:frame draw:style-name="gr3" draw:text-style-name="P4" draw:layer="layout" svg:width="0.154cm" svg:height="0.192cm" svg:x="11.394cm" svg:y="12.807cm">
          <draw:text-box>
            <text:p text:style-name="P3"><text:span text:style-name="T1">●</text:span></text:p>
          </draw:text-box>
        </draw:frame>
        <draw:frame draw:style-name="gr3" draw:text-style-name="P4" draw:layer="layout" svg:width="0.154cm" svg:height="0.192cm" svg:x="11.394cm" svg:y="18.884cm">
          <draw:text-box>
            <text:p text:style-name="P3"><text:span text:style-name="T1">●</text:span></text:p>
          </draw:text-box>
        </draw:frame>
        <draw:frame draw:style-name="gr3" draw:text-style-name="P4" draw:layer="layout" svg:width="0.154cm" svg:height="0.192cm" svg:x="11.394cm" svg:y="13.346cm">
          <draw:text-box>
            <text:p text:style-name="P3"><text:span text:style-name="T1">●</text:span></text:p>
          </draw:text-box>
        </draw:frame>
        <draw:frame draw:style-name="gr3" draw:text-style-name="P4" draw:layer="layout" svg:width="0.154cm" svg:height="0.192cm" svg:x="11.394cm" svg:y="19.477cm">
          <draw:text-box>
            <text:p text:style-name="P3"><text:span text:style-name="T1">●</text:span></text:p>
          </draw:text-box>
        </draw:frame>
        <draw:frame draw:style-name="gr3" draw:text-style-name="P4" draw:layer="layout" svg:width="0.154cm" svg:height="0.192cm" svg:x="11.394cm" svg:y="13.021cm">
          <draw:text-box>
            <text:p text:style-name="P3"><text:span text:style-name="T1">●</text:span></text:p>
          </draw:text-box>
        </draw:frame>
        <draw:line draw:style-name="gr5" draw:text-style-name="P1" draw:layer="layout" svg:x1="11.451cm" svg:y1="15.146cm" svg:x2="11.451cm" svg:y2="13.77cm">
          <text:p/>
        </draw:line>
        <draw:line draw:style-name="gr5" draw:text-style-name="P1" draw:layer="layout" svg:x1="11.451cm" svg:y1="16.263cm" svg:x2="11.451cm" svg:y2="17.406cm">
          <text:p/>
        </draw:line>
        <draw:polygon draw:style-name="gr6" draw:text-style-name="P1" draw:layer="layout" svg:width="1.455cm" svg:height="1.117cm" svg:x="10.723cm" svg:y="15.146cm" svg:viewBox="0 0 1456 1118" draw:points="0,0 0,1118 1456,1118 1456,0">
          <text:p/>
        </draw:polygon>
        <draw:line draw:style-name="gr7" draw:text-style-name="P1" draw:layer="layout" svg:x1="10.723cm" svg:y1="15.773cm" svg:x2="12.179cm" svg:y2="15.773cm">
          <text:p/>
        </draw:line>
        <draw:line draw:style-name="gr5" draw:text-style-name="P1" draw:layer="layout" svg:x1="13.392cm" svg:y1="15.594cm" svg:x2="13.392cm" svg:y2="12.79cm">
          <text:p/>
        </draw:line>
        <draw:line draw:style-name="gr5" draw:text-style-name="P1" draw:layer="layout" svg:x1="13.392cm" svg:y1="18.447cm" svg:x2="13.392cm" svg:y2="22.466cm">
          <text:p/>
        </draw:line>
        <draw:polygon draw:style-name="gr6" draw:text-style-name="P1" draw:layer="layout" svg:width="1.455cm" svg:height="2.853cm" svg:x="12.665cm" svg:y="15.595cm" svg:viewBox="0 0 1456 2854" draw:points="0,0 0,2854 1456,2854 1456,0">
          <text:p/>
        </draw:polygon>
        <draw:line draw:style-name="gr7" draw:text-style-name="P1" draw:layer="layout" svg:x1="12.665cm" svg:y1="16.183cm" svg:x2="14.121cm" svg:y2="16.183cm">
          <text:p/>
        </draw:line>
        <draw:line draw:style-name="gr5" draw:text-style-name="P1" draw:layer="layout" svg:x1="15.334cm" svg:y1="17.211cm" svg:x2="15.334cm" svg:y2="15.707cm">
          <text:p/>
        </draw:line>
        <draw:line draw:style-name="gr5" draw:text-style-name="P1" draw:layer="layout" svg:x1="15.334cm" svg:y1="21.18cm" svg:x2="15.334cm" svg:y2="22.473cm">
          <text:p/>
        </draw:line>
        <draw:polygon draw:style-name="gr6" draw:text-style-name="P1" draw:layer="layout" svg:width="1.455cm" svg:height="3.969cm" svg:x="14.606cm" svg:y="17.211cm" svg:viewBox="0 0 1456 3970" draw:points="0,0 0,3970 1456,3970 1456,0">
          <text:p/>
        </draw:polygon>
        <draw:line draw:style-name="gr7" draw:text-style-name="P1" draw:layer="layout" svg:x1="14.606cm" svg:y1="19.323cm" svg:x2="16.062cm" svg:y2="19.323cm">
          <text:p/>
        </draw:line>
        <draw:frame draw:style-name="gr3" draw:text-style-name="P4" draw:layer="layout" svg:width="0.154cm" svg:height="0.192cm" svg:x="11.394cm" svg:y="18.884cm">
          <draw:text-box>
            <text:p text:style-name="P3"><text:span text:style-name="T1">●</text:span></text:p>
          </draw:text-box>
        </draw:frame>
        <draw:frame draw:style-name="gr4" draw:text-style-name="P4" draw:layer="layout" svg:width="0.307cm" svg:height="0.192cm" svg:x="17.217cm" svg:y="13.221cm">
          <draw:text-box>
            <text:p text:style-name="P3"><text:span text:style-name="T1">●●</text:span></text:p>
          </draw:text-box>
        </draw:frame>
        <draw:frame draw:style-name="gr3" draw:text-style-name="P4" draw:layer="layout" svg:width="0.154cm" svg:height="0.192cm" svg:x="17.217cm" svg:y="13.289cm">
          <draw:text-box>
            <text:p text:style-name="P3"><text:span text:style-name="T1">●</text:span></text:p>
          </draw:text-box>
        </draw:frame>
        <draw:frame draw:style-name="gr3" draw:text-style-name="P4" draw:layer="layout" svg:width="0.154cm" svg:height="0.192cm" svg:x="17.217cm" svg:y="13.246cm">
          <draw:text-box>
            <text:p text:style-name="P3"><text:span text:style-name="T1">●</text:span></text:p>
          </draw:text-box>
        </draw:frame>
        <draw:frame draw:style-name="gr3" draw:text-style-name="P4" draw:layer="layout" svg:width="0.154cm" svg:height="0.192cm" svg:x="17.217cm" svg:y="21.997cm">
          <draw:text-box>
            <text:p text:style-name="P3"><text:span text:style-name="T1">●</text:span></text:p>
          </draw:text-box>
        </draw:frame>
        <draw:frame draw:style-name="gr3" draw:text-style-name="P4" draw:layer="layout" svg:width="0.154cm" svg:height="0.192cm" svg:x="17.217cm" svg:y="12.815cm">
          <draw:text-box>
            <text:p text:style-name="P3"><text:span text:style-name="T1">●</text:span></text:p>
          </draw:text-box>
        </draw:frame>
        <draw:frame draw:style-name="gr3" draw:text-style-name="P4" draw:layer="layout" svg:width="0.154cm" svg:height="0.192cm" svg:x="17.217cm" svg:y="22.233cm">
          <draw:text-box>
            <text:p text:style-name="P3"><text:span text:style-name="T1">●</text:span></text:p>
          </draw:text-box>
        </draw:frame>
        <draw:frame draw:style-name="gr3" draw:text-style-name="P4" draw:layer="layout" svg:width="0.154cm" svg:height="0.192cm" svg:x="17.217cm" svg:y="13.417cm">
          <draw:text-box>
            <text:p text:style-name="P3"><text:span text:style-name="T1">●</text:span></text:p>
          </draw:text-box>
        </draw:frame>
        <draw:frame draw:style-name="gr3" draw:text-style-name="P4" draw:layer="layout" svg:width="0.154cm" svg:height="0.192cm" svg:x="17.217cm" svg:y="13.221cm">
          <draw:text-box>
            <text:p text:style-name="P3"><text:span text:style-name="T1">●</text:span></text:p>
          </draw:text-box>
        </draw:frame>
        <draw:frame draw:style-name="gr3" draw:text-style-name="P4" draw:layer="layout" svg:width="0.154cm" svg:height="0.192cm" svg:x="17.217cm" svg:y="22.432cm">
          <draw:text-box>
            <text:p text:style-name="P3"><text:span text:style-name="T1">●</text:span></text:p>
          </draw:text-box>
        </draw:frame>
        <draw:frame draw:style-name="gr3" draw:text-style-name="P4" draw:layer="layout" svg:width="0.154cm" svg:height="0.192cm" svg:x="17.217cm" svg:y="21.29cm">
          <draw:text-box>
            <text:p text:style-name="P3"><text:span text:style-name="T1">●</text:span></text:p>
          </draw:text-box>
        </draw:frame>
        <draw:frame draw:style-name="gr3" draw:text-style-name="P4" draw:layer="layout" svg:width="0.154cm" svg:height="0.192cm" svg:x="17.217cm" svg:y="21.464cm">
          <draw:text-box>
            <text:p text:style-name="P3"><text:span text:style-name="T1">●</text:span></text:p>
          </draw:text-box>
        </draw:frame>
        <draw:frame draw:style-name="gr3" draw:text-style-name="P4" draw:layer="layout" svg:width="0.154cm" svg:height="0.192cm" svg:x="17.217cm" svg:y="22.176cm">
          <draw:text-box>
            <text:p text:style-name="P3"><text:span text:style-name="T1">●</text:span></text:p>
          </draw:text-box>
        </draw:frame>
        <draw:frame draw:style-name="gr3" draw:text-style-name="P4" draw:layer="layout" svg:width="0.154cm" svg:height="0.192cm" svg:x="17.217cm" svg:y="13.74cm">
          <draw:text-box>
            <text:p text:style-name="P3"><text:span text:style-name="T1">●</text:span></text:p>
          </draw:text-box>
        </draw:frame>
        <draw:frame draw:style-name="gr3" draw:text-style-name="P4" draw:layer="layout" svg:width="0.154cm" svg:height="0.192cm" svg:x="17.217cm" svg:y="21.464cm">
          <draw:text-box>
            <text:p text:style-name="P3"><text:span text:style-name="T1">●</text:span></text:p>
          </draw:text-box>
        </draw:frame>
        <draw:frame draw:style-name="gr3" draw:text-style-name="P4" draw:layer="layout" svg:width="0.154cm" svg:height="0.192cm" svg:x="17.217cm" svg:y="22.002cm">
          <draw:text-box>
            <text:p text:style-name="P3"><text:span text:style-name="T1">●</text:span></text:p>
          </draw:text-box>
        </draw:frame>
        <draw:frame draw:style-name="gr3" draw:text-style-name="P4" draw:layer="layout" svg:width="0.154cm" svg:height="0.192cm" svg:x="17.217cm" svg:y="13.221cm">
          <draw:text-box>
            <text:p text:style-name="P3"><text:span text:style-name="T1">●</text:span></text:p>
          </draw:text-box>
        </draw:frame>
        <draw:frame draw:style-name="gr3" draw:text-style-name="P4" draw:layer="layout" svg:width="0.154cm" svg:height="0.192cm" svg:x="17.217cm" svg:y="21.29cm">
          <draw:text-box>
            <text:p text:style-name="P3"><text:span text:style-name="T1">●</text:span></text:p>
          </draw:text-box>
        </draw:frame>
        <draw:frame draw:style-name="gr3" draw:text-style-name="P4" draw:layer="layout" svg:width="0.154cm" svg:height="0.192cm" svg:x="17.217cm" svg:y="13.338cm">
          <draw:text-box>
            <text:p text:style-name="P3"><text:span text:style-name="T1">●</text:span></text:p>
          </draw:text-box>
        </draw:frame>
        <draw:frame draw:style-name="gr3" draw:text-style-name="P4" draw:layer="layout" svg:width="0.154cm" svg:height="0.192cm" svg:x="17.217cm" svg:y="13.616cm">
          <draw:text-box>
            <text:p text:style-name="P3"><text:span text:style-name="T1">●</text:span></text:p>
          </draw:text-box>
        </draw:frame>
        <draw:frame draw:style-name="gr3" draw:text-style-name="P4" draw:layer="layout" svg:width="0.154cm" svg:height="0.192cm" svg:x="17.217cm" svg:y="12.146cm">
          <draw:text-box>
            <text:p text:style-name="P3"><text:span text:style-name="T1">●</text:span></text:p>
          </draw:text-box>
        </draw:frame>
        <draw:frame draw:style-name="gr3" draw:text-style-name="P4" draw:layer="layout" svg:width="0.154cm" svg:height="0.192cm" svg:x="17.217cm" svg:y="13.289cm">
          <draw:text-box>
            <text:p text:style-name="P3"><text:span text:style-name="T1">●</text:span></text:p>
          </draw:text-box>
        </draw:frame>
        <draw:frame draw:style-name="gr3" draw:text-style-name="P4" draw:layer="layout" svg:width="0.154cm" svg:height="0.192cm" svg:x="17.217cm" svg:y="13.441cm">
          <draw:text-box>
            <text:p text:style-name="P3"><text:span text:style-name="T1">●</text:span></text:p>
          </draw:text-box>
        </draw:frame>
        <draw:frame draw:style-name="gr3" draw:text-style-name="P4" draw:layer="layout" svg:width="0.154cm" svg:height="0.192cm" svg:x="17.217cm" svg:y="13.231cm">
          <draw:text-box>
            <text:p text:style-name="P3"><text:span text:style-name="T1">●</text:span></text:p>
          </draw:text-box>
        </draw:frame>
        <draw:frame draw:style-name="gr3" draw:text-style-name="P4" draw:layer="layout" svg:width="0.154cm" svg:height="0.192cm" svg:x="17.217cm" svg:y="13.754cm">
          <draw:text-box>
            <text:p text:style-name="P3"><text:span text:style-name="T1">●</text:span></text:p>
          </draw:text-box>
        </draw:frame>
        <draw:frame draw:style-name="gr3" draw:text-style-name="P4" draw:layer="layout" svg:width="0.154cm" svg:height="0.192cm" svg:x="17.217cm" svg:y="13.397cm">
          <draw:text-box>
            <text:p text:style-name="P3"><text:span text:style-name="T1">●</text:span></text:p>
          </draw:text-box>
        </draw:frame>
        <draw:frame draw:style-name="gr3" draw:text-style-name="P4" draw:layer="layout" svg:width="0.154cm" svg:height="0.192cm" svg:x="17.217cm" svg:y="13.215cm">
          <draw:text-box>
            <text:p text:style-name="P3"><text:span text:style-name="T1">●</text:span></text:p>
          </draw:text-box>
        </draw:frame>
        <draw:frame draw:style-name="gr3" draw:text-style-name="P4" draw:layer="layout" svg:width="0.154cm" svg:height="0.192cm" svg:x="17.217cm" svg:y="13.417cm">
          <draw:text-box>
            <text:p text:style-name="P3"><text:span text:style-name="T1">●</text:span></text:p>
          </draw:text-box>
        </draw:frame>
        <draw:frame draw:style-name="gr3" draw:text-style-name="P4" draw:layer="layout" svg:width="0.154cm" svg:height="0.192cm" svg:x="17.217cm" svg:y="13.221cm">
          <draw:text-box>
            <text:p text:style-name="P3"><text:span text:style-name="T1">●</text:span></text:p>
          </draw:text-box>
        </draw:frame>
        <draw:frame draw:style-name="gr4" draw:text-style-name="P4" draw:layer="layout" svg:width="0.307cm" svg:height="0.192cm" svg:x="17.217cm" svg:y="22.233cm">
          <draw:text-box>
            <text:p text:style-name="P3"><text:span text:style-name="T1">●●</text:span></text:p>
          </draw:text-box>
        </draw:frame>
        <draw:frame draw:style-name="gr3" draw:text-style-name="P4" draw:layer="layout" svg:width="0.154cm" svg:height="0.192cm" svg:x="17.217cm" svg:y="13.221cm">
          <draw:text-box>
            <text:p text:style-name="P3"><text:span text:style-name="T1">●</text:span></text:p>
          </draw:text-box>
        </draw:frame>
        <draw:frame draw:style-name="gr3" draw:text-style-name="P4" draw:layer="layout" svg:width="0.154cm" svg:height="0.192cm" svg:x="17.217cm" svg:y="13.754cm">
          <draw:text-box>
            <text:p text:style-name="P3"><text:span text:style-name="T1">●</text:span></text:p>
          </draw:text-box>
        </draw:frame>
        <draw:frame draw:style-name="gr3" draw:text-style-name="P4" draw:layer="layout" svg:width="0.154cm" svg:height="0.192cm" svg:x="17.217cm" svg:y="13.221cm">
          <draw:text-box>
            <text:p text:style-name="P3"><text:span text:style-name="T1">●</text:span></text:p>
          </draw:text-box>
        </draw:frame>
        <draw:frame draw:style-name="gr3" draw:text-style-name="P4" draw:layer="layout" svg:width="0.154cm" svg:height="0.192cm" svg:x="17.217cm" svg:y="12.909cm">
          <draw:text-box>
            <text:p text:style-name="P3"><text:span text:style-name="T1">●</text:span></text:p>
          </draw:text-box>
        </draw:frame>
        <draw:frame draw:style-name="gr3" draw:text-style-name="P4" draw:layer="layout" svg:width="0.154cm" svg:height="0.192cm" svg:x="17.217cm" svg:y="13.289cm">
          <draw:text-box>
            <text:p text:style-name="P3"><text:span text:style-name="T1">●</text:span></text:p>
          </draw:text-box>
        </draw:frame>
        <draw:frame draw:style-name="gr3" draw:text-style-name="P4" draw:layer="layout" svg:width="0.154cm" svg:height="0.192cm" svg:x="17.217cm" svg:y="13.614cm">
          <draw:text-box>
            <text:p text:style-name="P3"><text:span text:style-name="T1">●</text:span></text:p>
          </draw:text-box>
        </draw:frame>
        <draw:frame draw:style-name="gr4" draw:text-style-name="P4" draw:layer="layout" svg:width="0.307cm" svg:height="0.192cm" svg:x="17.217cm" svg:y="21.464cm">
          <draw:text-box>
            <text:p text:style-name="P3"><text:span text:style-name="T1">●●</text:span></text:p>
          </draw:text-box>
        </draw:frame>
        <draw:frame draw:style-name="gr3" draw:text-style-name="P4" draw:layer="layout" svg:width="0.154cm" svg:height="0.192cm" svg:x="17.217cm" svg:y="22.17cm">
          <draw:text-box>
            <text:p text:style-name="P3"><text:span text:style-name="T1">●</text:span></text:p>
          </draw:text-box>
        </draw:frame>
        <draw:frame draw:style-name="gr3" draw:text-style-name="P4" draw:layer="layout" svg:width="0.154cm" svg:height="0.192cm" svg:x="17.217cm" svg:y="13.687cm">
          <draw:text-box>
            <text:p text:style-name="P3"><text:span text:style-name="T1">●</text:span></text:p>
          </draw:text-box>
        </draw:frame>
        <draw:frame draw:style-name="gr3" draw:text-style-name="P4" draw:layer="layout" svg:width="0.154cm" svg:height="0.192cm" svg:x="17.217cm" svg:y="21.464cm">
          <draw:text-box>
            <text:p text:style-name="P3"><text:span text:style-name="T1">●</text:span></text:p>
          </draw:text-box>
        </draw:frame>
        <draw:frame draw:style-name="gr3" draw:text-style-name="P4" draw:layer="layout" svg:width="0.154cm" svg:height="0.192cm" svg:x="17.217cm" svg:y="12.909cm">
          <draw:text-box>
            <text:p text:style-name="P3"><text:span text:style-name="T1">●</text:span></text:p>
          </draw:text-box>
        </draw:frame>
        <draw:frame draw:style-name="gr3" draw:text-style-name="P4" draw:layer="layout" svg:width="0.154cm" svg:height="0.192cm" svg:x="17.217cm" svg:y="22.602cm">
          <draw:text-box>
            <text:p text:style-name="P3"><text:span text:style-name="T1">●</text:span></text:p>
          </draw:text-box>
        </draw:frame>
        <draw:frame draw:style-name="gr4" draw:text-style-name="P4" draw:layer="layout" svg:width="0.307cm" svg:height="0.192cm" svg:x="17.217cm" svg:y="13.674cm">
          <draw:text-box>
            <text:p text:style-name="P3"><text:span text:style-name="T1">●●</text:span></text:p>
          </draw:text-box>
        </draw:frame>
        <draw:frame draw:style-name="gr3" draw:text-style-name="P4" draw:layer="layout" svg:width="0.154cm" svg:height="0.192cm" svg:x="17.217cm" svg:y="21.882cm">
          <draw:text-box>
            <text:p text:style-name="P3"><text:span text:style-name="T1">●</text:span></text:p>
          </draw:text-box>
        </draw:frame>
        <draw:frame draw:style-name="gr3" draw:text-style-name="P4" draw:layer="layout" svg:width="0.154cm" svg:height="0.192cm" svg:x="17.217cm" svg:y="22.516cm">
          <draw:text-box>
            <text:p text:style-name="P3"><text:span text:style-name="T1">●</text:span></text:p>
          </draw:text-box>
        </draw:frame>
        <draw:frame draw:style-name="gr3" draw:text-style-name="P4" draw:layer="layout" svg:width="0.154cm" svg:height="0.192cm" svg:x="17.217cm" svg:y="22.233cm">
          <draw:text-box>
            <text:p text:style-name="P3"><text:span text:style-name="T1">●</text:span></text:p>
          </draw:text-box>
        </draw:frame>
        <draw:line draw:style-name="gr5" draw:text-style-name="P1" draw:layer="layout" svg:x1="17.275cm" svg:y1="17.159cm" svg:x2="17.275cm" svg:y2="15.148cm">
          <text:p/>
        </draw:line>
        <draw:line draw:style-name="gr5" draw:text-style-name="P1" draw:layer="layout" svg:x1="17.275cm" svg:y1="18.825cm" svg:x2="17.275cm" svg:y2="20.888cm">
          <text:p/>
        </draw:line>
        <draw:polygon draw:style-name="gr6" draw:text-style-name="P1" draw:layer="layout" svg:width="1.456cm" svg:height="1.666cm" svg:x="16.547cm" svg:y="17.159cm" svg:viewBox="0 0 1457 1667" draw:points="0,0 0,1667 1457,1667 1457,0">
          <text:p/>
        </draw:polygon>
        <draw:line draw:style-name="gr7" draw:text-style-name="P1" draw:layer="layout" svg:x1="16.547cm" svg:y1="17.378cm" svg:x2="18.003cm" svg:y2="17.378cm">
          <text:p/>
        </draw:line>
        <draw:frame draw:style-name="gr3" draw:text-style-name="P4" draw:layer="layout" svg:width="0.154cm" svg:height="0.192cm" svg:x="17.217cm" svg:y="22.381cm">
          <draw:text-box>
            <text:p text:style-name="P3"><text:span text:style-name="T1">●</text:span></text:p>
          </draw:text-box>
        </draw:frame>
        <draw:line draw:style-name="gr5" draw:text-style-name="P1" draw:layer="layout" svg:x1="19.217cm" svg:y1="20.045cm" svg:x2="19.217cm" svg:y2="17.309cm">
          <text:p/>
        </draw:line>
        <draw:line draw:style-name="gr5" draw:text-style-name="P1" draw:layer="layout" svg:x1="19.217cm" svg:y1="21.921cm" svg:x2="19.217cm" svg:y2="22.682cm">
          <text:p/>
        </draw:line>
        <draw:polygon draw:style-name="gr6" draw:text-style-name="P1" draw:layer="layout" svg:width="1.455cm" svg:height="1.876cm" svg:x="18.488cm" svg:y="20.045cm" svg:viewBox="0 0 1456 1877" draw:points="0,0 0,1877 1456,1877 1456,0">
          <text:p/>
        </draw:polygon>
        <draw:line draw:style-name="gr7" draw:text-style-name="P1" draw:layer="layout" svg:x1="18.488cm" svg:y1="21.367cm" svg:x2="19.944cm" svg:y2="21.367cm">
          <text:p/>
        </draw:line>
        <draw:frame draw:style-name="gr3" draw:text-style-name="P4" draw:layer="layout" svg:width="0.154cm" svg:height="0.192cm" svg:x="19.159cm" svg:y="15.384cm">
          <draw:text-box>
            <text:p text:style-name="P3"><text:span text:style-name="T1">●</text:span></text:p>
          </draw:text-box>
        </draw:frame>
        <draw:frame draw:style-name="gr16" draw:text-style-name="P6" draw:layer="layout" svg:width="0.277cm" svg:height="0.556cm" svg:x="2.136cm" svg:y="22.5cm">
          <draw:text-box>
            <text:p text:style-name="P5"><text:span text:style-name="T2">0</text:span></text:p>
          </draw:text-box>
        </draw:frame>
        <draw:frame draw:style-name="gr9" draw:text-style-name="P6" draw:layer="layout" svg:width="0.552cm" svg:height="0.556cm" svg:x="1.985cm" svg:y="19.715cm">
          <draw:text-box>
            <text:p text:style-name="P5"><text:span text:style-name="T2">10</text:span></text:p>
          </draw:text-box>
        </draw:frame>
        <draw:frame draw:style-name="gr9" draw:text-style-name="P6" draw:layer="layout" svg:width="0.552cm" svg:height="0.556cm" svg:x="1.985cm" svg:y="16.931cm">
          <draw:text-box>
            <text:p text:style-name="P5"><text:span text:style-name="T2">20</text:span></text:p>
          </draw:text-box>
        </draw:frame>
        <draw:line draw:style-name="gr5" draw:text-style-name="P7" draw:layer="layout" svg:x1="2.347cm" svg:y1="22.648cm" svg:x2="2.422cm" svg:y2="22.648cm">
          <text:p/>
        </draw:line>
        <draw:line draw:style-name="gr5" draw:text-style-name="P7" draw:layer="layout" svg:x1="2.347cm" svg:y1="19.864cm" svg:x2="2.422cm" svg:y2="19.864cm">
          <text:p/>
        </draw:line>
        <draw:line draw:style-name="gr5" draw:text-style-name="P7" draw:layer="layout" svg:x1="2.347cm" svg:y1="17.08cm" svg:x2="2.422cm" svg:y2="17.08cm">
          <text:p/>
        </draw:line>
        <draw:line draw:style-name="gr5" draw:text-style-name="P7" draw:layer="layout" svg:x1="2.347cm" svg:y1="14.296cm" svg:x2="2.422cm" svg:y2="14.296cm">
          <text:p/>
        </draw:line>
        <draw:line draw:style-name="gr5" draw:text-style-name="P7" draw:layer="layout" svg:x1="3.686cm" svg:y1="23.28cm" svg:x2="3.686cm" svg:y2="23.206cm">
          <text:p/>
        </draw:line>
        <draw:line draw:style-name="gr5" draw:text-style-name="P7" draw:layer="layout" svg:x1="5.627cm" svg:y1="23.28cm" svg:x2="5.627cm" svg:y2="23.206cm">
          <text:p/>
        </draw:line>
        <draw:line draw:style-name="gr5" draw:text-style-name="P7" draw:layer="layout" svg:x1="7.568cm" svg:y1="23.28cm" svg:x2="7.568cm" svg:y2="23.206cm">
          <text:p/>
        </draw:line>
        <draw:line draw:style-name="gr5" draw:text-style-name="P7" draw:layer="layout" svg:x1="9.51cm" svg:y1="23.28cm" svg:x2="9.51cm" svg:y2="23.206cm">
          <text:p/>
        </draw:line>
        <draw:line draw:style-name="gr5" draw:text-style-name="P7" draw:layer="layout" svg:x1="11.451cm" svg:y1="23.28cm" svg:x2="11.451cm" svg:y2="23.206cm">
          <text:p/>
        </draw:line>
        <draw:line draw:style-name="gr5" draw:text-style-name="P7" draw:layer="layout" svg:x1="13.392cm" svg:y1="23.28cm" svg:x2="13.392cm" svg:y2="23.206cm">
          <text:p/>
        </draw:line>
        <draw:line draw:style-name="gr5" draw:text-style-name="P7" draw:layer="layout" svg:x1="15.334cm" svg:y1="23.28cm" svg:x2="15.334cm" svg:y2="23.206cm">
          <text:p/>
        </draw:line>
        <draw:line draw:style-name="gr5" draw:text-style-name="P7" draw:layer="layout" svg:x1="17.275cm" svg:y1="23.28cm" svg:x2="17.275cm" svg:y2="23.206cm">
          <text:p/>
        </draw:line>
        <draw:line draw:style-name="gr5" draw:text-style-name="P7" draw:layer="layout" svg:x1="19.217cm" svg:y1="23.28cm" svg:x2="19.217cm" svg:y2="23.206cm">
          <text:p/>
        </draw:line>
        <draw:frame draw:style-name="gr9" draw:text-style-name="P6" draw:layer="layout" svg:width="0.552cm" svg:height="0.556cm" svg:x="1.985cm" svg:y="14.147cm">
          <draw:text-box>
            <text:p text:style-name="P5"><text:span text:style-name="T2">30</text:span></text:p>
          </draw:text-box>
        </draw:frame>
        <draw:frame draw:style-name="gr8" draw:text-style-name="P6" draw:layer="layout" svg:width="0.277cm" svg:height="0.556cm" svg:x="3.511cm" svg:y="23.288cm">
          <draw:text-box>
            <text:p text:style-name="P5"><text:span text:style-name="T2">1</text:span></text:p>
          </draw:text-box>
        </draw:frame>
        <draw:frame draw:style-name="gr8" draw:text-style-name="P6" draw:layer="layout" svg:width="0.277cm" svg:height="0.556cm" svg:x="5.453cm" svg:y="23.288cm">
          <draw:text-box>
            <text:p text:style-name="P5"><text:span text:style-name="T2">2</text:span></text:p>
          </draw:text-box>
        </draw:frame>
        <draw:frame draw:style-name="gr16" draw:text-style-name="P6" draw:layer="layout" svg:width="0.277cm" svg:height="0.556cm" svg:x="7.393cm" svg:y="23.288cm">
          <draw:text-box>
            <text:p text:style-name="P5"><text:span text:style-name="T2">3</text:span></text:p>
          </draw:text-box>
        </draw:frame>
        <draw:frame draw:style-name="gr16" draw:text-style-name="P6" draw:layer="layout" svg:width="0.277cm" svg:height="0.556cm" svg:x="9.335cm" svg:y="23.288cm">
          <draw:text-box>
            <text:p text:style-name="P5"><text:span text:style-name="T2">4</text:span></text:p>
          </draw:text-box>
        </draw:frame>
        <draw:frame draw:style-name="gr8" draw:text-style-name="P6" draw:layer="layout" svg:width="0.277cm" svg:height="0.556cm" svg:x="11.276cm" svg:y="23.288cm">
          <draw:text-box>
            <text:p text:style-name="P5"><text:span text:style-name="T2">5</text:span></text:p>
          </draw:text-box>
        </draw:frame>
        <draw:frame draw:style-name="gr8" draw:text-style-name="P6" draw:layer="layout" svg:width="0.277cm" svg:height="0.556cm" svg:x="13.218cm" svg:y="23.288cm">
          <draw:text-box>
            <text:p text:style-name="P5"><text:span text:style-name="T2">6</text:span></text:p>
          </draw:text-box>
        </draw:frame>
        <draw:frame draw:style-name="gr16" draw:text-style-name="P6" draw:layer="layout" svg:width="0.277cm" svg:height="0.556cm" svg:x="15.158cm" svg:y="23.288cm">
          <draw:text-box>
            <text:p text:style-name="P5"><text:span text:style-name="T2">7</text:span></text:p>
          </draw:text-box>
        </draw:frame>
        <draw:frame draw:style-name="gr16" draw:text-style-name="P6" draw:layer="layout" svg:width="0.277cm" svg:height="0.556cm" svg:x="17.1cm" svg:y="23.288cm">
          <draw:text-box>
            <text:p text:style-name="P5"><text:span text:style-name="T2">8</text:span></text:p>
          </draw:text-box>
        </draw:frame>
        <draw:frame draw:style-name="gr17" draw:text-style-name="P6" draw:layer="layout" svg:width="1.399cm" svg:height="0.556cm" svg:x="18.731cm" svg:y="23.288cm">
          <draw:text-box>
            <text:p text:style-name="P5"><text:span text:style-name="T2">NMFS</text:span></text:p>
          </draw:text-box>
        </draw:frame>
        <draw:frame draw:style-name="gr18" draw:text-style-name="P8" draw:layer="layout" svg:width="4.621cm" svg:height="0.556cm" svg:x="9.227cm" svg:y="24.022cm">
          <draw:text-box>
            <text:p text:style-name="P5"><text:span text:style-name="T3">FWS Region / NMFS</text:span></text:p>
          </draw:text-box>
        </draw:frame>
        <draw:frame draw:style-name="gr19" draw:text-style-name="P8" draw:layer="layout" svg:width="3.668cm" svg:height="0.556cm" draw:transform="rotate (1.5707963267949) translate (1.168cm 19.864cm)">
          <draw:text-box>
            <text:p text:style-name="P5"><text:span text:style-name="T3">Plan Age (yea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ZapfDingbats" svg:font-family="ZapfDingbat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1T13:33:41.672323000</meta:creation-date>
    <dc:date>2018-01-25T10:18:55.554305000</dc:date>
    <meta:editing-duration>PT21M21S</meta:editing-duration>
    <meta:editing-cycles>3</meta:editing-cycles>
    <meta:generator>LibreOffice/5.4.4.2$MacOSX_X86_64 LibreOffice_project/2524958677847fb3bb44820e40380acbe820f960</meta:generator>
    <meta:print-date>2018-01-11T13:46:12.603453000</meta:print-date>
    <meta:document-statistic meta:object-count="340"/>
  </office:meta>
</office:document-meta>
</file>